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d6a43" officeooo:paragraph-rsid="031d6a43" style:font-size-asian="15pt" style:font-weight-asian="normal" style:font-size-complex="15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 style:family="paragraph" style:parent-style-name="Text_20_body">
      <style:text-properties fo:font-size="15pt" style:font-size-asian="15pt" style:font-size-complex="15pt"/>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18" style:family="paragraph" style:parent-style-name="Text_20_body">
      <style:text-properties fo:font-size="14pt" officeooo:rsid="0322c416" officeooo:paragraph-rsid="0322c416" style:font-size-asian="14pt" style:font-size-complex="14pt"/>
    </style:style>
    <style:style style:name="P19" style:family="paragraph" style:parent-style-name="Text_20_body">
      <style:text-properties fo:font-size="14pt" officeooo:rsid="0323d520" officeooo:paragraph-rsid="0323d520" style:font-size-asian="14pt" style:font-size-complex="14pt"/>
    </style:style>
    <style:style style:name="P20" style:family="paragraph" style:parent-style-name="Text_20_body">
      <style:text-properties fo:font-size="14pt" officeooo:rsid="0329bffd" officeooo:paragraph-rsid="0329bffd" style:font-size-asian="14pt" style:font-size-complex="14p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323d520"/>
    </style:style>
    <style:style style:name="P23" style:family="paragraph" style:parent-style-name="Text_20_body">
      <style:text-properties officeooo:paragraph-rsid="0323d520"/>
    </style:style>
    <style:style style:name="P2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25"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26"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27"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28"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29"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30"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3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274d26"/>
    </style:style>
    <style:style style:name="P3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3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3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3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3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37"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0b921e" officeooo:paragraph-rsid="029280de" style:font-size-asian="14pt" style:font-size-complex="14pt"/>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41" style:family="paragraph" style:parent-style-name="Text_20_body">
      <style:text-properties fo:font-size="14pt" officeooo:rsid="032f038b" officeooo:paragraph-rsid="032f038b" style:font-size-asian="14pt" style:font-size-complex="14pt"/>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44"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46" style:family="paragraph" style:parent-style-name="Text_20_body">
      <style:text-properties fo:font-size="14pt" officeooo:rsid="03341863" officeooo:paragraph-rsid="03341863" style:font-size-asian="14pt" style:font-size-complex="14pt"/>
    </style:style>
    <style:style style:name="P47" style:family="paragraph" style:parent-style-name="Text_20_body">
      <style:text-properties fo:font-size="14pt" officeooo:rsid="0335ba75" style:font-size-asian="12.25pt" style:font-size-complex="14pt"/>
    </style:style>
    <style:style style:name="P48" style:family="paragraph" style:parent-style-name="Text_20_body">
      <style:text-properties fo:font-size="14pt" officeooo:rsid="03376391" officeooo:paragraph-rsid="03376391" style:font-size-asian="12.25pt" style:font-size-complex="14pt"/>
    </style:style>
    <style:style style:name="P49"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50"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53" style:family="paragraph" style:parent-style-name="Text_20_body">
      <style:paragraph-properties fo:text-align="center" style:justify-single-word="false"/>
    </style:style>
    <style:style style:name="P54" style:family="paragraph" style:parent-style-name="Text_20_body">
      <style:text-properties officeooo:paragraph-rsid="03341863"/>
    </style:style>
    <style:style style:name="P55" style:family="paragraph" style:parent-style-name="Text_20_body">
      <style:text-properties officeooo:rsid="03341863" officeooo:paragraph-rsid="03341863"/>
    </style:style>
    <style:style style:name="P56"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57"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274d26" style:font-size-asian="15pt" style:font-size-complex="15pt"/>
    </style:style>
    <style:style style:name="P58"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9"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2588c4"/>
    </style:style>
    <style:style style:name="P60"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paragraph-rsid="03274d26" style:font-size-asian="15pt" style:font-size-complex="15pt"/>
    </style:style>
    <style:style style:name="P61"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274d26" style:font-size-asian="15pt" style:font-size-complex="15pt"/>
    </style:style>
    <style:style style:name="P6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weight="bold" style:font-weight-asian="bold" style:font-weight-complex="bold"/>
    </style:style>
    <style:style style:name="T14" style:family="text">
      <style:text-properties officeooo:rsid="031a063c"/>
    </style:style>
    <style:style style:name="T15" style:family="text">
      <style:text-properties officeooo:rsid="031e0504"/>
    </style:style>
    <style:style style:name="T16" style:family="text">
      <style:text-properties officeooo:rsid="031f46a2"/>
    </style:style>
    <style:style style:name="T17" style:family="text">
      <style:text-properties style:text-underline-style="solid" style:text-underline-width="auto" style:text-underline-color="font-color"/>
    </style:style>
    <style:style style:name="T18" style:family="text">
      <style:text-properties fo:font-size="14pt" style:text-underline-style="none" fo:font-weight="normal" style:font-size-asian="14pt" style:font-weight-asian="normal" style:font-size-complex="14pt" style:font-weight-complex="normal"/>
    </style:style>
    <style:style style:name="T19" style:family="text">
      <style:text-properties fo:font-size="14pt" style:text-underline-style="none" fo:font-weight="normal" officeooo:rsid="0320fd85" style:font-size-asian="14pt" style:font-weight-asian="normal" style:font-size-complex="14pt" style:font-weight-complex="normal"/>
    </style:style>
    <style:style style:name="T20" style:family="text">
      <style:text-properties fo:font-size="14pt" style:text-underline-style="none" fo:font-weight="normal" officeooo:rsid="0322c416" style:font-size-asian="14pt" style:font-weight-asian="normal" style:font-size-complex="14pt" style:font-weight-complex="normal"/>
    </style:style>
    <style:style style:name="T21" style:family="text">
      <style:text-properties fo:font-size="14pt" style:font-size-asian="14pt" style:font-size-complex="14pt"/>
    </style:style>
    <style:style style:name="T22" style:family="text">
      <style:text-properties fo:font-size="14pt" officeooo:rsid="0323d520" style:font-size-asian="14pt" style:font-size-complex="14pt"/>
    </style:style>
    <style:style style:name="T23" style:family="text">
      <style:text-properties fo:font-size="14pt" officeooo:rsid="0323eec4" style:font-size-asian="14pt" style:font-size-complex="14pt"/>
    </style:style>
    <style:style style:name="T24" style:family="text">
      <style:text-properties fo:font-size="14pt" officeooo:rsid="03341863" style:font-size-asian="14pt" style:font-size-complex="14pt"/>
    </style:style>
    <style:style style:name="T25" style:family="text">
      <style:text-properties officeooo:rsid="0324cccb"/>
    </style:style>
    <style:style style:name="T26" style:family="text">
      <style:text-properties officeooo:rsid="03274d26"/>
    </style:style>
    <style:style style:name="T27" style:family="text">
      <style:text-properties fo:font-size="12pt" fo:font-style="italic" style:font-size-asian="12pt" style:font-style-asian="italic" style:font-size-complex="12pt" style:font-style-complex="italic"/>
    </style:style>
    <style:style style:name="T28" style:family="text">
      <style:text-properties officeooo:rsid="0329bffd"/>
    </style:style>
    <style:style style:name="T29" style:family="text">
      <style:text-properties officeooo:rsid="03335e73"/>
    </style:style>
    <style:style style:name="T30" style:family="text">
      <style:text-properties officeooo:rsid="03341863"/>
    </style:style>
    <style:style style:name="T31" style:family="text">
      <style:text-properties officeooo:rsid="0334568a"/>
    </style:style>
    <style:style style:name="T32" style:family="text">
      <style:text-properties officeooo:rsid="03376391"/>
    </style:style>
    <style:style style:name="T33" style:family="text">
      <style:text-properties officeooo:rsid="0338bb4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25" text:outline-level="1"><draw:frame draw:style-name="fr2" draw:name="Frame1" text:anchor-type="paragraph" svg:width="6.5634in" draw:z-index="0"><draw:text-box fo:min-height="0.9327in"><text:h text:style-name="P26" text:outline-level="1">Notions mathématiques utilisées en physiques</text:h></draw:text-box></draw:frame></text:h>
      <text:p text:style-name="P1"><text:span text:style-name="T1">0) </text:span>Introduction</text:p>
      <text:p text:style-name="P10">L’idée c’est d’expliquer les concepts mathématiques dont j’ai besoin, au fur et à mesure que je les rencontre dans mon parcour<text:span text:style-name="T14">s</text:span>.</text:p>
      <text:p text:style-name="P2"/>
      <text:p text:style-name="P7"><text:span text:style-name="T9">1</text:span><text:span text:style-name="T8">) </text:span><text:span text:style-name="T4">La confusion entre variable de grandeur et fonction</text:span></text:p>
      <text:p text:style-name="P11">En physique on manipule des <text:span text:style-name="T13">grandeurs</text:span> (position, distance, température, durée, instant, énergie, etc) que l’on exprime <text:span text:style-name="T13">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3">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214"><svg:title>TexMaths</svg:title><svg:desc>14§display§f§svg§600§FALSE§</svg:desc><draw:g draw:style-name="gr2"><draw:path draw:style-name="gr215" draw:text-style-name="P62" svg:width="0.0854in" svg:height="0.1551in" svg:x="0.0004in" svg:y="0.0102in" svg:viewBox="0 0 218 395" svg:d="M0 0c73 0 145 0 218 0 0 132 0 263 0 395-73 0-145 0-218 0 0-132 0-263 0-395z"><text:p/></draw:path><draw:path draw:style-name="gr216" draw:text-style-name="P63"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5">et la valeur que prend f pour un argument </text:span><text:span text:style-name="T15"><draw:g text:anchor-type="as-char" svg:y="-0.0866in" draw:z-index="2" draw:name="Shape2" draw:style-name="gr214"><svg:title>TexMaths</svg:title><svg:desc>14§display§x§svg§600§FALSE§</svg:desc><draw:g draw:style-name="gr2"><draw:path draw:style-name="gr215" draw:text-style-name="P62" svg:width="0.0807in" svg:height="0.0665in" svg:x="0.0047in" svg:y="0.0102in" svg:viewBox="0 0 206 170" svg:d="M0 0c69 0 137 0 206 0 0 56 0 114 0 170-69 0-137 0-206 0 0-56 0-114 0-170z"><text:p/></draw:path><draw:path draw:style-name="gr216" draw:text-style-name="P63"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5"><text:s/>donné, c’est-à-dire </text:span><text:span text:style-name="T15"><draw:g text:anchor-type="as-char" svg:y="-0.1445in" draw:z-index="3" draw:name="Shape3" draw:style-name="gr214"><svg:title>TexMaths</svg:title><svg:desc>14§display§f(x)§svg§600§FALSE§</svg:desc><draw:g draw:style-name="gr2"><draw:path draw:style-name="gr215" draw:text-style-name="P62" svg:width="0.3362in" svg:height="0.172in" svg:x="0.0004in" svg:y="0.0098in" svg:viewBox="0 0 855 438" svg:d="M0 0c285 0 569 0 855 0 0 145 0 292 0 438-286 0-570 0-855 0 0-146 0-293 0-438z"><text:p/></draw:path><draw:path draw:style-name="gr216" draw:text-style-name="P63"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216" draw:text-style-name="P63" svg:width="0.0449in" svg:height="0.1917in" svg:x="0.1248in" svg:y="0in" svg:viewBox="0 0 115 488" svg:d="M115 483c0-2 0-2-9-10-61-62-77-154-77-228 0-86 19-171 79-232 7-6 7-6 7-9s-3-4-6-4c-4 0-49 34-78 95-24 55-31 109-31 150 0 36 6 96 32 151 31 60 73 92 77 92 3 0 6-1 6-5z"><text:p/></draw:path><draw:path draw:style-name="gr216" draw:text-style-name="P63"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216" draw:text-style-name="P63" svg:width="0.0441in" svg:height="0.1917in" svg:x="0.302in" svg:y="0in" svg:viewBox="0 0 113 488" svg:d="M113 245c0-38-5-98-32-153-29-60-71-92-77-92-3 0-4 1-4 4s0 3 8 13c49 47 77 126 77 228 0 82-18 168-79 231-6 5-6 5-6 7 0 4 1 5 4 5 6 0 49-33 79-95 25-54 30-109 30-148z"><text:p/></draw:path></draw:g></draw:g></text:span><text:span text:style-name="T15">.</text:span></text:p>
      <text:p text:style-name="P17"><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214"><svg:title>TexMaths</svg:title><svg:desc>14§display§z§svg§600§FALSE§</svg:desc><draw:g draw:style-name="gr2"><draw:path draw:style-name="gr215" draw:text-style-name="P62" svg:width="0.0689in" svg:height="0.0665in" svg:x="0.0012in" svg:y="0.0102in" svg:viewBox="0 0 176 170" svg:d="M0 0c59 0 117 0 176 0 0 56 0 114 0 170-59 0-117 0-176 0 0-56 0-114 0-170z"><text:p/></draw:path><draw:path draw:style-name="gr216" draw:text-style-name="P63"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6">la position verticale d’un système, à un instant t, noter </text:span><text:span text:style-name="T16"><draw:g text:anchor-type="as-char" svg:y="-0.1445in" draw:z-index="5" draw:name="Shape5" draw:style-name="gr214"><svg:title>TexMaths</svg:title><svg:desc>14§display§z(t_A)§svg§600§FALSE§</svg:desc><draw:g draw:style-name="gr2"><draw:path draw:style-name="gr215" draw:text-style-name="P62" svg:width="0.4047in" svg:height="0.1724in" svg:x="0.0012in" svg:y="0.0091in" svg:viewBox="0 0 1029 439" svg:d="M515 439c-172 0-343 0-515 0 0-147 0-292 0-439 343 0 686 0 1029 0 0 147 0 292 0 439-171 0-343 0-514 0z"><text:p/></draw:path><draw:path draw:style-name="gr216" draw:text-style-name="P63"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216" draw:text-style-name="P63" svg:width="0.0441in" svg:height="0.1925in" svg:x="0.1091in" svg:y="-0.0004in" svg:viewBox="0 0 113 490" svg:d="M113 484c0-1 0-1-8-10-62-63-77-155-77-229 0-86 18-171 78-231 7-7 7-7 7-8 0-5-2-6-5-6-4 0-49 34-77 97-25 53-31 107-31 148 0 38 4 96 32 152 30 60 72 93 76 93 3 0 5-2 5-6z"><text:p/></draw:path><draw:path draw:style-name="gr216" draw:text-style-name="P63"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216" draw:text-style-name="P63"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216" draw:text-style-name="P63"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16"><text:s/>comme si passer </text:span><text:span text:style-name="T16"><draw:g text:anchor-type="as-char" svg:y="-0.1201in" draw:z-index="6" draw:name="Shape6" draw:style-name="gr214"><svg:title>TexMaths</svg:title><svg:desc>14§display§t_A§svg§600§FALSE§</svg:desc><draw:g draw:style-name="gr2"><draw:path draw:style-name="gr215" draw:text-style-name="P62" svg:width="0.1587in" svg:height="0.1295in" svg:x="0.0051in" svg:y="0.0098in" svg:viewBox="0 0 404 330" svg:d="M0 0c135 0 269 0 404 0 0 109 0 220 0 330-135 0-269 0-404 0 0-110 0-221 0-330z"><text:p/></draw:path><draw:path draw:style-name="gr216"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216" draw:text-style-name="P63"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6"><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214"><svg:title>TexMaths</svg:title><svg:desc>14§display§t_A§svg§600§FALSE§</svg:desc><draw:g draw:style-name="gr2"><draw:path draw:style-name="gr215" draw:text-style-name="P62" svg:width="0.1587in" svg:height="0.1295in" svg:x="0.0051in" svg:y="0.0098in" svg:viewBox="0 0 404 330" svg:d="M0 0c135 0 269 0 404 0 0 109 0 220 0 330-135 0-269 0-404 0 0-110 0-221 0-330z"><text:p/></draw:path><draw:path draw:style-name="gr216"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216" draw:text-style-name="P63"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17">La solution est de considérer que le « parseur » fonctionne comme suit</text:span>:</text:p>
      <text:list xml:id="list3288284691" text:style-name="L1">
        <text:list-item>
          <text:p text:style-name="P32">Toute grandeur (par exemple <draw:g text:anchor-type="as-char" svg:y="-0.0866in" draw:z-index="8" draw:name="Shape8" draw:style-name="gr214"><svg:title>TexMaths</svg:title><svg:desc>14§display§z§svg§600§FALSE§</svg:desc><draw:g draw:style-name="gr2"><draw:path draw:style-name="gr215" draw:text-style-name="P62" svg:width="0.0689in" svg:height="0.0665in" svg:x="0.0012in" svg:y="0.0102in" svg:viewBox="0 0 176 170" svg:d="M0 0c59 0 117 0 176 0 0 56 0 114 0 170-59 0-117 0-176 0 0-56 0-114 0-170z"><text:p/></draw:path><draw:path draw:style-name="gr216" draw:text-style-name="P63"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214"><svg:title>TexMaths</svg:title><svg:desc>14§display§T§svg§600§FALSE§</svg:desc><draw:g draw:style-name="gr2"><draw:path draw:style-name="gr215" draw:text-style-name="P62" svg:width="0.1146in" svg:height="0.1094in" svg:x="0.0051in" svg:y="0.0098in" svg:viewBox="0 0 292 279" svg:d="M0 0c98 0 194 0 292 0 0 93 0 186 0 279-98 0-194 0-292 0 0-93 0-186 0-279z"><text:p/></draw:path><draw:path draw:style-name="gr216" draw:text-style-name="P63"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32">Donc toute grandeur est régie par une fonction du temps.</text:p>
        </text:list-item>
        <text:list-item>
          <text:p text:style-name="P33">Cette fonction, on peut la noter f indice nom de la variable (<draw:g text:anchor-type="as-char" svg:y="-0.1366in" draw:z-index="10" draw:name="Shape10" draw:style-name="gr214"><svg:title>TexMaths</svg:title><svg:desc>14§display§f_z§svg§600§FALSE§</svg:desc><draw:g draw:style-name="gr2"><draw:path draw:style-name="gr215" draw:text-style-name="P62" svg:width="0.1445in" svg:height="0.1551in" svg:x="-0.0004in" svg:y="0.0102in" svg:viewBox="0 0 368 395" svg:d="M0 0c122 0 246 0 368 0 0 132 0 263 0 395-122 0-246 0-368 0 0-132 0-263 0-395z"><text:p/></draw:path><draw:path draw:style-name="gr216" draw:text-style-name="P63"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216" draw:text-style-name="P63"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214"><svg:title>TexMaths</svg:title><svg:desc>14§display§f_T§svg§600§FALSE§</svg:desc><draw:g draw:style-name="gr2"><draw:path draw:style-name="gr215" draw:text-style-name="P62" svg:width="0.1803in" svg:height="0.1551in" svg:x="-0.0004in" svg:y="0.0102in" svg:viewBox="0 0 459 395" svg:d="M0 0c152 0 306 0 459 0 0 132 0 263 0 395-153 0-307 0-459 0 0-132 0-263 0-395z"><text:p/></draw:path><draw:path draw:style-name="gr216" draw:text-style-name="P63"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216" draw:text-style-name="P63" svg:width="0.1004in" svg:height="0.0906in" svg:x="0.0898in" svg:y="0.0744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33">On a donc, par exemple <draw:g text:anchor-type="as-char" svg:y="-0.2409in" draw:z-index="12" draw:name="Shape12" draw:style-name="gr214"><svg:title>TexMaths</svg:title><svg:desc>14§display§f_z=\text{f}^{\circ }\left(_{\ \ \ \ t\ \ \ \ \ \ \ \rightarrow \ f_z\left(t\right)}^{\left[t_0,\ t_f\right]_{\mathbb{R}\left[\text{s}\right]}\ \ \rightarrow \ \ \mathbb{R}\left[\text{m}\right]}\right)§svg§600§FALSE§</svg:desc><draw:g draw:style-name="gr2"><draw:path draw:style-name="gr215" draw:text-style-name="P62" svg:width="2.222in" svg:height="0.3465in" svg:x="-0.0004in" svg:y="0.0094in" svg:viewBox="0 0 5645 881" svg:d="M2823 881c-942 0-1882 0-2823 0 0-294 0-587 0-881 1881 0 3764 0 5645 0 0 294 0 587 0 881-940 0-1881 0-2822 0z"><text:p/></draw:path><draw:path draw:style-name="gr216" draw:text-style-name="P63"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216" draw:text-style-name="P63"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216" draw:text-style-name="P63"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216" draw:text-style-name="P63"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216" draw:text-style-name="P63" svg:width="0.0579in" svg:height="0.0575in" svg:x="0.5016in" svg:y="0.0917in" svg:viewBox="0 0 148 147" svg:d="M148 74c0-42-33-74-74-74-42 0-74 34-74 73 0 42 34 74 74 74 41 0 74-34 74-73zM74 130c-32 0-57-25-57-56 0-32 25-57 57-57s58 26 58 56c0 32-27 57-58 57z"><text:p/></draw:path><draw:path draw:style-name="gr216" draw:text-style-name="P63"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216" draw:text-style-name="P63" svg:width="0.0205in" svg:height="0.1354in" svg:x="0.7461in" svg:y="-0.0004in" svg:viewBox="0 0 53 345" svg:d="M53 345c0-6 0-12 0-17-12 0-24 0-36 0 0-104 0-208 0-311 12 0 24 0 36 0 0-6 0-11 0-17-18 0-35 0-53 0 0 115 0 230 0 345 18 0 35 0 53 0z"><text:p/></draw:path><draw:path draw:style-name="gr216" draw:text-style-name="P63"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216" draw:text-style-name="P63"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216" draw:text-style-name="P63" svg:width="0.0173in" svg:height="0.0413in" svg:x="0.9209in" svg:y="0.0854in" svg:viewBox="0 0 45 106" svg:d="M35 35c0 18-4 41-28 62-1 1-1 2-1 4 0 3 2 5 4 5 5 0 35-28 35-68 0-21-9-38-25-38-12 0-20 10-20 20 0 11 8 19 21 19 7 0 13-4 14-4z"><text:p/></draw:path><draw:path draw:style-name="gr216" draw:text-style-name="P63"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216" draw:text-style-name="P63"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216" draw:text-style-name="P63" svg:width="0.0205in" svg:height="0.1354in" svg:x="1.1661in" svg:y="-0.0004in" svg:viewBox="0 0 53 345" svg:d="M53 0c-18 0-35 0-53 0 0 6 0 11 0 17 13 0 24 0 36 0 0 103 0 207 0 311-12 0-23 0-36 0 0 5 0 11 0 17 18 0 35 0 53 0 0-115 0-230 0-345z"><text:p/></draw:path><draw:path draw:style-name="gr216" draw:text-style-name="P63"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216" draw:text-style-name="P63" svg:width="0.0161in" svg:height="0.0961in" svg:x="1.2925in" svg:y="0.078in" svg:viewBox="0 0 42 245" svg:d="M42 14c0-4 0-10 0-14-14 0-28 0-42 0 0 81 0 162 0 245 14 0 28 0 42 0 0-6 0-10 0-14-10 0-18 0-28 0 0-73 0-144 0-217 10 0 18 0 28 0z"><text:p/></draw:path><draw:path draw:style-name="gr216" draw:text-style-name="P63"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216" draw:text-style-name="P63" svg:width="0.0165in" svg:height="0.0961in" svg:x="1.3728in" svg:y="0.078in" svg:viewBox="0 0 43 245" svg:d="M43 0c-14 0-29 0-43 0 0 4 0 10 0 14 10 0 20 0 29 0 0 73 0 144 0 217-9 0-19 0-29 0 0 4 0 8 0 14 14 0 29 0 43 0 0-83 0-164 0-245z"><text:p/></draw:path><draw:path draw:style-name="gr216" draw:text-style-name="P63"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216" draw:text-style-name="P63"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216" draw:text-style-name="P63" svg:width="0.0201in" svg:height="0.1354in" svg:x="1.9453in" svg:y="-0.0004in" svg:viewBox="0 0 52 345" svg:d="M52 345c0-6 0-12 0-17-11 0-24 0-35 0 0-104 0-208 0-311 11 0 24 0 35 0 0-6 0-11 0-17-17 0-35 0-52 0 0 115 0 230 0 345 17 0 35 0 52 0z"><text:p/></draw:path><draw:path draw:style-name="gr216" draw:text-style-name="P63"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216" draw:text-style-name="P63" svg:width="0.0205in" svg:height="0.1354in" svg:x="2.102in" svg:y="-0.0004in" svg:viewBox="0 0 53 345" svg:d="M53 0c-18 0-35 0-53 0 0 6 0 11 0 17 13 0 24 0 36 0 0 103 0 207 0 311-12 0-23 0-36 0 0 5 0 11 0 17 18 0 35 0 53 0 0-115 0-230 0-345z"><text:p/></draw:path><draw:path draw:style-name="gr216" draw:text-style-name="P63"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216" draw:text-style-name="P63"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216" draw:text-style-name="P63"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216" draw:text-style-name="P63"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216" draw:text-style-name="P63" svg:width="0.035in" svg:height="0.1354in" svg:x="1.8858in" svg:y="0.2047in" svg:viewBox="0 0 90 345" svg:d="M83 0c-66 46-83 119-83 172 0 49 14 124 83 173 2 0 7 0 7-5 0-2-2-2-3-5-46-41-63-100-63-163 0-92 35-138 63-164 1-1 3-1 3-4 0-4-5-4-7-4z"><text:p/></draw:path><draw:path draw:style-name="gr216" draw:text-style-name="P63"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216" draw:text-style-name="P63" svg:width="0.035in" svg:height="0.1354in" svg:x="1.9988in" svg:y="0.2047in" svg:viewBox="0 0 90 345" svg:d="M7 0c-3 0-7 0-7 4 0 3 1 3 3 6 31 26 63 74 63 162 0 72-23 126-59 160-7 6-7 7-7 8 0 2 1 5 4 5 4 0 38-23 60-66 16-30 26-66 26-107 0-47-14-123-83-172z"><text:p/></draw:path><draw:path draw:style-name="gr216" draw:text-style-name="P63"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49"><text:span text:style-name="T19">Et donc pour un instant t donné, on a </text:span><text:span text:style-name="T19"><draw:g text:anchor-type="as-char" svg:y="-0.1445in" draw:z-index="13" draw:name="Shape13" draw:style-name="gr214"><svg:title>TexMaths</svg:title><svg:desc>14§display§z=f_z\left(t\right)§svg§600§FALSE§</svg:desc><draw:g draw:style-name="gr2"><draw:path draw:style-name="gr215" draw:text-style-name="P62" svg:width="0.7539in" svg:height="0.1724in" svg:x="0.0012in" svg:y="0.0091in" svg:viewBox="0 0 1916 439" svg:d="M959 439c-320 0-640 0-959 0 0-147 0-292 0-439 639 0 1277 0 1916 0 0 147 0 292 0 439-320 0-639 0-957 0z"><text:p/></draw:path><draw:path draw:style-name="gr216" draw:text-style-name="P63"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216" draw:text-style-name="P63"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216" draw:text-style-name="P63"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216" draw:text-style-name="P63"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216" draw:text-style-name="P63" svg:width="0.0441in" svg:height="0.1925in" svg:x="0.5835in" svg:y="-0.0004in" svg:viewBox="0 0 113 490" svg:d="M113 484c0-1 0-1-8-10-62-63-77-155-77-229 0-86 18-171 80-231 5-7 5-7 5-8 0-5-1-6-4-6-5 0-50 34-78 97-25 53-31 107-31 148 0 38 4 96 32 152 30 60 72 93 77 93 3 0 4-2 4-6z"><text:p/></draw:path><draw:path draw:style-name="gr216" draw:text-style-name="P63"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216" draw:text-style-name="P63"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50"><text:span text:style-name="T18">Comme c’est un peu lourdingue d’écrire </text:span><text:span text:style-name="T18"><draw:g text:anchor-type="as-char" svg:y="-0.1445in" draw:z-index="14" draw:name="Shape14" draw:style-name="gr214"><svg:title>TexMaths</svg:title><svg:desc>14§display§z_A=f_z\left(t_A\right)§svg§600§FALSE§</svg:desc><draw:g draw:style-name="gr2"><draw:path draw:style-name="gr215" draw:text-style-name="P62" svg:width="0.9972in" svg:height="0.172in" svg:x="0.0012in" svg:y="0.0098in" svg:viewBox="0 0 2534 438" svg:d="M0 0c844 0 1690 0 2534 0 0 145 0 292 0 438-844 0-1690 0-2534 0 0-146 0-293 0-438z"><text:p/></draw:path><draw:path draw:style-name="gr216" draw:text-style-name="P63"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216" draw:text-style-name="P63"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216" draw:text-style-name="P63"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216" draw:text-style-name="P63"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216" draw:text-style-name="P63"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216" draw:text-style-name="P63" svg:width="0.0441in" svg:height="0.1917in" svg:x="0.7004in" svg:y="0in" svg:viewBox="0 0 113 488" svg:d="M113 483c0-2 0-2-8-10-60-62-77-154-77-228 0-86 20-171 80-232 5-6 5-6 5-9s-1-4-4-4c-5 0-49 34-78 95-25 55-31 109-31 150 0 36 6 96 32 151 30 60 72 92 77 92 3 0 4-1 4-5z"><text:p/></draw:path><draw:path draw:style-name="gr216" draw:text-style-name="P63"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216" draw:text-style-name="P63"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216" draw:text-style-name="P63" svg:width="0.0449in" svg:height="0.1917in" svg:x="0.9634in" svg:y="0in" svg:viewBox="0 0 115 488" svg:d="M115 245c0-38-6-98-32-153-30-60-72-92-77-92-3 0-6 1-6 4s0 3 10 13c49 47 77 126 77 228 0 82-18 168-80 231-7 5-7 5-7 7 0 4 3 5 6 5 5 0 49-33 78-95 25-54 31-109 31-148z"><text:p/></draw:path></draw:g></draw:g></text:span><text:span text:style-name="T18"><text:s/>pour spécifier la valeur que prend la grandeur z quand t = </text:span><text:span text:style-name="T18"><draw:g text:anchor-type="as-char" svg:y="-0.1201in" draw:z-index="15" draw:name="Shape15" draw:style-name="gr214"><svg:title>TexMaths</svg:title><svg:desc>14§display§t_A§svg§600§FALSE§</svg:desc><draw:g draw:style-name="gr2"><draw:path draw:style-name="gr215" draw:text-style-name="P62" svg:width="0.1587in" svg:height="0.1295in" svg:x="0.0051in" svg:y="0.0098in" svg:viewBox="0 0 404 330" svg:d="M0 0c135 0 269 0 404 0 0 109 0 220 0 330-135 0-269 0-404 0 0-110 0-221 0-330z"><text:p/></draw:path><draw:path draw:style-name="gr216" draw:text-style-name="P63"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216" draw:text-style-name="P63"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8">, pour des raisons d’ergonomies ou va définir la règle selon laquelle, quand on écrit </text:span><text:span text:style-name="T18"><draw:g text:anchor-type="as-char" svg:y="-0.1445in" draw:z-index="16" draw:name="Shape16" draw:style-name="gr214"><svg:title>TexMaths</svg:title><svg:desc>14§display§z_A\left(t=t_A\right)§svg§600§FALSE§</svg:desc><draw:g draw:style-name="gr2"><draw:path draw:style-name="gr215" draw:text-style-name="P62" svg:width="0.8831in" svg:height="0.172in" svg:x="0.0012in" svg:y="0.0098in" svg:viewBox="0 0 2244 438" svg:d="M0 0c748 0 1497 0 2244 0 0 145 0 292 0 438-747 0-1496 0-2244 0 0-146 0-293 0-438z"><text:p/></draw:path><draw:path draw:style-name="gr216" draw:text-style-name="P63"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216" draw:text-style-name="P63"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216" draw:text-style-name="P63" svg:width="0.0441in" svg:height="0.1917in" svg:x="0.2591in" svg:y="0in" svg:viewBox="0 0 113 488" svg:d="M113 483c0-2 0-2-8-10-62-62-77-154-77-228 0-86 18-171 80-232 5-6 5-6 5-9s-1-4-4-4c-5 0-50 34-78 95-25 55-31 109-31 150 0 36 4 96 32 151 30 60 72 92 77 92 3 0 4-1 4-5z"><text:p/></draw:path><draw:path draw:style-name="gr216" draw:text-style-name="P63"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216" draw:text-style-name="P63"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216" draw:text-style-name="P63"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216" draw:text-style-name="P63"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216" draw:text-style-name="P63" svg:width="0.0449in" svg:height="0.1917in" svg:x="0.8492in" svg:y="0in" svg:viewBox="0 0 115 488" svg:d="M115 245c0-38-6-98-32-153-30-60-72-92-77-92-3 0-6 1-6 4s0 3 10 13c49 47 77 126 77 228 0 82-18 168-80 231-7 5-7 5-7 7 0 4 3 5 6 5 5 0 49-33 78-95 25-54 31-109 31-148z"><text:p/></draw:path></draw:g></draw:g></text:span><text:span text:style-name="T18"><text:s/>ou </text:span><text:span text:style-name="T18"><draw:g text:anchor-type="as-char" svg:y="-0.1445in" draw:z-index="17" draw:name="Shape17" draw:style-name="gr214"><svg:title>TexMaths</svg:title><svg:desc>14§display§z_A\left(t_A\right)§svg§600§FALSE§</svg:desc><draw:g draw:style-name="gr2"><draw:path draw:style-name="gr215" draw:text-style-name="P62" svg:width="0.5551in" svg:height="0.1724in" svg:x="0.0012in" svg:y="0.0091in" svg:viewBox="0 0 1411 439" svg:d="M707 439c-237 0-472 0-707 0 0-147 0-292 0-439 470 0 941 0 1411 0 0 147 0 292 0 439-235 0-470 0-704 0z"><text:p/></draw:path><draw:path draw:style-name="gr216" draw:text-style-name="P63"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216" draw:text-style-name="P63"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216" draw:text-style-name="P63" svg:width="0.0441in" svg:height="0.1925in" svg:x="0.2591in" svg:y="-0.0004in" svg:viewBox="0 0 113 490" svg:d="M113 484c0-1 0-1-8-10-62-63-77-155-77-228 0-87 18-172 80-232 5-7 5-7 5-8 0-5-1-6-4-6-5 0-49 34-78 97-25 53-31 107-31 149 0 37 6 95 32 151 30 60 72 93 77 93 3 0 4-2 4-6z"><text:p/></draw:path><draw:path draw:style-name="gr216" draw:text-style-name="P63"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216" draw:text-style-name="P63"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216" draw:text-style-name="P63"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18">, ça renvoie </text:span><text:span text:style-name="T18"><draw:g text:anchor-type="as-char" svg:y="-0.1445in" draw:z-index="18" draw:name="Shape18" draw:style-name="gr214"><svg:title>TexMaths</svg:title><svg:desc>14§display§f_z\left(t_A\right)§svg§600§FALSE§</svg:desc><draw:g draw:style-name="gr2"><draw:path draw:style-name="gr215" draw:text-style-name="P62" svg:width="0.5232in" svg:height="0.172in" svg:x="-0.0004in" svg:y="0.0098in" svg:viewBox="0 0 1330 438" svg:d="M0 0c443 0 887 0 1330 0 0 145 0 292 0 438-443 0-887 0-1330 0 0-146 0-293 0-438z"><text:p/></draw:path><draw:path draw:style-name="gr216" draw:text-style-name="P63"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216" draw:text-style-name="P63"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216" draw:text-style-name="P63" svg:width="0.0449in" svg:height="0.1917in" svg:x="0.2252in" svg:y="0in" svg:viewBox="0 0 115 488" svg:d="M115 483c0-2 0-2-8-10-62-62-79-154-79-228 0-86 20-171 80-232 7-6 7-6 7-9s-3-4-6-4c-4 0-49 34-78 95-25 55-31 109-31 150 0 36 6 96 32 151 30 60 73 92 77 92 3 0 6-1 6-5z"><text:p/></draw:path><draw:path draw:style-name="gr216" draw:text-style-name="P63"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216" draw:text-style-name="P63"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216" draw:text-style-name="P63" svg:width="0.0445in" svg:height="0.1917in" svg:x="0.4882in" svg:y="0in" svg:viewBox="0 0 114 488" svg:d="M114 245c0-38-6-98-33-153-29-60-71-92-77-92-3 0-4 1-4 4s0 3 8 13c49 47 77 126 77 228 0 82-18 168-79 231-6 5-6 5-6 7 0 4 1 5 4 5 6 0 49-33 79-95 25-54 31-109 31-148z"><text:p/></draw:path></draw:g></draw:g></text:span><text:span text:style-name="T18">. </text:span><text:span text:style-name="T20">En gros si une grandeur se voit passer un argument, ça appelle la fonction qui gère cette grandeur et lui passe l’argument et retourne la valeur correspondante.</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text:soft-page-break/><text:span text:style-name="T10">2</text:span><text:span text:style-name="T8">) </text:span><text:span text:style-name="T5">Le changement de variable au sein d’une intégrale</text:span></text:p>
      <text:p text:style-name="P24"><text:span text:style-name="T20">C’</text:span><text:span text:style-name="T18">est la technique de base pour utiliser les intégrales en physique, ne serait-ce que parce qu’il arrive souvent que la variable d’intégration ne corresponde pas aux bornes d’intégration (dans le calcul du travail d’une force par exemple).</text:span></text:p>
      <text:p text:style-name="P36">Le théorème est le suivant:</text:p>
      <text:p text:style-name="P36"/>
      <text:p text:style-name="P36"><draw:frame draw:style-name="fr1" draw:name="Frame2" text:anchor-type="paragraph" svg:x="0.0965in" svg:y="0.002in" svg:width="6.5839in" draw:z-index="29"><draw:text-box fo:min-height="2.9902in"><text:p text:style-name="P28"/><text:p text:style-name="P30">Soient:</text:p><text:list xml:id="list982215272" text:style-name="L2"><text:list-item><text:p text:style-name="P56"><draw:g text:anchor-type="as-char" svg:y="-0.1327in" draw:z-index="30" draw:name="Shape19" draw:style-name="gr214"><svg:title>TexMaths</svg:title><svg:desc>14§display§I\subseteq \mathbb{R}§svg§600§FALSE§</svg:desc><draw:g draw:style-name="gr2"><draw:path draw:style-name="gr215" draw:text-style-name="P62" svg:width="0.474in" svg:height="0.1378in" svg:x="0.0028in" svg:y="0.0098in" svg:viewBox="0 0 1205 351" svg:d="M0 0c402 0 803 0 1205 0 0 117 0 234 0 351-402 0-803 0-1205 0 0-117 0-234 0-351z"><text:p/></draw:path><draw:path draw:style-name="gr216" draw:text-style-name="P63"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216" draw:text-style-name="P63"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216" draw:text-style-name="P63"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58"><draw:g text:anchor-type="as-char" svg:y="-0.1311in" draw:z-index="31" draw:name="Shape20" draw:style-name="gr214"><svg:title>TexMaths</svg:title><svg:desc>14§display§J\subseteq \mathbb{R}§svg§600§FALSE§</svg:desc><draw:g draw:style-name="gr2"><draw:path draw:style-name="gr215" draw:text-style-name="P62" svg:width="0.4996in" svg:height="0.1382in" svg:x="-0.0004in" svg:y="0.0102in" svg:viewBox="0 0 1270 352" svg:d="M636 352c-213 0-424 0-636 0 0-118 0-234 0-352 423 0 847 0 1270 0 0 118 0 234 0 352-211 0-423 0-634 0z"><text:p/></draw:path><draw:path draw:style-name="gr216" draw:text-style-name="P63" svg:width="0.1087in" svg:height="0.1354in" svg:x="0.0031in" svg:y="0.0016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216" draw:text-style-name="P63"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216" draw:text-style-name="P63"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9"><draw:g text:anchor-type="as-char" svg:y="-0.2217in" draw:z-index="32" draw:name="Shape21" draw:style-name="gr214"><svg:title>TexMaths</svg:title><svg:desc>14§display§f_z=\text{f}^{\circ }\left(_{\ t\ \ \rightarrow \ f_z\left(t\right)}^{\ I\ \ \rightarrow \ \ J}\right)§svg§600§FALSE§</svg:desc><draw:g draw:style-name="gr2"><draw:path draw:style-name="gr215" draw:text-style-name="P62" svg:width="1.6142in" svg:height="0.3276in" svg:x="-0.0004in" svg:y="0.0094in" svg:viewBox="0 0 4101 833" svg:d="M2051 833c-685 0-1368 0-2051 0 0-277 0-556 0-833 1366 0 2734 0 4101 0 0 277 0 556 0 833-684 0-1367 0-2050 0z"><text:p/></draw:path><draw:path draw:style-name="gr216" draw:text-style-name="P63"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216" draw:text-style-name="P63" svg:width="0.0618in" svg:height="0.0606in" svg:x="0.0925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216" draw:text-style-name="P63" svg:width="0.1287in" svg:height="0.0449in" svg:x="0.2382in" svg:y="0.1512in" svg:viewBox="0 0 328 115" svg:d="M311 20c7 0 17 0 17-10s-10-10-17-10c-98 0-196 0-294 0-7 0-17 0-17 10s10 10 17 10c98 0 196 0 294 0zM311 115c7 0 17 0 17-10s-10-10-17-10c-98 0-196 0-294 0-7 0-17 0-17 10s10 10 17 10c98 0 196 0 294 0z"><text:p/></draw:path><draw:path draw:style-name="gr216" draw:text-style-name="P63" svg:width="0.0626in" svg:height="0.1362in" svg:x="0.4382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216" draw:text-style-name="P63" svg:width="0.0579in" svg:height="0.0575in" svg:x="0.5016in" svg:y="0.0728in" svg:viewBox="0 0 148 147" svg:d="M148 74c0-42-33-74-74-74-42 0-74 34-74 73 0 42 34 74 74 74 41 0 74-34 74-73zM74 130c-32 0-57-26-57-56 0-32 25-57 57-57s56 25 56 56c0 32-25 57-56 57z"><text:p/></draw:path><draw:path draw:style-name="gr216" draw:text-style-name="P63" svg:width="0.0736in" svg:height="0.3476in" svg:x="0.6472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216" draw:text-style-name="P63" svg:width="0.0634in" svg:height="0.0921in" svg:x="0.8016in" svg:y="0.05in" svg:viewBox="0 0 162 235" svg:d="M119 28c4-13 4-15 31-15 8 0 12 0 12-7 0-3-2-6-5-6-7 0-17 1-24 1s-15 0-22 0c-9 0-16 0-24 0-9 0-17-1-24-1-3 0-8 0-8 8 0 5 4 5 12 5 4 0 7 0 13 0 7 1 10 1 10 5 0 2-2 4-2 7-15 62-31 122-46 184-3 11-4 14-29 14-10 0-13 0-13 8 1 1 0 4 6 4 9 0 35-1 46-1 8 0 15 0 24 0 7 0 15 1 23 1 2 0 7 0 7-7 0-5-4-5-11-5-1 0-8 0-15 0-7-2-7-3-7-6s0-3 1-7c16-60 30-122 45-182z"><text:p/></draw:path><draw:path draw:style-name="gr216" draw:text-style-name="P63" svg:width="0.1331in" svg:height="0.0709in" svg:x="1.011in" svg:y="0.0728in" svg:viewBox="0 0 339 181" svg:d="M290 98c-44 32-49 77-49 78 0 5 3 5 8 5 6 0 7 0 9-6 2-8 7-31 25-49 19-21 38-27 52-31 2-1 4-3 4-4 0-4-3-4-7-6-51-16-67-51-74-81-2-4-5-4-9-4-5 0-8 0-8 4 0 2 3 24 19 48 9 12 19 22 30 29-93 0-185 0-277 0-6 0-13 0-13 9 0 8 7 8 13 8 92 0 184 0 277 0z"><text:p/></draw:path><draw:path draw:style-name="gr216" draw:text-style-name="P63" svg:width="0.0791in" svg:height="0.0949in" svg:x="1.2976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16" draw:text-style-name="P63" svg:width="0.0453in" svg:height="0.0854in" svg:x="0.798in" svg:y="0.1898in" svg:viewBox="0 0 116 218" svg:d="M70 78c11 0 24 0 35 0 7 0 11 0 11-7 0-4-4-4-10-4-11 0-21 0-32 0 4-17 9-35 13-52 0-1 0-2 0-4 0-7-4-11-11-11-9 0-14 6-17 14-2 10 3-7-13 53-11 0-24 0-35 0-7 0-11 0-11 7 0 4 4 4 11 4 11 0 21 0 32 0-7 27-14 55-21 82-1 9-4 21-4 26 0 20 17 32 37 32 37 0 60-49 60-53 0-5-4-4-6-4-4 0-4 1-7 7-10 21-28 41-46 41-7 0-13-5-13-17 0-3 2-11 3-14 9-34 16-66 24-100z"><text:p/></draw:path><draw:path draw:style-name="gr216" draw:text-style-name="P63" svg:width="0.1331in" svg:height="0.0713in" svg:x="0.9898in" svg:y="0.2047in" svg:viewBox="0 0 339 182" svg:d="M290 99c-44 33-32 52-49 77 0 6 4 6 8 6 7 0 7 0 10-7 1-8 7-29 25-49 20-21 37-27 52-31 1 0 3-3 3-4 0-3-2-4-7-6-49-15-67-50-74-81-2-4-5-4-9-4-5 0-8 0-8 6 7 15 4 23 21 47 7 11 17 21 28 30-93 0-184 0-276 0-6 0-14 0-14 8s8 8 14 8c92 0 183 0 276 0z"><text:p/></draw:path><draw:path draw:style-name="gr216" draw:text-style-name="P63" svg:width="0.0717in" svg:height="0.1232in" svg:x="1.2083in" svg:y="0.1791in" svg:viewBox="0 0 183 314" svg:d="M115 106c11 0 24 0 35 0 5 0 11 0 11-7 0-4-6-4-11-4-11 0-21 0-32 0 8-45 11-60 14-70 1-7 8-15 16-15 2 0 10 0 17 4-14 4-15 17-15 20 0 7 5 12 14 12 8 0 19-8 19-21 0-15-16-25-35-25-15 0-32 10-40 27-7 12-10 28-17 68-10 0-18 0-28 0-7 0-11 0-11 7 0 4 4 4 11 4 8 0 17 0 25 0 0 3-22 126-31 164-1 7-7 34-23 34-6-1-9 0-16-4 14-4 16-17 16-20 0-7-6-12-14-12-9 0-20 8-20 21 0 15 17 25 34 25 22 0 37-24 42-31 12-22 19-66 21-70 5-37 12-72 18-107z"><text:p/></draw:path><draw:path draw:style-name="gr216" draw:text-style-name="P63" svg:width="0.0488in" svg:height="0.0437in" svg:x="1.2843in" svg:y="0.2516in" svg:viewBox="0 0 125 112" svg:d="M31 87c10-10 22-20 36-30 16-11 27-19 37-29 12-11 21-22 21-25s-5-3-6-3c-3 0-3 0-6 3-8 12-14 14-18 14s-8 0-15-6c-9-7-14-11-24-11-22 0-36 21-36 29 0 5 2 5 5 5 2 0 3-2 4-5 2-2 5-8 24-8 7 0 11 1 24 3 10 1 13 1 17 1-7 7-14 13-34 27-17 12-28 19-39 31-10 8-21 21-21 25 0 3 3 4 4 4 4 0 4-1 6-3 7-10 17-15 25-15 7 0 10 3 18 10 7 5 13 8 20 8 29 0 49-29 49-39 0-4-4-4-6-4-4 0-4 1-5 4-6 14-26 17-35 17-5 0-12 0-19-2-14-3-18-3-21-3-4 0-4 0-5 2z"><text:p/></draw:path><draw:path draw:style-name="gr216" draw:text-style-name="P63" svg:width="0.035in" svg:height="0.1354in" svg:x="1.3697in" svg:y="0.1736in" svg:viewBox="0 0 90 345" svg:d="M83 0c-66 46-83 119-83 172 0 48 14 124 83 173 2 0 7 0 7-5 0-2-2-2-5-5-46-41-63-100-63-163 0-92 37-138 65-164 1-1 3-2 3-4 0-4-5-4-7-4z"><text:p/></draw:path><draw:path draw:style-name="gr216" draw:text-style-name="P63" svg:width="0.0461in" svg:height="0.0854in" svg:x="1.4197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216" draw:text-style-name="P63" svg:width="0.0343in" svg:height="0.1354in" svg:x="1.4827in" svg:y="0.1736in" svg:viewBox="0 0 88 345" svg:d="M6 0c-2 0-6 0-6 4 0 2 0 3 3 6 29 26 63 73 63 162 0 72-23 126-60 160-6 6-6 6-6 8s0 5 4 5 37-24 59-66c15-30 25-66 25-107 0-49-14-123-82-172z"><text:p/></draw:path><draw:path draw:style-name="gr216" draw:text-style-name="P63" svg:width="0.0736in" svg:height="0.3476in" svg:x="1.55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31"><draw:g text:anchor-type="as-char" svg:y="-0.2217in" draw:z-index="33" draw:name="Shape22" draw:style-name="gr214"><svg:title>TexMaths</svg:title><svg:desc>14§display§f_W=\text{f}^{\circ }\left(_{\ z\ \ \rightarrow \ f_W\left(z\right)}^{\ J\ \ \rightarrow \ \ \mathbb{R}}\right)§svg§600§FALSE§</svg:desc><draw:g draw:style-name="gr2"><draw:path draw:style-name="gr215" draw:text-style-name="P62" svg:width="1.8138in" svg:height="0.3276in" svg:x="-0.0004in" svg:y="0.0094in" svg:viewBox="0 0 4608 833" svg:d="M2305 833c-769 0-1536 0-2305 0 0-277 0-556 0-833 1536 0 3072 0 4608 0 0 277 0 556 0 833-767 0-1536 0-2303 0z"><text:p/></draw:path><draw:path draw:style-name="gr216" draw:text-style-name="P63"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216" draw:text-style-name="P63" svg:width="0.148in" svg:height="0.0949in" svg:x="0.0949in" svg:y="0.1594in" svg:viewBox="0 0 377 242" svg:d="M330 41c2-3 5-7 6-10 8-9 17-17 34-18 2-2 7-2 7-9 0-3-2-4-5-4-8 0-18 1-26 1-13 0-27-1-38-1-1 0-7 0-7 7 0 4 4 6 6 6 7 0 19 1 19 11 0 4-4 10-5 12-33 54-65 107-97 160-7-57-13-116-20-174 0-9 20-9 24-9s10 0 10-9c-1-1 0-4-6-4-7 0-15 0-22 0-6 1-15 1-22 1s-28-1-37-1c-1 0-7 0-7 7 0 6 6 6 10 6 14 0 17 1 17 5 1 2 1 11 3 23-33 51-63 103-96 155-5-56-12-113-18-169 0-2 0-3 0-5 0-9 21-9 24-9 4 0 10 0 10-9 0-1-2-4-6-4-10 0-35 1-45 1-11 0-25-1-36-1-3 0-7 1-7 7s4 6 10 6c17 0 17 1 18 9 7 70 15 140 22 210 2 7 2 10 7 10 6 0 9-4 12-7 35-60 71-119 106-178 7 59 13 117 20 175 0 7 2 10 7 10s8-4 11-8c39-65 78-129 117-193z"><text:p/></draw:path><draw:path draw:style-name="gr216" draw:text-style-name="P63" svg:width="0.1287in" svg:height="0.0449in" svg:x="0.3252in" svg:y="0.1512in" svg:viewBox="0 0 328 115" svg:d="M311 20c7 0 17 0 17-10s-10-10-17-10c-98 0-196 0-294 0-7 0-17 0-17 10s10 10 17 10c98 0 196 0 294 0zM311 115c7 0 17 0 17-10s-10-10-17-10c-98 0-196 0-294 0-7 0-17 0-17 10s10 10 17 10c98 0 196 0 294 0z"><text:p/></draw:path><draw:path draw:style-name="gr216" draw:text-style-name="P63" svg:width="0.0626in" svg:height="0.1362in" svg:x="0.5256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3 0-7 0-10 0-36 0-38-6-38-22 0-54 0-107 0-159 19 0 38 0 56 0 0-5 0-10 0-15-19 0-37 0-57 0z"><text:p/></draw:path><draw:path draw:style-name="gr216" draw:text-style-name="P63" svg:width="0.0575in" svg:height="0.0575in" svg:x="0.589in" svg:y="0.0728in" svg:viewBox="0 0 147 147" svg:d="M147 74c0-42-34-74-74-74-41 0-73 34-73 73 0 42 32 74 73 74 42 0 74-34 74-73zM73 130c-32 0-56-26-56-56 0-32 25-57 56-57 33 0 57 25 57 56 0 32-25 57-57 57z"><text:p/></draw:path><draw:path draw:style-name="gr216" draw:text-style-name="P63" svg:width="0.0728in" svg:height="0.3476in" svg:x="0.7343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216" draw:text-style-name="P63" svg:width="0.0791in" svg:height="0.0949in" svg:x="0.8937in" svg:y="0.05in" svg:viewBox="0 0 202 242" svg:d="M169 27c5-13 5-14 24-14 4 0 9 0 9-7 0-5-3-6-6-6-8 0-28 1-36 1-7 0-20 0-27 0-8 0-18-1-28-1-1 0-7 0-7 7 0 6 3 6 14 6 7 0 8 0 17 0 11 1 11 2 11 7 0 2 0 2-1 8-13 52-27 105-40 157-7 26-28 47-50 47-6 0-27-1-35-18 20 0 25-15 25-22 0-10-8-14-17-14-8 0-22 7-22 26 0 23 21 38 49 38 34 0 73-22 81-56 13-53 27-106 39-159z"><text:p/></draw:path><draw:path draw:style-name="gr216" draw:text-style-name="P63" svg:width="0.1331in" svg:height="0.0709in" svg:x="1.1169in" svg:y="0.0728in" svg:viewBox="0 0 339 181" svg:d="M291 98c-43 32-49 77-49 78 0 5 3 5 9 5 5 0 7 0 8-6 1-8 7-31 25-49 20-21 38-27 52-31 1-1 3-3 3-4 0-4-2-4-6-6-50-16-67-51-74-81-1-4-4-4-8-4-6 0-9 0-9 4 0 2 3 24 20 48 8 12 18 22 29 29-92 0-185 0-277 0-6 0-14 0-14 9 0 8 8 8 14 8 92 0 185 0 277 0z"><text:p/></draw:path><draw:path draw:style-name="gr216" draw:text-style-name="P63" svg:width="0.0929in" svg:height="0.0921in" svg:x="1.3925in" svg:y="0.05in" svg:viewBox="0 0 237 235" svg:d="M87 127c4 0 8 0 12 0 17 27 34 54 51 80 4 6 12 18 17 24 1 4 2 4 11 4 15 0 32 0 47 0 6 0 12 0 12-5 0-3-3-6-6-7-13-3-29-26-38-37-3-3-19-25-43-63 31-5 61-18 61-59 0-49-51-64-92-64-36 0-71 0-108 0-5 0-11 0-11 6 0 5 6 5 8 5 20 0 23 3 23 20 0 57 0 115 0 172 0 18-3 20-23 20-2 0-8 0-8 7 0 5 6 5 11 5 32 0 63 0 95 0 6 0 12 0 12-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216" draw:text-style-name="P63" svg:width="0.0618in" svg:height="0.0606in" svg:x="0.8882in" svg:y="0.215in" svg:viewBox="0 0 158 155" svg:d="M36 122c9-10 16-16 45-39 7-6 32-27 42-37 21-19 35-38 35-42s-4-4-5-4c-5 0-5 1-7 4-10 16-17 21-26 21-4 0-9-1-19-11-13-11-20-14-28-14-27 0-46 29-46 41 0 2 4 4 7 4 2 0 4-2 5-6 6-11 24-12 30-12 8 0 16 2 22 2 18 5 21 5 29 5-8 9-15 15-47 42-27 21-37 30-42 36-21 21-31 36-31 39 0 4 4 4 6 4s4-1 5-4c10-12 20-21 32-21 5 0 9 2 19 10 11 10 16 15 28 15 37 0 60-42 60-53 0-4-4-4-6-4-4 0-5 1-5 6-7 16-28 25-45 25-7 0-17-2-25-4-16-3-19-3-24-3-2 0-7 0-9 0z"><text:p/></draw:path><draw:path draw:style-name="gr216" draw:text-style-name="P63" svg:width="0.1331in" svg:height="0.0713in" svg:x="1.0984in" svg:y="0.2047in" svg:viewBox="0 0 339 182" svg:d="M290 99c-44 33-32 52-49 77 0 6 4 6 8 6 7 0 7 0 10-7 1-8 7-29 25-49 20-21 37-27 52-31 1 0 3-3 3-4 0-3-2-4-7-6-49-15-67-50-74-81-2-4-5-4-9-4-5 0-8 0-8 6 7 15 4 23 21 47 7 11 17 21 28 30-93 0-184 0-276 0-6 0-14 0-14 8s8 8 14 8c92 0 183 0 276 0z"><text:p/></draw:path><draw:path draw:style-name="gr216" draw:text-style-name="P63" svg:width="0.0717in" svg:height="0.1232in" svg:x="1.3165in" svg:y="0.1791in" svg:viewBox="0 0 183 314" svg:d="M115 106c11 0 24 0 35 0 5 0 11 0 11-7 0-4-6-4-11-4-11 0-21 0-32 0 8-45 11-60 14-70 1-7 8-15 16-15 2 0 10 0 17 4-14 4-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216" draw:text-style-name="P63" svg:width="0.1177in" svg:height="0.0681in" svg:x="1.3949in" svg:y="0.228in" svg:viewBox="0 0 300 174" svg:d="M265 31c11-18 21-20 30-20 3 0 5-4 5-7 0-4-2-3-3-4-4 0-9 0-11 0-5 0-7 1-12 1-4 0-9-1-14-1-4 0-9 0-14 0-4 0-7 1-7 7 0 4 5 4 6 4 3 0 14 0 14 7 0 3-1 6-3 9-25 37-49 75-74 113-7-42-13-83-20-125 3-4 10-4 17-4 6 0 9 0 9-7 0-3-3-4-5-4-5 0-11 0-16 0-6 0-12 1-17 1-4 0-10-1-14-1-6 0-10 0-14 0s-7 3-7 7 4 4 8 4 11 0 13 3c1 0 3 13 3 14s0 0-2 3c-24 36-47 73-71 109-6-41-13-80-18-120 0-2 0-2 0-3 0-6 14-6 16-6 5 0 9 0 9-7 0-3-3-4-6-4-4 0-11 0-15 0-6 0-13 1-18 1s-10-1-14-1c-3 0-10 0-14 0-5 0-6 1-6 7 0 4 3 4 6 4 14 0 14 2 15 7 7 49 15 100 22 149 0 4 2 7 7 7 6 0 7-3 9-6 26-42 54-84 81-126 7 42 13 83 20 125 0 4 0 7 5 7 6 0 7-3 10-7 29-45 60-91 90-136z"><text:p/></draw:path><draw:path draw:style-name="gr216" draw:text-style-name="P63" svg:width="0.035in" svg:height="0.1354in" svg:x="1.548in" svg:y="0.1736in" svg:viewBox="0 0 90 345" svg:d="M83 0c-65 46-83 119-83 172 0 48 15 124 83 173 2 0 7 0 7-5 0-2 0-2-3-5-46-41-63-100-63-163 0-92 35-138 64-164 2-1 2-2 2-4 0-4-5-4-7-4z"><text:p/></draw:path><draw:path draw:style-name="gr216" draw:text-style-name="P63" svg:width="0.0618in" svg:height="0.0606in" svg:x="1.6016in" svg:y="0.215in" svg:viewBox="0 0 158 155" svg:d="M36 122c10-10 16-16 45-39 7-6 34-27 44-37 21-19 33-38 33-42s-4-4-5-4c-3 0-5 1-6 4-11 16-18 21-27 21-4 0-9-1-19-11-11-11-20-14-27-14-28 0-46 29-46 41 0 2 3 4 6 4 4 0 4-2 5-6 6-11 25-12 31-12 7 0 17 2 21 2 20 5 21 5 31 5-10 9-16 15-49 42-27 21-35 30-42 36-21 21-31 36-31 39 0 4 4 4 6 4 4 0 4-1 5-4 10-12 21-21 32-21 5 0 10 2 19 10 11 10 18 15 29 15 36 0 59-42 59-53 0-4-3-4-6-4-4 0-4 1-5 6-7 16-27 25-44 25-8 0-17-2-25-4-17-3-20-3-25-3-2 0-6 0-9 0z"><text:p/></draw:path><draw:path draw:style-name="gr216" draw:text-style-name="P63" svg:width="0.0343in" svg:height="0.1354in" svg:x="1.6827in" svg:y="0.1736in" svg:viewBox="0 0 88 345" svg:d="M6 0c-2 0-6 0-6 4 0 2 0 3 3 6 29 26 63 73 63 162 0 72-23 126-60 160-6 6-6 6-6 8s0 5 4 5 37-24 59-66c15-30 25-66 25-107 0-49-14-123-82-172z"><text:p/></draw:path><draw:path draw:style-name="gr216" draw:text-style-name="P63" svg:width="0.0736in" svg:height="0.3476in" svg:x="1.75in" svg:y="0in" svg:viewBox="0 0 188 884" svg:d="M188 443c0-142-34-292-131-402-7-9-25-27-36-38-4-3-4-3-11-3-6 0-10 0-10 6 0 1 1 2 3 4 17 18 43 45 74 98 53 95 73 217 73 335 0 211-59 341-147 431-2 1-3 3-3 4 0 6 4 6 10 6 7 0 7 0 11-4 48-41 99-110 134-213 21-68 33-147 33-224z"><text:p/></draw:path></draw:g></draw:g></text:p></text:list-item></text:list><text:p text:style-name="P27"/><text:p text:style-name="P29"><text:span text:style-name="T12">Si, pour un intervalle </text:span><text:span text:style-name="T12"><draw:g text:anchor-type="as-char" svg:y="-0.1445in" draw:z-index="34" draw:name="Shape23" draw:style-name="gr214"><svg:title>TexMaths</svg:title><svg:desc>14§display§\left[t_A,\ t_B\right]\subseteq I§svg§600§FALSE§</svg:desc><draw:g draw:style-name="gr2"><draw:path draw:style-name="gr215" draw:text-style-name="P62" svg:width="0.9913in" svg:height="0.1724in" svg:x="-0.0004in" svg:y="0.0091in" svg:viewBox="0 0 2519 439" svg:d="M1260 439c-420 0-840 0-1260 0 0-147 0-292 0-439 840 0 1679 0 2519 0 0 147 0 292 0 439-420 0-840 0-1259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216" draw:text-style-name="P63"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216" draw:text-style-name="P63" svg:width="0.022in" svg:height="0.0575in" svg:x="0.2563in" svg:y="0.1236in" svg:viewBox="0 0 57 147" svg:d="M57 52c0-32-12-52-32-52-15 0-25 13-25 27 0 12 10 25 25 25 6 0 13-2 18-6 2-1 2-1 2-1 1 0 1 0 1 7 0 36-17 66-33 81-6 6-6 7-6 8 0 3 3 6 6 6 5 0 44-38 44-95z"><text:p/></draw:path><draw:path draw:style-name="gr216" draw:text-style-name="P63"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216" draw:text-style-name="P63"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path draw:style-name="gr216" draw:text-style-name="P63" svg:width="0.1177in" svg:height="0.1484in" svg:x="0.7165in" svg:y="0.0213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216" draw:text-style-name="P63"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2728408582" text:style-name="L3"><text:list-item><text:p text:style-name="P57"><draw:g text:anchor-type="as-char" svg:y="-0.1366in" draw:z-index="35" draw:name="Shape24" draw:style-name="gr214"><svg:title>TexMaths</svg:title><svg:desc>14§display§f_W§svg§600§FALSE§</svg:desc><draw:g draw:style-name="gr2"><draw:path draw:style-name="gr215" draw:text-style-name="P62" svg:width="0.2323in" svg:height="0.1551in" svg:x="-0.0004in" svg:y="0.0102in" svg:viewBox="0 0 591 395" svg:d="M0 0c198 0 394 0 591 0 0 132 0 263 0 395-197 0-393 0-591 0 0-132 0-263 0-395z"><text:p/></draw:path><draw:path draw:style-name="gr216" draw:text-style-name="P63" svg:width="0.0961in" svg:height="0.1748in" svg:x="0in" svg:y="0in" svg:viewBox="0 0 245 445" svg:d="M154 150c14 0 28 0 42 0 10 0 14 0 14-10 0-6-4-6-12-6-14 0-28 0-41 0 3-19 6-37 10-56 3-9 8-44 12-50 5-10 13-17 23-17 1 0 15 0 24 9-21 1-27 19-27 26 0 11 10 17 18 17 13 0 28-10 28-29 0-23-24-34-43-34-17 0-48 8-63 57-3 10-4 16-16 77-11 0-22 0-33 0-10 0-16 0-16 10 0 6 4 6 14 6 12 0 21 0 33 0-13 64-24 127-37 192-8 47-17 92-43 92-2 0-14 0-23-8 23-2 27-20 27-27 0-11-9-17-18-17-13 0-27 10-27 30 0 22 21 33 41 33 28 0 47-29 56-47 15-31 26-91 28-94 10-52 19-102 29-154z"><text:p/></draw:path><draw:path draw:style-name="gr216" draw:text-style-name="P63" svg:width="0.1469in" svg:height="0.0945in" svg:x="0.0949in" svg:y="0.0724in" svg:viewBox="0 0 374 241" svg:d="M328 41c3-3 4-6 6-9 7-10 15-18 32-19 4 0 8-2 8-7 0-3-1-6-4-6-8 0-18 1-27 1-12 0-25-1-36-1-3 0-7 0-7 8 0 5 4 5 6 5 7 0 16 2 16 12 0 3-1 10-2 11-33 54-65 107-97 160-7-59-14-116-20-174 0-9 20-9 24-9s10 0 10-7c0-2 0-6-6-6-7 0-15 1-22 1-6 0-16 0-23 0s-28-1-35-1c-2 0-7 0-7 8 0 5 5 5 9 5 15 0 17 2 17 5 1 3 1 11 2 23-32 51-63 103-94 155-5-56-12-112-18-168 0-1-1-4-1-6 0-9 21-9 24-9 5 0 10 0 10-7 0-2-2-6-6-6-10 0-34 1-45 1s-25-1-35-1c-4 0-7 1-7 7s4 6 10 6c15 0 15 1 17 11 7 68 15 138 22 207 1 7 1 10 8 10 6 0 7-4 10-7 35-58 70-116 107-175 5 57 12 115 19 172 0 7 3 10 7 10 7 0 9-4 12-9 39-63 78-127 116-191z"><text:p/></draw:path></draw:g></draw:g><text:s/><text:span text:style-name="T26">continue sur </text:span><text:span text:style-name="T26"><draw:g text:anchor-type="as-char" svg:y="-0.1445in" draw:z-index="36" draw:name="Shape25" draw:style-name="gr214"><svg:title>TexMaths</svg:title><svg:desc>14§display§\left[f_z\left(t_A\right),\ f_z\left(t_B\right)\right]§svg§600§FALSE§</svg:desc><draw:g draw:style-name="gr2"><draw:path draw:style-name="gr215" draw:text-style-name="P62" svg:width="1.3799in" svg:height="0.1724in" svg:x="-0.0004in" svg:y="0.0091in" svg:viewBox="0 0 3506 439" svg:d="M1755 439c-586 0-1170 0-1755 0 0-147 0-292 0-439 1169 0 2337 0 3506 0 0 147 0 292 0 439-584 0-1168 0-1751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965in" svg:height="0.1748in" svg:x="0.0535in" svg:y="0.0083in" svg:viewBox="0 0 246 445" svg:d="M155 150c14 0 28 0 42 0 10 0 14 0 14-10 0-6-4-6-12-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216" draw:text-style-name="P63" svg:width="0.0618in" svg:height="0.0602in" svg:x="0.1469in" svg:y="0.1134in" svg:viewBox="0 0 158 154" svg:d="M36 120c9-8 16-15 45-39 7-5 32-25 44-35 21-21 33-39 33-43 0-3-4-3-5-3-5 0-5 0-6 3-11 15-18 21-27 21-4 0-9 0-19-10-13-13-20-14-28-14-27 0-46 29-46 39 0 3 4 4 7 4 4 0 4-1 5-4 6-12 24-12 30-12 8 0 16 1 22 2 18 5 21 5 29 5-8 8-15 15-47 42-27 21-37 29-42 36-21 20-31 35-31 38 0 4 4 4 6 4s4 0 5-3c10-14 20-21 32-21 5 0 9 0 19 8 11 12 18 16 28 16 37 0 60-42 60-53 0-4-3-4-6-4-4 0-4 1-5 5-7 17-28 25-45 25-7 0-16-1-25-4-16-3-19-3-24-3-2 0-6 0-9 0z"><text:p/></draw:path><draw:path draw:style-name="gr216" draw:text-style-name="P63" svg:width="0.0441in" svg:height="0.1925in" svg:x="0.2791in" svg:y="-0.0004in" svg:viewBox="0 0 113 490" svg:d="M113 484c0-1 0-1-8-10-60-63-77-155-77-228 0-87 20-172 80-232 5-7 5-7 5-8 0-5-1-6-4-6-5 0-49 34-78 97-25 53-31 107-31 149 0 37 6 95 32 151 30 60 72 93 77 93 3 0 4-2 4-6z"><text:p/></draw:path><draw:path draw:style-name="gr216" draw:text-style-name="P63" svg:width="0.0591in" svg:height="0.122in" svg:x="0.339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4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216" draw:text-style-name="P63" svg:width="0.0449in" svg:height="0.1925in" svg:x="0.5421in" svg:y="-0.0004in" svg:viewBox="0 0 115 490" svg:d="M115 246c0-39-6-98-32-154-30-60-73-92-77-92-3 0-6 3-6 6 0 1 0 1 10 11 49 47 77 126 77 229 0 81-18 168-80 230-7 7-7 7-7 8 0 3 3 6 6 6 4 0 49-34 78-97 25-53 31-108 31-147z"><text:p/></draw:path><draw:path draw:style-name="gr216" draw:text-style-name="P63" svg:width="0.022in" svg:height="0.0575in" svg:x="0.6555in" svg:y="0.1236in" svg:viewBox="0 0 57 147" svg:d="M57 52c0-32-12-52-32-52-15 0-25 13-25 27 0 12 10 25 25 25 7 0 13-2 18-6 2-1 2-1 2-1 1 0 1 0 1 7 0 36-17 66-33 81-6 6-6 7-6 8 0 3 3 6 6 6 5 0 44-38 44-95z"><text:p/></draw:path><draw:path draw:style-name="gr216" draw:text-style-name="P63" svg:width="0.0965in" svg:height="0.1748in" svg:x="0.7988in" svg:y="0.0083in" svg:viewBox="0 0 246 445" svg:d="M155 150c14 0 28 0 42 0 10 0 14 0 14-10 0-6-4-6-12-6-14 0-27 0-41 0 3-19 7-37 10-56 3-9 8-44 13-50 4-10 12-17 22-17 1 0 15 0 24 9-21 1-27 19-27 26 0 11 10 17 18 17 13 0 28-11 28-29 0-23-23-34-43-34-17 0-48 8-63 57-3 10-4 16-15 77-12 0-23 0-34 0-10 0-15 0-15 10 0 6 4 6 14 6 11 0 21 0 32 0-13 64-24 127-37 191-9 48-18 93-43 93-1 0-14 0-24-9 24-1 28-19 28-26 0-11-10-17-18-17-13 0-28 11-28 29 0 23 22 34 42 34 28 0 48-30 56-48 15-30 27-89 28-93 10-51 20-103 29-154z"><text:p/></draw:path><draw:path draw:style-name="gr216" draw:text-style-name="P63" svg:width="0.0618in" svg:height="0.0602in" svg:x="0.8921in" svg:y="0.1134in" svg:viewBox="0 0 158 154" svg:d="M36 120c9-8 16-15 45-39 7-5 32-25 42-35 21-21 35-39 35-43 0-3-4-3-5-3-5 0-5 0-7 3-10 15-17 21-26 21-4 0-9 0-19-10-13-13-20-14-28-14-27 0-46 29-46 39 0 3 4 4 7 4 4 0 4-1 5-4 6-12 24-12 30-12 8 0 16 1 22 2 18 5 21 5 29 5-8 8-15 15-47 42-27 21-37 29-42 36-21 20-31 35-31 38 0 4 4 4 6 4s4 0 5-3c10-14 20-21 32-21 5 0 9 0 19 8 11 12 18 16 28 16 37 0 60-42 60-53 0-4-4-4-6-4-4 0-4 1-5 5-7 17-28 25-45 25-7 0-16-1-25-4-16-3-19-3-24-3-2 0-6 0-9 0z"><text:p/></draw:path><draw:path draw:style-name="gr216" draw:text-style-name="P63" svg:width="0.0441in" svg:height="0.1925in" svg:x="1.0244in" svg:y="-0.0004in" svg:viewBox="0 0 113 490" svg:d="M113 484c0-1 0-1-8-10-62-63-77-155-77-228 0-87 20-172 80-232 5-7 5-7 5-8 0-5-1-6-4-6-5 0-49 34-78 97-25 53-31 107-31 149 0 37 6 95 32 151 30 60 72 93 77 93 3 0 4-2 4-6z"><text:p/></draw:path><draw:path draw:style-name="gr216" draw:text-style-name="P63" svg:width="0.0591in" svg:height="0.122in" svg:x="1.085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1 0-16-5-16-22 0-11 2-14 3-22 13-49 24-97 37-144z"><text:p/></draw:path><draw:path draw:style-name="gr216" draw:text-style-name="P63" svg:width="0.1031in" svg:height="0.0921in" svg:x="1.1598in" svg:y="0.0811in" svg:viewBox="0 0 263 235" svg:d="M41 208c-3 12-3 14-30 14-7 0-11 0-11 7 0 6 4 6 11 6 45 0 88 0 133 0 58 0 102-39 102-74 0-24-22-45-58-49 42-7 75-34 75-63 0-27-26-49-71-49-42 0-83 0-125 0-7 0-11 0-11 8 0 5 4 5 11 5 4 0 7 0 13 0 7 1 8 1 8 5 0 3 0 3-1 7-16 62-31 122-46 183zM97 108c7-28 14-56 21-84 2-10 2-11 16-11 19 0 35 0 54 0 35 0 42 22 42 36 0 28-31 59-77 59-19 0-38 0-56 0zM80 222c-11 0-11 0-11-4 0-3 0-1 1-7 8-32 15-63 24-93 24 0 49 0 73 0 32 0 44 20 44 41 0 34-35 63-77 63-18 0-36 0-54 0z"><text:p/></draw:path><draw:path draw:style-name="gr216" draw:text-style-name="P63" svg:width="0.0449in" svg:height="0.1925in" svg:x="1.2945in" svg:y="-0.0004in" svg:viewBox="0 0 115 490" svg:d="M115 246c0-39-6-98-32-154-30-60-73-92-77-92-3 0-6 3-6 6 0 1 0 1 10 11 47 47 75 126 75 229 0 81-18 168-78 230-7 7-7 7-7 8 0 3 3 6 6 6 4 0 49-34 78-97 25-53 31-108 31-147z"><text:p/></draw:path><draw:path draw:style-name="gr216" draw:text-style-name="P63" svg:width="0.026in" svg:height="0.1925in" svg:x="1.3634in" svg:y="-0.0004in" svg:viewBox="0 0 67 490" svg:d="M67 0c-22 0-45 0-67 0 0 7 0 13 0 20 15 0 32 0 48 0 0 149 0 300 0 450-16 0-33 0-48 0 0 7 0 13 0 20 22 0 45 0 67 0 0-164 0-326 0-490z"><text:p/></draw:path></draw:g></draw:g></text:span></text:p></text:list-item><text:list-item><text:p text:style-name="P60"><draw:g text:anchor-type="as-char" svg:y="-0.1366in" draw:z-index="37" draw:name="Shape26" draw:style-name="gr214"><svg:title>TexMaths</svg:title><svg:desc>14§display§f_z§svg§600§FALSE§</svg:desc><draw:g draw:style-name="gr2"><draw:path draw:style-name="gr215" draw:text-style-name="P62" svg:width="0.1445in" svg:height="0.1551in" svg:x="-0.0004in" svg:y="0.0102in" svg:viewBox="0 0 368 395" svg:d="M0 0c122 0 246 0 368 0 0 132 0 263 0 395-122 0-246 0-368 0 0-132 0-263 0-395z"><text:p/></draw:path><draw:path draw:style-name="gr216" draw:text-style-name="P63"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216" draw:text-style-name="P63"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text:span text:style-name="T26">dérivable sur </text:span><text:span text:style-name="T26"><draw:g text:anchor-type="as-char" svg:y="-0.1445in" draw:z-index="38" draw:name="Shape27"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text:span></text:p></text:list-item><text:list-item><text:p text:style-name="P61">la fonction dérivée de <draw:g text:anchor-type="as-char" svg:y="-0.1366in" draw:z-index="39" draw:name="Shape28" draw:style-name="gr214"><svg:title>TexMaths</svg:title><svg:desc>14§display§f_z§svg§600§FALSE§</svg:desc><draw:g draw:style-name="gr2"><draw:path draw:style-name="gr215" draw:text-style-name="P62" svg:width="0.1445in" svg:height="0.1551in" svg:x="-0.0004in" svg:y="0.0102in" svg:viewBox="0 0 368 395" svg:d="M0 0c122 0 246 0 368 0 0 132 0 263 0 395-122 0-246 0-368 0 0-132 0-263 0-395z"><text:p/></draw:path><draw:path draw:style-name="gr216" draw:text-style-name="P63"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216" draw:text-style-name="P63"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ur <draw:g text:anchor-type="as-char" svg:y="-0.1445in" draw:z-index="40" draw:name="Shape29"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text:s/>est intégrable sur <draw:g text:anchor-type="as-char" svg:y="-0.1445in" draw:z-index="41" draw:name="Shape30"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text:p></text:list-item></text:list><text:p text:style-name="Text_20_body"/><text:p text:style-name="P6"><text:tab/><text:span text:style-name="T26">Alors on peut écrire que:</text:span></text:p><text:p text:style-name="P21"><draw:g text:anchor-type="as-char" svg:y="-0.1445in" draw:z-index="43" draw:name="Shape31" draw:style-name="gr214"><svg:title>TexMaths</svg:title><svg:desc>14§display§\text{par}\ \text{changement}\ \text{de}\ \text{variable},\ \text{en}\ \text{posant}\ z=f_z\left(t\right)§svg§600§FALSE§</svg:desc><draw:g draw:style-name="gr2"><draw:path draw:style-name="gr215" draw:text-style-name="P62" svg:width="4.1181in" svg:height="0.1724in" svg:x="0.0039in" svg:y="0.0091in" svg:viewBox="0 0 10461 439" svg:d="M5231 439c-1744 0-3487 0-5231 0 0-147 0-292 0-439 3487 0 6974 0 10461 0 0 147 0 292 0 439-1742 0-3487 0-5230 0z"><text:p/></draw:path><draw:path draw:style-name="gr216" draw:text-style-name="P63"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216" draw:text-style-name="P63" svg:width="0.0874in" svg:height="0.0882in" svg:x="0.1098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216" draw:text-style-name="P63"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216" draw:text-style-name="P63" svg:width="0.0736in" svg:height="0.0882in" svg:x="0.3457in" svg:y="0.0575in" svg:viewBox="0 0 188 225" svg:d="M41 113c0-79 40-100 65-100 6 0 37 0 54 18-20 1-23 15-23 22 0 13 9 23 23 23 12 0 22-9 22-23 0-33-38-53-76-53-61 0-106 53-106 113 0 63 49 112 105 112 66 0 83-60 83-64 0-6-6-4-7-4-5 0-6 1-6 4-15 46-46 52-64 52-27 0-70-21-70-100z"><text:p/></draw:path><draw:path draw:style-name="gr216" draw:text-style-name="P63" svg:width="0.0965in" svg:height="0.1331in" svg:x="0.426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216" draw:text-style-name="P63" svg:width="0.0874in" svg:height="0.0882in" svg:x="0.535in" svg:y="0.0575in" svg:viewBox="0 0 223 225" svg:d="M144 183c2 20 14 39 38 39 10 0 41-7 41-46 0-10 0-19 0-28-5 0-9 0-13 0 0 9 0 18 0 28 0 28-13 31-18 31-16 0-18-21-18-24 0-33 0-65 0-98 0-21 0-40-17-58-20-19-45-27-67-27-41 0-76 24-76 56 0 14 11 22 24 22 12 0 22-9 22-22 0-6-3-22-25-22 13-17 38-23 53-23 24 0 52 18 52 63 0 6 0 13 0 18-25 2-59 3-91 17-36 17-49 42-49 64 0 40 48 52 80 52s54-19 64-42zM140 102c0 16 0 32 0 49 0 46-35 63-57 63-24 0-45-17-45-42 0-27 21-67 102-70z"><text:p/></draw:path><draw:path draw:style-name="gr216" draw:text-style-name="P63" svg:width="0.0972in" svg:height="0.085in" svg:x="0.6299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216" draw:text-style-name="P63"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2 3-52 24-21-17-42-18-53-18-45 0-78 33-78 71 0 22 10 41 22 50-7 9-15 24-15 42 0 14 7 34 22 44-29 8-46 29-46 49 0 33 49 60 109 60 58 0 109-25 109-62 0-17-7-42-32-56s-54-14-84-14c-12 0-33 0-38 0-15-1-25-17-25-32zM109 311c-49 0-82-26-82-49s18-41 39-42c10 0 19 0 29 0 42 0 98 0 98 42 0 25-35 49-84 49z"><text:p/></draw:path><draw:path draw:style-name="gr216" draw:text-style-name="P63" svg:width="0.0744in" svg:height="0.0882in" svg:x="0.8339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216" draw:text-style-name="P63" svg:width="0.1508in" svg:height="0.085in" svg:x="0.9209in" svg:y="0.0591in" svg:viewBox="0 0 384 217" svg:d="M38 49c0 43 0 87 0 131 0 21-6 21-38 21 0 5 0 10 0 16 17 0 42-2 55-2 12 0 39 2 56 2 0-6 0-11 0-16-34 0-40 0-40-21 0-30 0-61 0-90 0-51 35-79 68-79 30 0 36 27 36 55 0 38 0 75 0 114 0 21-6 21-39 21 0 5 0 10 0 16 18 0 42-2 56-2 12 0 38 2 54 2 0-6 0-11 0-16-32 0-37 0-37-21 0-30 0-61 0-90 0-51 35-79 65-79 33 0 37 27 37 55 0 38 0 75 0 114 0 21-4 21-38 21 0 5 0 10 0 16 17 0 42-2 56-2 13 0 38 2 55 2 0-6 0-11 0-16-26 0-38 0-38-14 0-32 0-62 0-93 0-42 0-58-16-76-7-8-23-18-51-18-42 0-63 29-72 49-7-43-43-49-66-49-36 0-58 21-72 52 0-17 0-35 0-52-23 1-47 4-69 6 0 5 0 9 0 15 34 0 38 3 38 28z"><text:p/></draw:path><draw:path draw:style-name="gr216" draw:text-style-name="P63" svg:width="0.0744in" svg:height="0.0882in" svg:x="1.0815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216" draw:text-style-name="P63" svg:width="0.0965in" svg:height="0.085in" svg:x="1.1685in" svg:y="0.0591in" svg:viewBox="0 0 246 217" svg:d="M38 49c0 43 0 87 0 131 0 21-6 21-38 21 0 5 0 10 0 16 17 0 42-2 55-2 12 0 39 2 56 2 0-6 0-11 0-16-34 0-40 0-40-21 0-30 0-61 0-90 0-51 35-79 68-79 30 0 36 27 36 55 0 38 0 75 0 114 0 21-6 21-39 21 0 5 0 10 0 16 18 0 42-2 56-2 12 0 38 2 54 2 0-6 0-11 0-16-25 0-37 0-37-14 0-32 0-62 0-93 0-42 0-58-16-76-7-8-22-18-52-18-36 0-58 21-72 52 0-17 0-35 0-52-23 1-47 4-69 6 0 5 0 9 0 15 34 0 38 3 38 28z"><text:p/></draw:path><draw:path draw:style-name="gr216" draw:text-style-name="P63" svg:width="0.0602in" svg:height="0.1197in" svg:x="1.2677in" svg:y="0.026in" svg:viewBox="0 0 154 305" svg:d="M77 105c24 0 46 0 70 0 0-6 0-11 0-15-24 0-46 0-70 0 0-30 0-61 0-90-4 0-8 0-13 0-1 39-15 92-64 94 0 3 0 7 0 11 14 0 28 0 42 0 0 45 0 89 0 136 0 58 46 64 64 64 35 0 48-35 48-64 0-10 0-20 0-28-4 0-7 0-11 0 0 8 0 16 0 26 0 35-16 53-34 53-32 0-32-43-32-51 0-47 0-91 0-136z"><text:p/></draw:path><draw:path draw:style-name="gr216" draw:text-style-name="P63" svg:width="0.0949in" svg:height="0.135in" svg:x="1.411in" svg:y="0.0102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216" draw:text-style-name="P63" svg:width="0.0744in" svg:height="0.0882in" svg:x="1.5173in" svg:y="0.0575in" svg:viewBox="0 0 190 225" svg:d="M41 97c2-73 44-86 61-86 51 0 55 66 55 86-39 0-77 0-116 0zM41 106c46 0 91 0 137 0 11 0 12 0 12-9 0-49-26-97-88-97-57 0-102 50-102 112 0 66 52 113 108 113 60 0 82-54 82-64 0-4-4-6-7-6-4 0-5 3-5 7-18 51-62 51-67 51-26 0-45-14-56-33-14-23-14-55-14-74z"><text:p/></draw:path><draw:path draw:style-name="gr216" draw:text-style-name="P63" svg:width="0.0945in" svg:height="0.085in" svg:x="1.6661in" svg:y="0.061in" svg:viewBox="0 0 241 217" svg:d="M195 48c4-12 12-33 46-33 0-5 0-9 0-15-11 1-27 1-38 1s-34-1-42-1c0 6 0 10 0 15 18 0 24 12 24 21 0 5-2 7-4 12-17 42-33 84-49 125-19-46-38-90-56-137-3-7-3-7-3-8 0-13 19-13 28-13 0-5 0-9 0-15-14 0-42 1-53 1-14 0-34 0-48-1 0 6 0 10 0 15 31 0 32 3 39 19 24 57 48 114 72 173 2 7 2 10 9 10 6 0 9-4 10-10 21-53 44-106 65-159z"><text:p/></draw:path><draw:path draw:style-name="gr216" draw:text-style-name="P63" svg:width="0.0866in" svg:height="0.0882in" svg:x="1.7622in" svg:y="0.0575in" svg:viewBox="0 0 221 225" svg:d="M143 183c1 20 15 39 38 39 11 0 40-7 40-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9 63-24 0-43-17-43-42 0-27 21-67 102-70z"><text:p/></draw:path><draw:path draw:style-name="gr216" draw:text-style-name="P63"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16" draw:text-style-name="P63" svg:width="0.0409in" svg:height="0.128in" svg:x="1.9331in" svg:y="0.0154in" svg:viewBox="0 0 105 326" svg:d="M71 111c-23 1-46 2-70 5 0 4 0 10 0 16 33 0 37 2 37 26 0 43 0 88 0 132 0 21-4 21-38 21 0 5 0 11 0 15 15 0 42-1 55-1 16 0 33 1 50 1 0-4 0-10 0-15-32 0-34-2-34-21 0-59 0-119 0-179zM73 25c0-15-13-25-27-25-15 0-25 13-25 25 0 14 10 27 25 27 14 0 27-11 27-27z"><text:p/></draw:path><draw:path draw:style-name="gr216" draw:text-style-name="P63" svg:width="0.0866in" svg:height="0.0882in" svg:x="1.9886in" svg:y="0.0575in" svg:viewBox="0 0 221 225" svg:d="M143 183c1 20 15 39 38 39 11 0 40-7 40-46 0-10 0-19 0-28-4 0-8 0-12 0 0 9 0 18 0 28 0 28-12 31-17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216" draw:text-style-name="P63" svg:width="0.0949in" svg:height="0.135in" svg:x="2.0823in" svg:y="0.0102in" svg:viewBox="0 0 242 344" svg:d="M70 155c0-51 0-103 0-155-24 1-46 4-70 6 0 5 0 9 0 15 34 0 38 3 38 27 0 96 0 194 0 291 4 0 8 0 12 0 6-10 5-7 17-31 9 11 28 36 65 36 58 0 110-47 110-110 0-62-49-111-105-111-38 0-59 24-67 32zM71 283c0-33 0-66 0-100 0-10 0-10 6-18 20-27 46-31 59-31 21 0 39 13 50 31 14 21 16 49 16 69 0 18-2 46-16 68-11 16-29 31-56 31-22 0-39-11-52-29-7-10-7-13-7-21z"><text:p/></draw:path><draw:path draw:style-name="gr216" draw:text-style-name="P63" svg:width="0.0425in" svg:height="0.1331in" svg:x="2.1909in" svg:y="0.0102in" svg:viewBox="0 0 109 339" svg:d="M70 0c-24 1-46 4-70 6 0 5 0 9 0 15 34 0 38 3 38 27 0 85 0 170 0 254 0 21-6 21-38 21 0 6 0 11 0 16 15 0 42-2 55-2 11 0 36 2 54 2 0-5 0-10 0-16-33 0-39 0-39-21 0-101 0-201 0-302z"><text:p/></draw:path><draw:path draw:style-name="gr216" draw:text-style-name="P63" svg:width="0.0744in" svg:height="0.0882in" svg:x="2.2433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216" draw:text-style-name="P63" svg:width="0.022in" svg:height="0.0575in" svg:x="2.3406in" svg:y="0.1236in" svg:viewBox="0 0 57 147" svg:d="M57 52c0-32-12-52-30-52-17 0-27 13-27 27 0 12 10 25 27 25 5 0 11-2 16-6 2-1 2-1 3-1 0 3 0 0 0 7 0 36-17 66-33 81-5 6-5 7-5 8 0 3 2 6 5 6 5 0 44-38 44-95z"><text:p/></draw:path><draw:path draw:style-name="gr216" draw:text-style-name="P63" svg:width="0.0744in" svg:height="0.0882in" svg:x="2.4803in" svg:y="0.0575in" svg:viewBox="0 0 190 225" svg:d="M41 97c2-73 44-86 61-86 51 0 56 66 56 86-39 0-78 0-117 0zM41 106c46 0 91 0 137 0 11 0 12 0 12-9 0-49-26-97-88-97-57 0-102 50-102 112 0 66 52 113 108 113 60 0 82-54 82-64 0-4-4-6-7-6-4 0-5 3-5 7-18 51-62 51-67 51-24 0-44-14-55-33-15-23-15-55-15-74z"><text:p/></draw:path><draw:path draw:style-name="gr216" draw:text-style-name="P63" svg:width="0.0972in" svg:height="0.085in" svg:x="2.5665in" svg:y="0.0591in" svg:viewBox="0 0 248 217" svg:d="M39 49c0 43 0 87 0 131 0 21-5 21-39 21 0 5 0 10 0 16 18 0 43-2 56-2s39 2 55 2c0-6 0-11 0-16-33 0-38 0-38-21 0-30 0-61 0-90 0-51 35-79 67-79 31 0 36 27 36 55 0 38 0 75 0 114 0 21-5 21-39 21 0 5 0 10 0 16 17 0 42-2 56-2 13 0 38 2 55 2 0-6 0-11 0-16-25 0-38 0-38-14 0-32 0-62 0-93 0-42 0-58-15-76-7-8-24-18-52-18-37 0-59 21-73 52 0-17 0-35 0-52-24 1-46 4-70 6 0 5 0 9 0 15 35 0 39 3 39 28z"><text:p/></draw:path><draw:path draw:style-name="gr216" draw:text-style-name="P63" svg:width="0.0957in" svg:height="0.122in" svg:x="2.7382in" svg:y="0.0591in" svg:viewBox="0 0 244 311" svg:d="M71 32c0-11 0-21 0-32-23 1-47 4-71 6 0 5 0 9 0 15 35 0 39 3 39 24 0 77 0 154 0 229 0 21-5 21-39 21 0 6 0 11 0 16 17 0 43-2 56-2s38 2 55 2c0-5 0-10 0-16-33 0-38 0-38-21 0-26 0-54 0-81 0-3 0-4 0-6 3 9 24 35 60 35 59 0 111-47 111-111 0-62-48-111-104-111-38 0-59 22-69 32zM73 161c0-36 0-73 0-109 14-25 38-39 63-39 36 0 66 43 66 98 0 60-34 100-70 100-20 0-40-10-52-29-7-10-7-11-7-21z"><text:p/></draw:path><draw:path draw:style-name="gr216" draw:text-style-name="P63" svg:width="0.0854in" svg:height="0.0882in" svg:x="2.8512in" svg:y="0.0575in" svg:viewBox="0 0 218 225" svg:d="M218 115c0-63-49-115-109-115-61 0-109 53-109 115 0 63 52 110 109 110 60 0 109-47 109-110zM109 213c-21 0-42-10-56-33-11-22-11-51-11-69 0-19 0-45 11-68 13-22 37-32 56-32 21 0 44 11 56 32 13 21 13 49 13 68 0 18 0 44-11 65-12 23-33 37-58 37z"><text:p/></draw:path><draw:path draw:style-name="gr216" draw:text-style-name="P63" svg:width="0.063in" svg:height="0.0882in" svg:x="2.9492in" svg:y="0.0575in" svg:viewBox="0 0 161 225" svg:d="M85 125c12 2 52 9 52 44 0 25-17 45-56 45-40 0-59-28-68-69-2-7-2-8-7-8-6 0-6 3-6 11 0 21 0 44 0 66 0 8 0 11 6 11 1 0 2 0 11-10 1-1 1-1 10-11 22 21 44 21 54 21 58 0 80-32 80-68 0-25-15-41-21-46-17-16-35-20-56-24-28-6-60-11-60-41 0-17 12-36 54-36 55 0 56 43 58 59 0 4 4 2 5 4 7 0 7-2 7-11 0-17 0-34 0-51 0-7 0-11-5-11-3 0-3 0-10 6-1 2-7 7-8 8-19-14-40-14-47-14-60 0-78 34-78 60 0 17 7 31 21 42 15 13 29 16 64 23z"><text:p/></draw:path><draw:path draw:style-name="gr216" draw:text-style-name="P63" svg:width="0.0866in" svg:height="0.0882in" svg:x="3.0276in" svg:y="0.0575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216" draw:text-style-name="P63" svg:width="0.0972in" svg:height="0.085in" svg:x="3.1224in" svg:y="0.0591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216" draw:text-style-name="P63"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216" draw:text-style-name="P63" svg:width="0.0819in" svg:height="0.087in" svg:x="3.3665in" svg:y="0.0591in" svg:viewBox="0 0 209 222" svg:d="M43 176c27-28 42-40 59-56 17-15 31-26 49-43 46-46 58-70 58-71 0-6-5-6-6-6-3 0-6 1-7 6-15 23-27 30-38 30-12 0-17-7-25-15-8-11-17-21-34-21-36 0-58 46-58 56 0 3 1 6 5 6s6-3 6-6c10-22 39-22 42-22 11 0 19 2 31 7 21 7 25 7 39 7-18 21-60 57-69 64-15 14-29 28-45 42-33 32-50 60-50 64s4 4 6 4c4 0 5-1 8-7 11-16 25-29 42-29 11 0 15 4 28 18 8 10 17 18 31 18 49 0 78-63 78-75 0-3-3-4-7-4s-4 2-7 5c-11 32-42 42-59 42-9 0-18-4-28-7-16-7-25-8-35-8-1 0-8 0-14 1z"><text:p/></draw:path><draw:path draw:style-name="gr216" draw:text-style-name="P63" svg:width="0.1287in" svg:height="0.0453in" svg:x="3.5213in" svg:y="0.0732in" svg:viewBox="0 0 328 116" svg:d="M311 21c7 0 17-1 17-11s-10-10-17-10c-98 0-196 0-294 0-7 0-17 0-17 10s10 11 17 11c98 0 196 0 294 0zM311 116c7 0 17 0 17-10 0-11-10-11-17-11-98 0-196 0-294 0-7 0-17 0-17 11 0 10 10 10 17 10 98 0 196 0 294 0z"><text:p/></draw:path><draw:path draw:style-name="gr216" draw:text-style-name="P63" svg:width="0.0961in" svg:height="0.1748in" svg:x="3.7252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5 0-24-9 23-1 27-19 27-26 0-11-9-17-18-17-13 0-27 11-27 29 0 23 21 34 42 34 27 0 46-30 55-48 16-30 28-89 28-93 9-51 19-103 29-154z"><text:p/></draw:path><draw:path draw:style-name="gr216" draw:text-style-name="P63" svg:width="0.0618in" svg:height="0.0602in" svg:x="3.8177in" svg:y="0.1134in" svg:viewBox="0 0 158 154" svg:d="M38 120c8-8 14-15 43-39 7-5 34-25 44-35 21-21 33-39 33-43 0-3-4-3-5-3-3 0-5 0-6 3-11 15-18 21-27 21-4 0-8 0-19-10-11-13-20-14-27-14-28 0-46 29-46 39 0 3 3 4 6 4 4 0 5-1 5-4 6-12 25-12 31-12 8 0 17 1 21 2 20 5 22 5 31 5-10 8-16 15-48 42-28 21-36 29-43 36-21 20-31 35-31 38 0 4 4 4 6 4 4 0 4 0 7-3 8-14 19-21 30-21 5 0 10 0 19 8 11 12 18 16 29 16 36 0 60-42 60-53 0-4-4-4-5-4-5 0-6 1-7 5-7 17-27 25-44 25-8 0-17-1-25-4-15-3-18-3-25-3-3 0-6 0-7 0z"><text:p/></draw:path><draw:path draw:style-name="gr216" draw:text-style-name="P63" svg:width="0.0449in" svg:height="0.1925in" svg:x="3.95in" svg:y="-0.0004in" svg:viewBox="0 0 115 490" svg:d="M115 484c0-1 0-1-9-10-61-63-77-155-77-228 0-87 19-172 79-232 7-7 7-7 7-8 0-5-2-6-6-6s-49 34-77 97c-25 53-32 107-32 149 0 37 6 95 34 151 29 60 71 93 75 93s6-2 6-6z"><text:p/></draw:path><draw:path draw:style-name="gr216" draw:text-style-name="P63" svg:width="0.0591in" svg:height="0.122in" svg:x="4.0106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216" draw:text-style-name="P63" svg:width="0.0449in" svg:height="0.1925in" svg:x="4.0874in" svg:y="-0.0004in" svg:viewBox="0 0 115 490" svg:d="M115 246c0-39-6-98-32-154-31-60-73-92-77-92-3 0-6 3-6 6 0 1 0 1 10 11 47 47 75 126 75 229 0 81-18 168-78 230-7 7-7 7-7 8 0 3 3 6 6 6 4 0 49-34 78-97 25-53 31-108 31-147z"><text:p/></draw:path></draw:g></draw:g></text:p><text:p text:style-name="P21"><draw:g text:anchor-type="as-char" svg:y="-0.3165in" draw:z-index="42" draw:name="Shape32" draw:style-name="gr214"><svg:title>TexMaths</svg:title><svg:desc>14§display§\int _{t=t_A}^{t_B}f_W\left(f_z\left(t\right)\right)\text{d}f_z=\int _{z=f_z\left(t_A\right)}^{f_z\left(t_B\right)}f_W\left(z\right)\text{d}z§svg§600§FALSE§</svg:desc><draw:g draw:style-name="gr2"><draw:path draw:style-name="gr215" draw:text-style-name="P62" svg:width="3.524in" svg:height="0.5059in" svg:x="-0.0004in" svg:y="0.0102in" svg:viewBox="0 0 8952 1286" svg:d="M0 0c2983 0 5968 0 8952 0 0 428 0 858 0 1286-2984 0-5969 0-8952 0 0-428 0-858 0-1286z"><text:p/></draw:path><draw:path draw:style-name="gr216" draw:text-style-name="P63" svg:width="0.1709in" svg:height="0.4287in" svg:x="0.0004in" svg:y="0.0539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216" draw:text-style-name="P63" svg:width="0.0453in" svg:height="0.0854in" svg:x="0.189in" svg:y="0.0169in" svg:viewBox="0 0 116 218" svg:d="M70 78c11 0 24 0 35 0 7 0 11 0 11-7 0-5-4-5-10-5-11 0-22 0-33 0 4-17 8-34 12-51 0-1 2-2 2-4 0-7-4-11-11-11-10 0-14 6-17 14s3-7-13 52c-11 0-24 0-35 0-7 0-11 0-11 8 0 4 4 4 10 4 11 0 21 0 32 0-7 27-13 55-20 82-2 8-5 21-5 25 0 21 18 33 38 33 37 0 58-49 58-53s-4-4-5-4c-3 0-4 0-7 7-10 21-27 40-46 40-7 0-12-4-12-16 0-4 2-11 2-14 8-34 17-66 25-100z"><text:p/></draw:path><draw:path draw:style-name="gr216" draw:text-style-name="P63"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216" draw:text-style-name="P63"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216" draw:text-style-name="P63"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216" draw:text-style-name="P63"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216" draw:text-style-name="P63"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216" draw:text-style-name="P63" svg:width="0.0961in" svg:height="0.1752in" svg:x="0.4957in" svg:y="0.1811in" svg:viewBox="0 0 245 446" svg:d="M154 150c14 0 28 0 42 0 10 0 15 0 15-10 0-6-5-6-14-6-14 0-26 0-40 0 3-18 7-37 10-56 2-11 9-44 12-51 4-9 13-17 23-17 2 0 15 0 25 10-23 1-27 18-27 26 0 11 9 17 18 17 13 0 27-11 27-29 0-23-22-34-43-34-17 0-48 8-62 57-3 10-4 16-17 77-11 0-22 0-33 0-10 0-16 0-16 10 0 6 6 6 14 6 11 0 21 0 32 0-12 64-23 128-36 193-8 47-17 92-42 92-3 0-15 0-24-8 23-2 27-20 27-27 0-11-9-17-18-17-13 0-27 12-27 30 0 22 21 33 42 33 27 0 46-29 55-47 15-31 28-91 28-94 9-52 19-104 29-155z"><text:p/></draw:path><draw:path draw:style-name="gr216" draw:text-style-name="P63" svg:width="0.148in" svg:height="0.0949in" svg:x="0.5902in" svg:y="0.2539in" svg:viewBox="0 0 377 242" svg:d="M330 41c2-3 5-6 6-9 7-10 15-18 32-19 4 0 9-2 9-9 0-1-2-4-5-4-8 0-18 1-26 1-13 0-27-1-38-1-3 0-7 0-7 7 0 6 4 6 6 6 7 0 18 2 18 11 0 4-3 11-4 12-33 54-66 107-98 160-6-57-13-116-19-174 0-9 20-9 24-9s10 0 10-9c-1-1-1-4-6-4-7 0-15 0-22 1-7 0-15 0-22 0-9 0-28-1-37-1-1 0-7 0-7 7 0 6 6 6 10 6 14 0 17 2 17 5 1 2 1 11 3 23-33 51-63 103-96 155-5-56-12-112-18-168 0-1 0-4 0-6 0-9 21-9 24-9 4 0 10 0 10-9 0-1-2-4-6-4-10 0-35 1-45 1-11 0-25-1-36-1-3 0-7 1-7 7s4 6 10 6c17 0 17 1 17 9 8 70 15 140 23 210 0 7 2 10 7 10 6 0 9-4 10-7 37-59 72-119 108-178 7 59 13 117 20 175 0 7 1 10 7 10 5 0 8-4 11-7 39-64 78-130 117-194z"><text:p/></draw:path><draw:path draw:style-name="gr216" draw:text-style-name="P63" svg:width="0.0449in" svg:height="0.1929in" svg:x="0.8075in" svg:y="0.172in" svg:viewBox="0 0 115 491" svg:d="M115 486c0-2 0-2-9-10-61-63-78-156-78-231 0-85 20-171 80-232 7-6 7-7 7-9 0-3-3-4-6-4-4 0-49 34-78 95-25 55-31 109-31 150 0 39 6 98 32 154 30 60 73 92 77 92 3 0 6-1 6-5z"><text:p/></draw:path><draw:path draw:style-name="gr216" draw:text-style-name="P63" svg:width="0.0961in" svg:height="0.1752in" svg:x="0.874in" svg:y="0.1811in" svg:viewBox="0 0 245 446" svg:d="M154 150c14 0 28 0 42 0 10 0 15 0 15-10 0-6-5-6-14-6-14 0-26 0-40 0 3-18 7-37 10-56 2-11 9-44 12-51 4-9 13-17 23-17 2 0 15 0 25 10-23 1-27 18-27 26 0 11 9 17 18 17 13 0 27-11 27-29 0-23-22-34-43-34-17 0-48 8-62 57-3 10-4 16-17 77-11 0-22 0-33 0-10 0-16 0-16 10 0 6 6 6 14 6 11 0 21 0 32 0-12 64-23 128-36 193-8 47-17 92-43 92-2 0-14 0-23-8 23-2 27-20 27-27 0-11-9-17-18-17-13 0-27 12-27 30 0 22 21 33 41 33 28 0 47-29 56-47 15-31 28-91 28-94 9-52 19-104 29-155z"><text:p/></draw:path><draw:path draw:style-name="gr216" draw:text-style-name="P63" svg:width="0.0618in" svg:height="0.0606in" svg:x="0.9669in" svg:y="0.285in" svg:viewBox="0 0 158 155" svg:d="M36 122c10-9 16-16 45-39 7-6 34-27 44-35 21-21 33-40 33-44s-4-4-5-4c-3 0-5 1-6 4-11 16-18 21-27 21-4 0-9 0-19-11-11-11-20-14-27-14-28 0-46 31-46 41 0 2 3 4 6 4 4 0 4-2 5-4 6-13 25-13 31-13 7 0 17 1 21 3 20 4 21 4 31 4-10 8-16 15-49 41-27 22-35 30-42 37-21 20-31 35-31 38 0 4 4 4 6 4 4 0 4 0 5-2 10-14 21-21 32-21 5 0 10 0 19 8 11 11 18 15 29 15 36 0 60-42 60-53 0-4-4-4-7-4-4 0-4 1-5 6-7 16-27 25-44 25-8 0-17-2-25-4-17-3-20-3-25-3-3 0-6 0-9 0z"><text:p/></draw:path><draw:path draw:style-name="gr216" draw:text-style-name="P63" svg:width="0.0449in" svg:height="0.1929in" svg:x="1.0992in" svg:y="0.172in" svg:viewBox="0 0 115 491" svg:d="M115 486c0-2 0-2-9-10-61-63-77-156-77-231 0-85 19-171 79-232 7-6 7-7 7-9 0-3-3-4-6-4-4 0-49 34-78 95-24 55-31 109-31 150 0 39 6 98 32 154 31 60 73 92 77 92 3 0 6-1 6-5z"><text:p/></draw:path><draw:path draw:style-name="gr216" draw:text-style-name="P63" svg:width="0.0591in" svg:height="0.1228in" svg:x="1.1598in" svg:y="0.1957in" svg:viewBox="0 0 151 313" svg:d="M91 112c15 0 31 0 46 0 10 0 14 0 14-10 0-5-4-5-14-5-14 0-29 0-43 0 18-70 21-80 21-83 0-8-6-14-14-14-2 0-16 1-20 18-7 27-12 52-19 79-16 0-31 0-47 0-9 0-15 0-15 9 0 6 4 6 14 6 14 0 29 0 43 0-35 138-37 147-37 157 0 26 19 44 46 44 49 0 78-71 78-75 0-6-4-6-7-6-4 0-4 2-7 7-21 52-47 63-64 63-10 0-16-5-16-22 0-11 2-16 5-24 12-48 23-96 36-144z"><text:p/></draw:path><draw:path draw:style-name="gr216" draw:text-style-name="P63" svg:width="0.0449in" svg:height="0.1929in" svg:x="1.2362in" svg:y="0.172in" svg:viewBox="0 0 115 491" svg:d="M115 245c0-38-6-97-34-153-29-60-71-92-75-92-5 0-6 1-6 4 0 2 0 3 10 13 47 47 75 126 75 228 0 84-18 171-78 232-7 7-7 7-7 9s1 5 6 5c4 0 49-33 77-96 25-54 32-108 32-150z"><text:p/></draw:path><draw:path draw:style-name="gr216" draw:text-style-name="P63" svg:width="0.0441in" svg:height="0.1929in" svg:x="1.3118in" svg:y="0.172in" svg:viewBox="0 0 113 491" svg:d="M113 245c0-38-5-97-32-153-29-60-71-92-77-92-3 0-4 1-4 4 0 2 0 3 8 13 49 47 77 126 77 228 0 84-18 171-79 232-6 7-6 7-6 9s1 5 4 5c6 0 49-33 79-96 25-54 30-108 30-150z"><text:p/></draw:path><draw:path draw:style-name="gr216" draw:text-style-name="P63" svg:width="0.0949in" svg:height="0.1358in" svg:x="1.415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16" draw:text-style-name="P63" svg:width="0.0961in" svg:height="0.1752in" svg:x="1.5264in" svg:y="0.1811in" svg:viewBox="0 0 245 446" svg:d="M154 150c14 0 28 0 42 0 10 0 15 0 15-10 0-6-5-6-14-6-14 0-26 0-40 0 4-18 7-37 11-56 1-11 8-44 11-51 4-9 13-17 24-17 1 0 14 0 24 10-23 1-27 18-27 26 0 11 9 17 18 17 13 0 27-11 27-29 0-23-22-34-42-34-17 0-49 8-63 57-3 10-4 16-17 77-11 0-22 0-33 0-10 0-14 0-14 10 0 6 4 6 12 6 11 0 23 0 34 0-13 64-25 128-38 193-8 47-17 92-42 92-3 0-15 0-24-8 23-2 27-20 27-27 0-11-9-17-18-17-13 0-27 12-27 30 0 22 21 33 42 33 27 0 46-29 55-47 16-31 28-91 28-94 9-52 19-104 29-155z"><text:p/></draw:path><draw:path draw:style-name="gr216" draw:text-style-name="P63" svg:width="0.0618in" svg:height="0.0606in" svg:x="1.6189in" svg:y="0.285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19 8 11 11 18 15 29 15 36 0 60-42 60-53 0-4-4-4-5-4-5 0-6 1-7 6-7 16-27 25-44 25-8 0-17-2-25-4-15-3-18-3-25-3-3 0-6 0-7 0z"><text:p/></draw:path><draw:path draw:style-name="gr216" draw:text-style-name="P63" svg:width="0.1287in" svg:height="0.0449in" svg:x="1.7638in" svg:y="0.2457in" svg:viewBox="0 0 328 115" svg:d="M311 20c7 0 17 0 17-10s-10-10-16-10c-98 0-197 0-295 0-7 0-17 0-17 10s10 10 17 10c98 0 196 0 294 0zM312 115c6 0 16 0 16-10s-10-10-17-10c-98 0-196 0-294 0-7 0-17 0-17 10s10 10 17 10c98 0 197 0 295 0z"><text:p/></draw:path><draw:path draw:style-name="gr216" draw:text-style-name="P63" svg:width="0.1717in" svg:height="0.4287in" svg:x="1.9681in" svg:y="0.0539in" svg:viewBox="0 0 437 1090" svg:d="M24 1068c15 0 24-12 24-24 0-16-12-24-23-24-12 0-25 7-25 25 0 24 25 45 55 45 75 0 103-115 138-257 38-156 70-311 97-468 18-105 36-203 53-266 6-25 22-88 41-88 15 0 28 10 30 11-16 2-25 13-25 24 0 17 13 25 24 25s24-8 24-25c0-26-27-46-53-46-38 0-66 55-93 154-1 6-68 252-122 572-14 76-28 157-43 225-10 37-32 128-71 128-19 0-30-11-31-11z"><text:p/></draw:path><draw:path draw:style-name="gr216" draw:text-style-name="P63" svg:width="0.0717in" svg:height="0.1224in" svg:x="2.161in" svg:y="0.0059in" svg:viewBox="0 0 183 312" svg:d="M115 106c11 0 22 0 33 0 7 0 12 0 12-7 0-5-5-5-10-5-11 0-21 0-32 0 8-44 11-59 14-69 1-8 8-15 16-15 6 1 10 0 17 4-14 4-15 17-15 20 0 7 5 12 14 12 8 0 19-8 19-21 0-17-16-25-35-25-15 0-32 8-40 27-7 12-10 28-18 67-9 0-19 0-27 0-7 0-11 0-11 8 0 4 4 4 11 4 8 0 17 0 25 0 0 3-22 126-31 163-1 8-7 33-23 33-6-1-9 0-16-3 14-5 16-18 16-19 0-7-6-13-14-13-10 0-20 9-20 21 0 16 17 24 34 24 22 0 36-22 40-29 13-24 21-66 21-70 7-35 13-72 20-107z"><text:p/></draw:path><draw:path draw:style-name="gr216" draw:text-style-name="P63" svg:width="0.0488in" svg:height="0.0433in" svg:x="2.2374in" svg:y="0.0783in" svg:viewBox="0 0 125 111" svg:d="M29 85c12-8 24-18 37-28 17-11 28-19 38-29 12-11 21-22 21-25s-5-3-6-3c-3 0-4 0-6 3-9 12-15 14-19 14-3 0-7-2-16-7-7-6-12-10-22-10-22 0-36 21-36 29 0 3 2 3 4 3 3 0 4 0 5-3 2-2 3-8 24-8 6 0 11 0 24 3 10 1 13 1 17 1-7 6-16 13-34 25-18 13-28 21-39 33-10 8-21 21-21 25 0 3 3 3 4 3 3 0 4 0 6-2 7-10 15-15 24-15 7 0 11 3 19 10 7 4 13 7 20 7 29 0 47-30 47-40 0-2-2-1-4-2-4 0-5 1-5 4-6 14-26 17-35 17-5 0-12 0-19-2-14-3-18-3-21-3-4 0-4 0-7 0z"><text:p/></draw:path><draw:path draw:style-name="gr216" draw:text-style-name="P63" svg:width="0.035in" svg:height="0.1346in" svg:x="2.322in" svg:y="0in" svg:viewBox="0 0 90 343" svg:d="M84 0c-66 46-84 119-84 172 0 48 15 123 84 171 1 0 6 0 6-4 0-2 0-3-3-5-46-42-63-99-63-162 0-94 36-138 64-164 2-1 2-2 2-4 0-4-5-4-6-4z"><text:p/></draw:path><draw:path draw:style-name="gr216" draw:text-style-name="P63" svg:width="0.0453in" svg:height="0.0854in" svg:x="2.3728in" svg:y="0.0169in" svg:viewBox="0 0 116 218" svg:d="M71 78c12 0 24 0 35 0 6 0 10 0 10-7 0-5-4-5-10-5-11 0-21 0-32 0 4-17 9-34 13-51 0-1 1-2 1-4 0-7-5-11-12-11-9 0-14 6-16 14-3 8 2-7-14 52-11 0-24 0-35 0-5 0-11 0-11 8 0 4 4 4 11 4 11 0 21 0 32 0-7 27-12 55-19 82-3 8-6 21-6 25 0 21 17 33 37 33 37 0 60-49 60-53s-4-4-6-4c-4 0-4 0-7 7-10 21-28 40-46 40-7 0-13-4-13-16 0-4 2-11 3-14 9-34 17-66 25-100z"><text:p/></draw:path><draw:path draw:style-name="gr216" draw:text-style-name="P63" svg:width="0.0811in" svg:height="0.0657in" svg:x="2.4374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16" draw:text-style-name="P63" svg:width="0.0343in" svg:height="0.1346in" svg:x="2.5504in" svg:y="0in" svg:viewBox="0 0 88 343" svg:d="M6 0c-2 0-6 0-6 4 0 2 0 3 3 6 29 26 63 73 63 162 0 71-23 126-60 160-6 5-6 4-6 7 0 1 0 4 4 4s37-23 59-66c15-28 25-64 25-105 0-49-14-124-82-172z"><text:p/></draw:path><draw:path draw:style-name="gr216" draw:text-style-name="P63" svg:width="0.0618in" svg:height="0.0602in" svg:x="2.0736in" svg:y="0.4335in" svg:viewBox="0 0 158 154" svg:d="M36 120c10-8 16-15 45-39 7-5 34-25 44-35 21-21 33-39 33-43 0-3-4-3-5-3-3 0-5 0-6 3-11 15-18 21-27 21-4 0-9 0-19-10-11-13-20-14-27-14-28 0-46 29-46 39 0 3 3 4 6 4 4 0 4-1 5-4 6-12 25-12 31-12 7 0 17 1 21 2 20 5 21 5 29 5-8 8-14 15-47 42-27 21-37 29-42 36-21 20-31 35-31 38 0 4 4 4 6 4 4 0 4 0 5-3 10-12 21-21 32-21 5 0 10 0 19 9 11 11 18 15 29 15 36 0 59-41 59-53 0-4-3-4-6-4-4 0-4 1-5 5-7 17-27 25-44 25-8 0-17-1-25-4-17-3-20-3-25-3-2 0-6 0-9 0z"><text:p/></draw:path><draw:path draw:style-name="gr216" draw:text-style-name="P63" svg:width="0.1in" svg:height="0.0358in" svg:x="2.1539in" svg:y="0.4402in" svg:viewBox="0 0 255 92" svg:d="M241 17c5 0 14 0 14-9 0-8-9-8-14-8-76 0-151 0-227 0-6 0-14 0-14 8 0 9 8 9 14 9 76 0 151 0 227 0zM241 92c5 0 14 0 14-8s-9-8-14-8c-76 0-151 0-227 0-6 0-14 0-14 8s8 8 14 8c76 0 151 0 227 0z"><text:p/></draw:path><draw:path draw:style-name="gr216" draw:text-style-name="P63" svg:width="0.0717in" svg:height="0.1224in" svg:x="2.2736in" svg:y="0.3972in" svg:viewBox="0 0 183 312" svg:d="M115 106c11 0 22 0 33 0 7 0 12 0 12-8 0-4-5-4-10-4-11 0-21 0-32 0 7-44 9-60 12-70 3-7 10-14 18-14 6 1 10 0 17 4-15 4-15 17-15 18 0 9 5 13 14 13 8 0 19-7 19-21 0-16-18-24-35-24-15 0-32 8-42 25-5 13-8 28-16 69-9 0-19 0-27 0-7 0-11 0-11 7 0 5 4 5 10 5 8 0 18 0 26 0-1 2-22 126-31 163-1 7-7 33-23 33-6-1-9 0-16-4 14-4 16-17 16-18 0-9-6-13-14-13-10 0-20 7-20 21 0 16 15 24 34 24 22 0 36-22 40-31 13-22 21-64 21-68 7-35 13-72 20-107z"><text:p/></draw:path><draw:path draw:style-name="gr216" draw:text-style-name="P63" svg:width="0.0492in" svg:height="0.0437in" svg:x="2.3492in" svg:y="0.4693in" svg:viewBox="0 0 126 112" svg:d="M31 87c11-10 22-18 36-28 17-13 28-20 38-30 13-12 21-22 21-25 0-4-4-4-6-4s-4 1-5 3c-10 14-16 14-20 14s-7 0-15-6c-9-7-13-11-23-11-22 0-37 22-37 29 0 5 4 5 5 5 3 0 4 0 6-3 1-3 3-10 22-10 7 0 13 1 25 3 10 1 13 1 17 1-7 7-15 14-33 27-19 12-28 19-40 31-9 8-22 21-22 25 0 3 4 4 6 4s4 0 5-3c7-10 16-14 24-14 7 0 11 3 20 9 7 5 12 8 19 8 30 0 48-29 48-39 0-3-3-2-4-3-5 0-6 0-6 3-6 15-25 18-35 18-6 0-11-1-18-3-14-1-18-1-21-1-4 0-6 0-7 0z"><text:p/></draw:path><draw:path draw:style-name="gr216" draw:text-style-name="P63" svg:width="0.035in" svg:height="0.1346in" svg:x="2.4346in" svg:y="0.3909in" svg:viewBox="0 0 90 343" svg:d="M83 0c-65 46-83 119-83 171 0 49 15 124 83 172 2 0 7 0 7-4 0-2 0-3-3-6-46-41-63-99-63-162 0-93 35-137 64-163 2-1 2-2 2-4 0-4-5-4-7-4z"><text:p/></draw:path><draw:path draw:style-name="gr216" draw:text-style-name="P63" svg:width="0.0453in" svg:height="0.0854in" svg:x="2.4854in" svg:y="0.4075in" svg:viewBox="0 0 116 218" svg:d="M70 80c11 0 24 0 35 0 7 0 11 0 11-9 0-4-4-4-10-4-11 0-21 0-32 0 4-17 9-33 13-50 0-3 0-4 0-6 0-5-4-11-11-11-9 0-14 6-16 15-3 9 2-8-14 52-11 0-24 0-35 0-7 0-11 0-11 7 0 6 4 6 11 6 11 0 21 0 32 0-7 26-14 54-21 81-1 8-4 21-4 25 0 20 17 32 37 32 37 0 60-47 60-51 0-5-4-5-6-5-4 0-4 0-7 6-10 22-28 40-46 40-7 0-13-4-13-16 0-3 2-10 3-14 9-32 16-66 24-98z"><text:p/></draw:path><draw:path draw:style-name="gr216" draw:text-style-name="P63" svg:width="0.0811in" svg:height="0.0689in" svg:x="2.548in" svg:y="0.4429in" svg:viewBox="0 0 207 176" svg:d="M154 7c-1-4-3-7-7-7-7 0-8 3-11 7-32 46-63 92-95 139-12 15-20 19-35 19-6 0-5 4-6 7 0 4 3 4 4 4 4 0 9 0 11 0 5 0 9-1 13-1s8 1 14 1c4 0 10 0 14 0 1 0 6 0 6-7 0-4-3-2-5-4-2 0-12 0-12-5 0-3 3-7 5-10 6-9 12-18 17-27 2-1 3-1 7-1 25 0 49 0 74 0 0 3 2 4 2 7 1 4 5 29 5 31 0 5-15 5-16 5-3 0-7 0-7 7 0 3 1 4 4 4 5 0 11 0 17 0 5 0 11-1 16-1 6 0 12 1 16 1 5 0 11 0 17 0 2 0 5-2 5-7 0-4-4-4-8-4-16 0-16-1-17-7-10-50-18-101-28-151zM132 31c5 26 9 53 15 80-24 0-46 0-70 0 18-27 36-54 55-80z"><text:p/></draw:path><draw:path draw:style-name="gr216" draw:text-style-name="P63" svg:width="0.035in" svg:height="0.1346in" svg:x="2.6579in" svg:y="0.3909in" svg:viewBox="0 0 90 343" svg:d="M7 0c-3 0-7 0-7 4 0 2 1 3 3 4 29 28 63 75 63 163 0 72-23 126-59 159-7 7-7 7-7 9 0 1 1 4 4 4 4 0 38-23 60-66 16-28 26-66 26-106 0-48-14-123-83-171z"><text:p/></draw:path><draw:path draw:style-name="gr216" draw:text-style-name="P63" svg:width="0.0965in" svg:height="0.1752in" svg:x="2.761in" svg:y="0.1811in" svg:viewBox="0 0 246 446" svg:d="M155 150c14 0 28 0 42 0 10 0 14 0 14-10 0-6-4-6-12-6-14 0-27 0-41 0 3-18 7-37 10-56 1-11 8-44 13-51 4-9 12-17 22-17 1 0 15 0 24 10-21 1-27 18-27 26 0 11 10 17 18 17 13 0 28-11 28-29 0-23-23-34-43-34-17 0-48 8-63 57-3 10-4 16-15 77-12 0-23 0-34 0-10 0-15 0-15 10 0 6 4 6 14 6 11 0 21 0 32 0-13 64-24 128-37 193-9 47-18 92-43 92-1 0-14 0-24-8 23-2 28-20 28-27 0-11-10-17-18-17-14 0-28 12-28 30 0 22 22 33 42 33 27 0 46-29 56-47 15-31 27-91 27-94 9-52 21-104 30-155z"><text:p/></draw:path><draw:path draw:style-name="gr216" draw:text-style-name="P63" svg:width="0.148in" svg:height="0.0949in" svg:x="2.8563in" svg:y="0.2539in" svg:viewBox="0 0 377 242" svg:d="M329 41c3-3 4-6 7-9 7-10 15-18 32-19 4 0 9-2 9-9 0-1-3-4-6-4-7 0-18 1-25 1-13 0-28-1-39-1-2 0-7 0-7 7 0 6 5 6 7 6 7 0 18 2 18 11 0 4-4 11-6 12-32 54-64 107-96 160-7-57-13-116-20-174 0-9 21-9 25-9s9 0 9-9c-2-1 0-4-6-4-7 0-14 0-21 1-7 0-15 0-22 0-9 0-30-1-37-1-1 0-7 0-7 7 0 6 4 6 9 6 15 0 16 2 18 5 0 2 1 11 3 23-33 51-63 103-96 155-5-56-12-112-18-168 0-1-1-4-1-6 0-9 22-9 25-9 4 0 8 0 8-9 0-1 0-4-5-4-10 0-34 1-44 1-12 0-26-1-36-1-4 0-7 1-7 7s4 6 10 6c15 0 15 1 17 9 8 70 15 140 23 210 0 7 0 10 7 10 6 0 9-4 10-7 37-59 72-119 108-178 6 59 13 117 18 175 2 7 3 10 9 10 5 0 7-4 9-7 40-64 79-130 118-194z"><text:p/></draw:path><draw:path draw:style-name="gr216" draw:text-style-name="P63" svg:width="0.0441in" svg:height="0.1929in" svg:x="3.0732in" svg:y="0.172in" svg:viewBox="0 0 113 491" svg:d="M113 486c0-2 0-2-8-10-62-63-77-156-77-231 0-85 18-171 80-232 5-6 5-7 5-9 0-3-1-4-4-4-5 0-49 34-78 95-25 55-31 109-31 150 0 39 6 98 32 154 30 60 72 92 77 92 3 0 4-1 4-5z"><text:p/></draw:path><draw:path draw:style-name="gr216" draw:text-style-name="P63" svg:width="0.0819in" svg:height="0.087in" svg:x="3.1378in" svg:y="0.2311in" svg:viewBox="0 0 209 222" svg:d="M43 176c27-28 41-40 59-56 17-15 31-26 49-44 46-45 58-69 58-70 0-6-5-6-6-6-4 0-6 1-7 6-15 23-27 30-38 30-12 0-17-7-25-15-8-11-17-21-34-21-36 0-60 46-60 56 0 3 3 6 7 6s6-3 6-6c10-22 38-22 42-22 11 0 19 2 31 7 19 7 25 7 37 7-16 21-58 56-68 64-14 14-30 27-44 41-33 33-50 61-50 64 0 5 4 5 6 5 4 0 4-1 8-7 11-16 25-29 41-29 11 0 16 4 29 18 8 10 17 18 31 18 49 0 77-62 77-75 0-3-2-6-6-6s-5 5-7 7c-11 33-42 41-59 41-9 0-18-3-29-6-17-7-24-8-34-8-1 0-9 0-14 1z"><text:p/></draw:path><draw:path draw:style-name="gr216" draw:text-style-name="P63" svg:width="0.0449in" svg:height="0.1929in" svg:x="3.2386in" svg:y="0.172in" svg:viewBox="0 0 115 491" svg:d="M115 245c0-38-6-97-32-153-30-60-73-92-77-92-3 0-6 1-6 4 0 2 0 3 10 13 49 47 77 126 77 228 0 84-18 171-80 232-7 7-7 7-7 9s3 5 6 5c4 0 49-33 78-96 25-54 31-108 31-150z"><text:p/></draw:path><draw:path draw:style-name="gr216" draw:text-style-name="P63" svg:width="0.0949in" svg:height="0.1358in" svg:x="3.3425in" svg:y="0.1827in" svg:viewBox="0 0 242 346" svg:d="M169 313c0 10 0 21 0 33 24-3 49-5 73-6 0-6 0-11 0-15-35 0-39-3-39-27 0-99 0-199 0-298-24 1-46 3-70 4 0 6 0 10 0 16 34 0 38 4 38 28 0 35 0 71 0 106-14-18-35-31-62-31-57 0-109 48-109 112 0 62 48 111 104 111 32 0 53-17 65-33zM169 182c0 33 0 67 0 101 0 8 0 9-5 18-14 24-37 33-58 33-22 0-40-12-51-30-13-21-14-49-14-69 0-18 0-47 15-70 10-15 28-31 55-31 18 0 37 7 53 30 5 8 5 8 5 18z"><text:p/></draw:path><draw:path draw:style-name="gr216" draw:text-style-name="P63" svg:width="0.0819in" svg:height="0.087in" svg:x="3.4516in" svg:y="0.2311in" svg:viewBox="0 0 209 222" svg:d="M45 176c26-28 40-40 57-56 17-15 31-26 49-44 46-45 58-69 58-70 0-6-5-6-6-6-3 0-4 1-7 6-15 23-25 30-36 30-13 0-19-7-26-15-9-11-18-21-35-21-36 0-58 46-58 56 0 3 1 6 5 6s6-3 7-6c9-22 38-22 41-22 11 0 21 2 32 7 20 7 25 7 38 7-18 21-59 56-69 64-15 14-29 27-45 41-33 33-50 61-50 64 0 5 4 4 6 5 4 0 5-1 8-7 11-16 25-29 42-29 11 0 15 4 28 18 8 10 17 18 32 18 48 0 77-62 77-75 0-3-3-6-5-6-6 0-6 5-7 7-12 33-44 41-61 41-9 0-18-3-28-6-16-7-25-8-35-8-1 0-8 0-12 1z"><text:p/></draw:path></draw:g></draw:g></text:p><text:p text:style-name="Text_20_body"><text: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u coup, quand on se trouve dans le cas d’un changement de variable au sein d’une intégrale parce que la variable d’intégration ne correspond pas aux bornes, par exemple:</text:p>
      <text:p text:style-name="P37"><draw:g text:anchor-type="as-char" svg:y="-0.2992in" draw:z-index="19" draw:name="Shape33" draw:style-name="gr214"><svg:title>TexMaths</svg:title><svg:desc>14§display§\text{W}_1=\int _{t=t_A}^{t_B}\text{d}z=\int _{z=z_A}^{z_B}\text{d}z=\left(z_B-z_A\right)§svg§600§FALSE§</svg:desc><draw:g draw:style-name="gr2"><draw:path draw:style-name="gr215" draw:text-style-name="P62" svg:width="3.2878in" svg:height="0.4752in" svg:x="0.0059in" svg:y="0.0102in" svg:viewBox="0 0 8352 1208" svg:d="M0 0c2784 0 5569 0 8352 0 0 403 0 805 0 1208-2783 0-5568 0-8352 0 0-403 0-805 0-1208z"><text:p/></draw:path><draw:path draw:style-name="gr216" draw:text-style-name="P63"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216" draw:text-style-name="P63"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216" draw:text-style-name="P63"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216" draw:text-style-name="P63"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216" draw:text-style-name="P63"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216" draw:text-style-name="P63"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216" draw:text-style-name="P63"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216" draw:text-style-name="P63"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216" draw:text-style-name="P63"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216" draw:text-style-name="P63"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216" draw:text-style-name="P63"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216" draw:text-style-name="P63"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216" draw:text-style-name="P63"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216" draw:text-style-name="P63"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216" draw:text-style-name="P63"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216" draw:text-style-name="P63"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216" draw:text-style-name="P63"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216" draw:text-style-name="P63"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216" draw:text-style-name="P63"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216" draw:text-style-name="P63"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216" draw:text-style-name="P63"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216" draw:text-style-name="P63"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216" draw:text-style-name="P63"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216" draw:text-style-name="P63" svg:width="0.0441in" svg:height="0.1937in" svg:x="2.5161in" svg:y="0.1547in" svg:viewBox="0 0 113 493" svg:d="M113 487c0-1 0-3-8-11-62-62-77-154-77-230 0-85 18-170 78-232 7-6 7-7 7-8 0-5-1-6-4-6-5 0-50 34-78 97-25 54-31 107-31 149 0 38 4 98 32 154 30 61 72 93 77 93 3 0 4-3 4-6z"><text:p/></draw:path><draw:path draw:style-name="gr216" draw:text-style-name="P63"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216" draw:text-style-name="P63"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216" draw:text-style-name="P63" svg:width="0.1181in" svg:height="0.0075in" svg:x="2.8547in" svg:y="0.2484in" svg:viewBox="0 0 301 20" svg:d="M283 20c8 0 18 0 18-10s-10-10-18-10c-88 0-178 0-266 0-9 0-17 0-17 10s8 10 17 10c88 0 178 0 266 0z"><text:p/></draw:path><draw:path draw:style-name="gr216" draw:text-style-name="P63"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216" draw:text-style-name="P63"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216" draw:text-style-name="P63"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soft-page-break/></text:p>
      <text:p text:style-name="P16">En réalité ce qui est processé est la chose suivante:</text:p>
      <text:p text:style-name="P21"><draw:g text:anchor-type="as-char" svg:y="-0.2984in" draw:z-index="21" draw:name="Shape34" draw:style-name="gr214"><svg:title>TexMaths</svg:title><svg:desc>14§display§\text{W}_1=\int _{t=t_A}^{t_B}\text{d}\left(f_z\left(t\right)\right)§svg§600§FALSE§</svg:desc><draw:g draw:style-name="gr2"><draw:path draw:style-name="gr215" draw:text-style-name="P62" svg:width="1.7268in" svg:height="0.4756in" svg:x="0.0055in" svg:y="0.0102in" svg:viewBox="0 0 4387 1209" svg:d="M2195 1209c-732 0-1463 0-2195 0 0-404 0-806 0-1209 1463 0 2924 0 4387 0 0 403 0 805 0 1209-730 0-1461 0-2192 0z"><text:p/></draw:path><draw:path draw:style-name="gr216" draw:text-style-name="P63" svg:width="0.1913in" svg:height="0.1358in" svg:x="-0.0004in" svg:y="0.1689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216" draw:text-style-name="P63"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216" draw:text-style-name="P63" svg:width="0.1287in" svg:height="0.0449in" svg:x="0.3461in" svg:y="0.2303in" svg:viewBox="0 0 328 115" svg:d="M311 20c7 0 17 0 17-10s-10-10-17-10c-98 0-196 0-294 0-7 0-17 0-17 10s10 10 17 10c98 0 196 0 294 0zM311 115c7 0 17 0 17-10s-10-10-17-10c-98 0-196 0-294 0-7 0-17 0-17 10s10 10 17 10c98 0 196 0 294 0z"><text:p/></draw:path><draw:path draw:style-name="gr216" draw:text-style-name="P63"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216" draw:text-style-name="P63"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216" draw:text-style-name="P63"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216" draw:text-style-name="P63" svg:width="0.0453in" svg:height="0.0858in" svg:x="0.6531in" svg:y="0.3925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216" draw:text-style-name="P63" svg:width="0.0992in" svg:height="0.0358in" svg:x="0.7154in" svg:y="0.4248in" svg:viewBox="0 0 253 92" svg:d="M241 17c4 0 12 0 12-9 0-8-8-8-12-8-76 0-153 0-228 0-5 0-13 0-13 8 0 9 8 9 13 9 75 0 152 0 228 0zM241 92c4 0 12 0 12-8s-8-8-12-8c-76 0-153 0-228 0-5 0-13 0-13 8s8 8 13 8c75 0 152 0 228 0z"><text:p/></draw:path><draw:path draw:style-name="gr216" draw:text-style-name="P63" svg:width="0.0453in" svg:height="0.0858in" svg:x="0.8307in" svg:y="0.3925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216" draw:text-style-name="P63"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216" draw:text-style-name="P63"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216" draw:text-style-name="P63" svg:width="0.0441in" svg:height="0.1933in" svg:x="1.1937in" svg:y="0.1551in" svg:viewBox="0 0 113 492" svg:d="M113 487c0-1 0-2-8-11-62-61-77-154-77-229 0-86 20-171 80-233 5-6 5-7 5-8 0-3-1-6-4-6-5 0-49 34-78 97-25 54-31 108-31 150 0 37 6 98 32 152 30 62 72 93 77 93 3 0 4-2 4-5z"><text:p/></draw:path><draw:path draw:style-name="gr216" draw:text-style-name="P63"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216" draw:text-style-name="P63"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216" draw:text-style-name="P63" svg:width="0.0441in" svg:height="0.1933in" svg:x="1.4854in" svg:y="0.1551in" svg:viewBox="0 0 113 492" svg:d="M113 487c0-1 0-2-8-11-62-61-77-154-77-229 0-86 20-171 80-233 5-6 5-7 5-8 0-3-1-6-4-6-5 0-49 34-78 97-25 54-31 108-31 150 0 37 6 98 32 152 30 62 72 93 77 93 3 0 4-2 4-5z"><text:p/></draw:path><draw:path draw:style-name="gr216" draw:text-style-name="P63"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216" draw:text-style-name="P63" svg:width="0.0441in" svg:height="0.1933in" svg:x="1.6224in" svg:y="0.1551in" svg:viewBox="0 0 113 492" svg:d="M113 247c0-38-5-99-32-155-29-60-71-92-77-92-3 0-4 3-4 6 0 1 0 2 8 11 49 49 77 127 77 230 0 84-18 170-79 232-6 6-6 7-6 8 0 3 1 5 4 5 6 0 49-33 79-96 25-54 30-109 30-149z"><text:p/></draw:path><draw:path draw:style-name="gr216" draw:text-style-name="P63" svg:width="0.0449in" svg:height="0.1933in" svg:x="1.6976in" svg:y="0.1551in" svg:viewBox="0 0 115 492" svg:d="M115 247c0-38-6-99-32-155-30-60-73-92-77-92-3 0-6 3-6 6 0 1 0 2 10 11 47 49 75 127 75 230 0 84-18 170-78 232-7 6-7 7-7 8 0 3 3 5 6 5 4 0 49-33 78-96 25-54 31-109 31-149z"><text:p/></draw:path></draw:g></draw:g></text:p>
      <text:p text:style-name="P18"/>
      <text:p text:style-name="P18"><text:span text:style-name="T27">(ce qui est évidemment égal à </text:span><text:span text:style-name="T27"><draw:g text:anchor-type="as-char" svg:y="-0.1445in" draw:z-index="20" draw:name="Shape35" draw:style-name="gr214"><svg:title>TexMaths</svg:title><svg:desc>14§display§f_z\left(t_B\right)-f_z\left(t_A\right)§svg§600§FALSE§</svg:desc><draw:g draw:style-name="gr2"><draw:path draw:style-name="gr215" draw:text-style-name="P62" svg:width="1.3295in" svg:height="0.1724in" svg:x="-0.0004in" svg:y="0.0091in" svg:viewBox="0 0 3378 439" svg:d="M1690 439c-565 0-1127 0-1690 0 0-147 0-292 0-439 1125 0 2252 0 3378 0 0 147 0 292 0 439-563 0-1126 0-1688 0z"><text:p/></draw:path><draw:path draw:style-name="gr216" draw:text-style-name="P63"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216" draw:text-style-name="P63"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216" draw:text-style-name="P63" svg:width="0.0449in" svg:height="0.1925in" svg:x="0.2248in" svg:y="-0.0004in" svg:viewBox="0 0 115 490" svg:d="M115 484c0-1 0-1-9-10-61-63-77-155-77-229 0-86 19-171 79-231 7-7 7-7 7-8 0-5-3-6-6-6-4 0-49 34-78 97-24 53-31 107-31 148 0 38 6 96 34 152 29 60 71 93 75 93 3 0 6-2 6-6z"><text:p/></draw:path><draw:path draw:style-name="gr216" draw:text-style-name="P63"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216" draw:text-style-name="P63"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216" draw:text-style-name="P63" svg:width="0.0441in" svg:height="0.1925in" svg:x="0.4957in" svg:y="-0.0004in" svg:viewBox="0 0 113 490" svg:d="M113 245c0-38-5-97-32-153-29-60-71-92-77-92-3 0-4 3-4 6 0 1 0 1 8 11 49 47 77 126 77 228 0 82-18 169-79 231-6 7-6 7-6 8 0 3 1 6 4 6 6 0 49-34 79-97 25-53 30-108 30-148z"><text:p/></draw:path><draw:path draw:style-name="gr216" draw:text-style-name="P63" svg:width="0.1177in" svg:height="0.0079in" svg:x="0.6189in" svg:y="0.0921in" svg:viewBox="0 0 300 21" svg:d="M283 21c8 0 17-1 17-11s-9-10-17-10c-88 0-178 0-266 0-9 0-17 0-17 10s8 11 17 11c88 0 178 0 266 0z"><text:p/></draw:path><draw:path draw:style-name="gr216" draw:text-style-name="P63"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216" draw:text-style-name="P63"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216" draw:text-style-name="P63" svg:width="0.0441in" svg:height="0.1925in" svg:x="1.0311in" svg:y="-0.0004in" svg:viewBox="0 0 113 490" svg:d="M113 484c0-1 0-1-8-10-62-63-77-155-77-229 0-86 20-171 80-231 5-7 5-7 5-8 0-5-1-6-4-6-5 0-49 34-78 97-25 53-31 107-31 148 0 38 6 96 32 152 30 60 72 93 77 93 3 0 4-2 4-6z"><text:p/></draw:path><draw:path draw:style-name="gr216" draw:text-style-name="P63"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216" draw:text-style-name="P63"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216" draw:text-style-name="P63"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27">, mais c’est pour comprendre la logique du truc)</text:span>.</text:p>
      <text:p text:style-name="P18"/>
      <text:p text:style-name="P23"><text:span text:style-name="T22">Et du coup, par changement de variable </text:span><text:span text:style-name="T23">posé</text:span><text:span text:style-name="T22"> en arrière-plan </text:span><text:span text:style-name="T22"><draw:g text:anchor-type="as-char" svg:y="-0.1445in" draw:z-index="22" draw:name="Shape36" draw:style-name="gr214"><svg:title>TexMaths</svg:title><svg:desc>14§display§V_z=f_z\left(t\right)§svg§600§FALSE§</svg:desc><draw:g draw:style-name="gr2"><draw:path draw:style-name="gr215" draw:text-style-name="P62" svg:width="0.8571in" svg:height="0.172in" svg:x="-0.0004in" svg:y="0.0098in" svg:viewBox="0 0 2178 438" svg:d="M0 0c726 0 1452 0 2178 0 0 145 0 292 0 438-726 0-1452 0-2178 0 0-146 0-293 0-438z"><text:p/></draw:path><draw:path draw:style-name="gr216" draw:text-style-name="P63"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216" draw:text-style-name="P63"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216" draw:text-style-name="P63"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216" draw:text-style-name="P63"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216" draw:text-style-name="P63"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216" draw:text-style-name="P63" svg:width="0.0441in" svg:height="0.1917in" svg:x="0.685in" svg:y="0in" svg:viewBox="0 0 113 488" svg:d="M113 483c0-2 0-2-8-10-60-62-77-154-77-228 0-86 20-171 80-232 5-6 5-6 5-9s-1-4-4-4c-5 0-49 34-78 95-25 55-31 109-31 150 0 36 6 96 32 151 30 60 72 92 77 92 3 0 4-1 4-5z"><text:p/></draw:path><draw:path draw:style-name="gr216" draw:text-style-name="P63"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216" draw:text-style-name="P63" svg:width="0.0441in" svg:height="0.1917in" svg:x="0.822in" svg:y="0in" svg:viewBox="0 0 113 488" svg:d="M113 245c0-38-5-98-32-153-29-60-71-92-77-92-3 0-4 1-4 4s0 3 8 13c49 47 77 126 77 228 0 82-18 168-79 231-6 5-6 5-6 7 0 4 1 5 4 5 6 0 49-33 79-95 25-54 30-109 30-148z"><text:p/></draw:path></draw:g></draw:g></text:span><text:span text:style-name="T22">, on a</text:span></text:p>
      <text:p text:style-name="P22"><draw:g text:anchor-type="as-char" svg:y="-0.3165in" draw:z-index="23" draw:name="Shape37" draw:style-name="gr214"><svg:title>TexMaths</svg:title><svg:desc>14§display§\text{W}_1=\int _{t=t_A}^{t_B}\text{d}\left(f_z\left(t\right)\right)\ =\ \int _{V_z=f_z\left(t_A\right)}^{f_z\left(t_B\right)}dV_z=f_z\left(t_B\right)-f_z\left(t_A\right)§svg§600§FALSE§</svg:desc><draw:g draw:style-name="gr2"><draw:path draw:style-name="gr215" draw:text-style-name="P62" svg:width="4.9307in" svg:height="0.5067in" svg:x="0.0055in" svg:y="0.0102in" svg:viewBox="0 0 12525 1288" svg:d="M6263 1288c-2088 0-4176 0-6263 0 0-430 0-858 0-1288 4175 0 8351 0 12525 0 0 430 0 858 0 1288-2087 0-4174 0-6262 0z"><text:p/></draw:path><draw:path draw:style-name="gr216" draw:text-style-name="P63"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216" draw:text-style-name="P63"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216" draw:text-style-name="P63"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216" draw:text-style-name="P63"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216" draw:text-style-name="P63"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216" draw:text-style-name="P63"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216" draw:text-style-name="P63"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216" draw:text-style-name="P63"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216" draw:text-style-name="P63"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216" draw:text-style-name="P63"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216" draw:text-style-name="P63"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216" draw:text-style-name="P63" svg:width="0.0449in" svg:height="0.1933in" svg:x="1.1945in" svg:y="0.172in" svg:viewBox="0 0 115 492" svg:d="M115 487c0-1 0-2-9-11-61-61-77-154-77-230 0-85 19-170 79-232 7-6 7-7 7-8 0-5-3-6-6-6-4 0-49 34-78 97-25 53-31 107-31 149 0 38 6 98 32 153 30 62 73 93 77 93 3 0 6-2 6-5z"><text:p/></draw:path><draw:path draw:style-name="gr216" draw:text-style-name="P63"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216" draw:text-style-name="P63"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216" draw:text-style-name="P63" svg:width="0.0449in" svg:height="0.1933in" svg:x="1.4858in" svg:y="0.172in" svg:viewBox="0 0 115 492" svg:d="M115 487c0-1 0-2-9-11-61-61-77-154-77-230 0-85 19-170 79-232 7-6 7-7 7-8 0-5-3-6-6-6-4 0-49 34-78 97-24 53-31 107-31 149 0 38 6 98 34 153 29 62 71 93 75 93 3 0 6-2 6-5z"><text:p/></draw:path><draw:path draw:style-name="gr216" draw:text-style-name="P63"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216" draw:text-style-name="P63" svg:width="0.0449in" svg:height="0.1933in" svg:x="1.6232in" svg:y="0.172in" svg:viewBox="0 0 115 492" svg:d="M115 246c0-37-6-98-34-154-29-60-71-92-75-92-3 0-6 3-6 6 0 1 0 2 10 11 47 49 75 127 75 229 0 84-18 171-78 233-7 6-7 7-7 8 0 3 3 5 6 5 4 0 49-33 78-96 24-54 31-109 31-150z"><text:p/></draw:path><draw:path draw:style-name="gr216" draw:text-style-name="P63" svg:width="0.0441in" svg:height="0.1933in" svg:x="1.6988in" svg:y="0.172in" svg:viewBox="0 0 113 492" svg:d="M113 246c0-37-5-98-32-154-29-60-71-92-77-92-3 0-4 3-4 6 0 1 0 2 8 11 49 49 77 127 77 229 0 84-18 171-79 233-6 6-6 7-6 8 0 3 1 5 4 5 6 0 49-33 79-96 25-54 30-109 30-150z"><text:p/></draw:path><draw:path draw:style-name="gr216" draw:text-style-name="P63"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216" draw:text-style-name="P63"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216" draw:text-style-name="P63"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216" draw:text-style-name="P63"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216" draw:text-style-name="P63" svg:width="0.035in" svg:height="0.135in" svg:x="2.5146in" svg:y="0in" svg:viewBox="0 0 90 344" svg:d="M83 0c-66 46-83 119-83 172 0 49 14 123 83 172 2 0 7 0 7-4 0-3-2-3-3-5-46-41-63-100-63-163 0-92 35-138 63-164 1-1 3-2 3-4 0-4-5-4-7-4z"><text:p/></draw:path><draw:path draw:style-name="gr216" draw:text-style-name="P63"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216" draw:text-style-name="P63"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216" draw:text-style-name="P63" svg:width="0.035in" svg:height="0.135in" svg:x="2.7421in" svg:y="0in" svg:viewBox="0 0 90 344" svg:d="M7 0c-3 0-7 0-7 4 0 2 1 3 3 6 29 26 63 73 63 162 0 72-23 126-59 160-7 5-7 7-7 8 0 2 1 4 4 4 4 0 38-22 60-65 16-30 26-66 26-107 0-49-14-123-83-172z"><text:p/></draw:path><draw:path draw:style-name="gr216" draw:text-style-name="P63" svg:width="0.1055in" svg:height="0.0945in" svg:x="2.2685in" svg:y="0.4016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216" draw:text-style-name="P63"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216" draw:text-style-name="P63"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216" draw:text-style-name="P63"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216" draw:text-style-name="P63"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216" draw:text-style-name="P63" svg:width="0.035in" svg:height="0.135in" svg:x="2.7189in" svg:y="0.3917in" svg:viewBox="0 0 90 344" svg:d="M83 0c-66 46-83 119-83 172 0 49 14 123 83 172 2 0 7 0 7-4 0-3-2-3-5-5-46-41-63-100-63-163 0-92 37-138 65-164 1-1 3-2 3-4 0-4-5-4-7-4z"><text:p/></draw:path><draw:path draw:style-name="gr216" draw:text-style-name="P63"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216" draw:text-style-name="P63"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216" draw:text-style-name="P63" svg:width="0.035in" svg:height="0.135in" svg:x="2.9417in" svg:y="0.3917in" svg:viewBox="0 0 90 344" svg:d="M7 0c-3 0-7 0-7 4 0 2 1 3 4 6 30 26 62 73 62 162 0 72-23 126-59 160-6 5-7 7-7 8 0 2 1 4 6 4 2 0 36-22 58-65 16-30 26-66 26-107 0-49-14-123-83-172z"><text:p/></draw:path><draw:path draw:style-name="gr216" draw:text-style-name="P63"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216" draw:text-style-name="P63"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216" draw:text-style-name="P63"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216" draw:text-style-name="P63"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216" draw:text-style-name="P63"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216" draw:text-style-name="P63"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216" draw:text-style-name="P63" svg:width="0.0449in" svg:height="0.1933in" svg:x="3.8311in" svg:y="0.172in" svg:viewBox="0 0 115 492" svg:d="M115 487c0-1 0-2-9-11-61-61-77-154-77-230 0-85 19-170 79-232 7-6 7-7 7-8 0-5-2-6-6-6s-49 34-77 97c-25 53-32 107-32 149 0 38 6 98 34 153 29 62 71 93 75 93s6-2 6-5z"><text:p/></draw:path><draw:path draw:style-name="gr216" draw:text-style-name="P63"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216" draw:text-style-name="P63"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216" draw:text-style-name="P63" svg:width="0.0449in" svg:height="0.1933in" svg:x="4.102in" svg:y="0.172in" svg:viewBox="0 0 115 492" svg:d="M115 246c0-37-6-98-34-154-29-60-71-92-75-92-3 0-6 3-6 6 0 1 0 2 10 11 47 49 75 127 75 229 0 84-18 171-78 233-7 6-7 7-7 8 0 3 3 5 6 5 4 0 49-33 78-96 24-54 31-109 31-150z"><text:p/></draw:path><draw:path draw:style-name="gr216" draw:text-style-name="P63" svg:width="0.1181in" svg:height="0.0075in" svg:x="4.2252in" svg:y="0.2654in" svg:viewBox="0 0 301 20" svg:d="M283 20c8 0 18 0 18-10s-10-10-18-10c-88 0-178 0-266 0-9 0-17 0-17 10s8 10 17 10c88 0 178 0 266 0z"><text:p/></draw:path><draw:path draw:style-name="gr216" draw:text-style-name="P63"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216" draw:text-style-name="P63"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216" draw:text-style-name="P63" svg:width="0.0441in" svg:height="0.1933in" svg:x="4.6386in" svg:y="0.172in" svg:viewBox="0 0 113 492" svg:d="M113 487c0-1 0-2-8-11-62-61-77-154-77-230 0-85 18-170 80-232 5-6 5-7 5-8 0-5-1-6-4-6-5 0-50 34-78 97-25 53-31 107-31 149 0 38 4 98 32 153 30 62 72 93 77 93 3 0 4-2 4-5z"><text:p/></draw:path><draw:path draw:style-name="gr216" draw:text-style-name="P63"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216" draw:text-style-name="P63"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216" draw:text-style-name="P63"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214"><svg:title>TexMaths</svg:title><svg:desc>14§display§f_z§svg§600§FALSE§</svg:desc><draw:g draw:style-name="gr2"><draw:path draw:style-name="gr215" draw:text-style-name="P62" svg:width="0.1445in" svg:height="0.1551in" svg:x="-0.0004in" svg:y="0.0102in" svg:viewBox="0 0 368 395" svg:d="M0 0c122 0 246 0 368 0 0 132 0 263 0 395-122 0-246 0-368 0 0-132 0-263 0-395z"><text:p/></draw:path><draw:path draw:style-name="gr216" draw:text-style-name="P63"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216" draw:text-style-name="P63"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 la fonction <text:s/><draw:g text:anchor-type="as-char" svg:y="-0.2217in" draw:z-index="27" draw:name="Shape41" draw:style-name="gr214"><svg:title>TexMaths</svg:title><svg:desc>14§display§\text{f}^{\circ }\left(_{\ \ \ \ \ \ t\ \ \ \rightarrow \ \ \ 1}^{\left[t_A,\ t_B\right]\ \ \rightarrow \ \left\{1\right\}}\right)§svg§600§FALSE§</svg:desc><draw:g draw:style-name="gr2"><draw:path draw:style-name="gr215" draw:text-style-name="P62" svg:width="1.4898in" svg:height="0.3276in" svg:x="0.0028in" svg:y="0.0094in" svg:viewBox="0 0 3785 833" svg:d="M1893 833c-631 0-1261 0-1893 0 0-277 0-556 0-833 1262 0 2523 0 3785 0 0 277 0 556 0 833-630 0-1262 0-1892 0z"><text:p/></draw:path><draw:path draw:style-name="gr216" draw:text-style-name="P63"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16" draw:text-style-name="P63" svg:width="0.0575in" svg:height="0.0575in" svg:x="0.063in" svg:y="0.0728in" svg:viewBox="0 0 147 147" svg:d="M147 74c0-42-34-74-74-74-41 0-73 34-73 73 0 42 32 74 73 74 42 0 74-34 74-73zM73 130c-32 0-56-26-56-56 0-32 25-57 56-57 32 0 57 25 57 56 0 32-25 57-57 57z"><text:p/></draw:path><draw:path draw:style-name="gr216" draw:text-style-name="P63"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216" draw:text-style-name="P63" svg:width="0.0205in" svg:height="0.1354in" svg:x="0.3079in" svg:y="0.0205in" svg:viewBox="0 0 53 345" svg:d="M53 345c0-6 0-12 0-17-12 0-24 0-36 0 0-104 0-208 0-311 12 0 24 0 36 0 0-6 0-11 0-17-18 0-35 0-53 0 0 115 0 230 0 345 18 0 35 0 53 0z"><text:p/></draw:path><draw:path draw:style-name="gr216" draw:text-style-name="P63" svg:width="0.0453in" svg:height="0.0854in" svg:x="0.3386in" svg:y="0.0366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216" draw:text-style-name="P63"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216" draw:text-style-name="P63" svg:width="0.0165in" svg:height="0.0413in" svg:x="0.5165in" svg:y="0.1063in" svg:viewBox="0 0 43 106" svg:d="M35 35c0 18-4 41-28 63-1 1-1 1-1 4 0 2 2 4 4 4 5 0 33-28 33-68 0-21-7-38-23-38-12 0-20 10-20 20 0 11 8 21 20 21 8 0 14-6 15-6z"><text:p/></draw:path><draw:path draw:style-name="gr216" draw:text-style-name="P63" svg:width="0.0453in" svg:height="0.0854in" svg:x="0.6181in" svg:y="0.0366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216" draw:text-style-name="P63"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216" draw:text-style-name="P63" svg:width="0.0205in" svg:height="0.1354in" svg:x="0.789in" svg:y="0.0205in" svg:viewBox="0 0 53 345" svg:d="M53 0c-18 0-35 0-53 0 0 6 0 11 0 17 13 0 24 0 36 0 0 103 0 207 0 311-12 0-23 0-36 0 0 5 0 11 0 17 18 0 35 0 53 0 0-115 0-230 0-345z"><text:p/></draw:path><draw:path draw:style-name="gr216" draw:text-style-name="P63" svg:width="0.1331in" svg:height="0.0713in" svg:x="0.9681in" svg:y="0.052in" svg:viewBox="0 0 339 182" svg:d="M290 99c-44 33-32 52-49 77 0 6 4 6 8 6 6 0 7 0 9-6 2-9 8-30 26-50 20-21 37-25 51-31 2 0 4-3 4-4 0-3-3-4-7-6-49-15-67-50-74-81-2-4-5-4-9-4s-8 0-8 6c7 15 4 23 21 47 7 11 17 21 28 30-93 0-184 0-276 0-6 0-14 0-14 8s8 8 14 8c92 0 183 0 276 0z"><text:p/></draw:path><draw:path draw:style-name="gr216" draw:text-style-name="P63"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216" draw:text-style-name="P63" svg:width="0.0488in" svg:height="0.0902in" svg:x="1.2709in" svg:y="0.0315in" svg:viewBox="0 0 125 230" svg:d="M77 10c0-9 0-10-10-10-22 22-53 22-67 22 0 5 0 9 0 13 8 0 31 0 50-10 0 59 0 116 0 175 0 13 0 17-35 17-4 0-8 0-12 0 0 4 0 8 0 13 5-2 47-2 60-2 11 0 55 0 62 2 0-5 0-9 0-13-5 0-9 0-13 0-35 0-35-4-35-17 0-63 0-127 0-190z"><text:p/></draw:path><draw:path draw:style-name="gr216" draw:text-style-name="P63"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216" draw:text-style-name="P63"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216" draw:text-style-name="P63"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216" draw:text-style-name="P63"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216" draw:text-style-name="P63"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214"><svg:title>TexMaths</svg:title><svg:desc>14§display§\left[t_A,\ t_B\right]§svg§600§FALSE§</svg:desc><draw:g draw:style-name="gr2"><draw:path draw:style-name="gr215" draw:text-style-name="P62" svg:width="0.6134in" svg:height="0.1724in" svg:x="-0.0004in" svg:y="0.0091in" svg:viewBox="0 0 1559 439" svg:d="M779 439c-260 0-519 0-779 0 0-147 0-292 0-439 519 0 1040 0 1559 0 0 147 0 292 0 439-260 0-521 0-780 0z"><text:p/></draw:path><draw:path draw:style-name="gr216" draw:text-style-name="P63" svg:width="0.026in" svg:height="0.1925in" svg:x="0.0126in" svg:y="-0.0004in" svg:viewBox="0 0 67 490" svg:d="M67 490c0-7 0-13 0-20-15 0-32 0-47 0 0-150 0-301 0-450 15 0 32 0 47 0 0-7 0-13 0-20-22 0-45 0-67 0 0 164 0 326 0 490 22 0 45 0 67 0z"><text:p/></draw:path><draw:path draw:style-name="gr216" draw:text-style-name="P63"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216" draw:text-style-name="P63"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216" draw:text-style-name="P63" svg:width="0.022in" svg:height="0.0575in" svg:x="0.2563in" svg:y="0.1236in" svg:viewBox="0 0 57 147" svg:d="M57 52c0-32-12-52-32-52-15 0-25 13-25 27 0 12 10 25 25 25 6 0 13-2 17-6 1-1 1-1 3-1 1 0 1 0 1 7 0 36-17 66-33 81-6 6-6 7-6 8 0 3 3 6 6 6 5 0 44-38 44-95z"><text:p/></draw:path><draw:path draw:style-name="gr216" draw:text-style-name="P63"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216" draw:text-style-name="P63"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216" draw:text-style-name="P63" svg:width="0.026in" svg:height="0.1925in" svg:x="0.5969in" svg:y="-0.0004in" svg:viewBox="0 0 67 490" svg:d="M67 0c-22 0-45 0-67 0 0 7 0 13 0 20 15 0 32 0 48 0 0 149 0 300 0 450-16 0-33 0-48 0 0 7 0 13 0 20 22 0 45 0 67 0 0-164 0-326 0-490z"><text:p/></draw:path></draw:g></draw:g>.</text:p>
      <text:p text:style-name="P9"/>
      <text:p text:style-name="P19">Sauf que comme c’est un peu <text:span text:style-name="T13">contre-intuitif et plus coûteux en charge mentale</text:span> d’introduire moult moult noms de variables pour faire de la technique mathématique, on va simplifier tout ça en créant une convention : <text:span text:style-name="T25">quand je fais un changement de variable au sein d’une intégrale, </text:span><text:span text:style-name="T28">je nomme cette variable comme la grandeur qu’elle désigne. Il n’y aura pas de conflit vu que dans une intégrale, la variable est muette, mais pour nos humbles cerveaux d’humains ça permet de voir vraiment le sens de ce qu’on est en train de faire.</text:span></text:p>
      <text:p text:style-name="P19"/>
      <text:p text:style-name="P20">Du coup ça donne le fameux:</text:p>
      <text:p text:style-name="P21"><draw:g text:anchor-type="as-char" svg:y="-0.2984in" draw:z-index="44" draw:name="Shape43" draw:style-name="gr214"><svg:title>TexMaths</svg:title><svg:desc>14§display§W_1=\int _{t=t_A}^{t_B}\text{d}z=\int _{z=z_A}^{z_B}\text{d}z§svg§600§FALSE§</svg:desc><draw:g draw:style-name="gr2"><draw:path draw:style-name="gr215" draw:text-style-name="P62" svg:width="2.1972in" svg:height="0.4756in" svg:x="-0.0004in" svg:y="0.0102in" svg:viewBox="0 0 5582 1209" svg:d="M2792 1209c-931 0-1861 0-2792 0 0-404 0-806 0-1209 1861 0 3721 0 5582 0 0 403 0 805 0 1209-930 0-1861 0-2790 0z"><text:p/></draw:path><draw:path draw:style-name="gr216" draw:text-style-name="P63" svg:width="0.1913in" svg:height="0.1358in" svg:x="0.0004in" svg:y="0.1689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216" draw:text-style-name="P63"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216" draw:text-style-name="P63" svg:width="0.1287in" svg:height="0.0449in" svg:x="0.324in" svg:y="0.2303in" svg:viewBox="0 0 328 115" svg:d="M311 20c7 0 17 0 17-10s-10-10-17-10c-98 0-196 0-294 0-7 0-17 0-17 10s10 10 17 10c98 0 196 0 294 0zM311 115c7 0 17 0 17-10s-10-10-17-10c-98 0-196 0-294 0-7 0-17 0-17 10s10 10 17 10c98 0 196 0 294 0z"><text:p/></draw:path><draw:path draw:style-name="gr216" draw:text-style-name="P63"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216" draw:text-style-name="P63"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216" draw:text-style-name="P63"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216" draw:text-style-name="P63" svg:width="0.0453in" svg:height="0.0858in" svg:x="0.6311in" svg:y="0.3925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216" draw:text-style-name="P63" svg:width="0.0992in" svg:height="0.0358in" svg:x="0.6933in" svg:y="0.4248in" svg:viewBox="0 0 253 92" svg:d="M239 17c6 0 14 0 14-9 0-8-8-8-12-8-76 0-153 0-228 0-5 0-13 0-13 8 0 9 7 9 13 9 75 0 151 0 226 0zM241 92c4 0 12 0 12-8s-8-8-14-8c-75 0-151 0-226 0-6 0-13 0-13 8s8 8 13 8c75 0 152 0 228 0z"><text:p/></draw:path><draw:path draw:style-name="gr216" draw:text-style-name="P63" svg:width="0.0461in" svg:height="0.0858in" svg:x="0.8079in" svg:y="0.3925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216" draw:text-style-name="P63"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216" draw:text-style-name="P63"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216" draw:text-style-name="P63" svg:width="0.0819in" svg:height="0.0874in" svg:x="1.1283in" svg:y="0.2161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216" draw:text-style-name="P63" svg:width="0.1287in" svg:height="0.0449in" svg:x="1.2831in" svg:y="0.2303in" svg:viewBox="0 0 328 115" svg:d="M311 20c7 0 17 0 17-10s-10-10-17-10c-98 0-196 0-294 0-7 0-17 0-17 10s10 10 17 10c98 0 196 0 294 0zM311 115c7 0 17 0 17-10s-10-10-17-10c-98 0-196 0-294 0-7 0-17 0-17 10s10 10 17 10c98 0 196 0 294 0z"><text:p/></draw:path><draw:path draw:style-name="gr216" draw:text-style-name="P63"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216" draw:text-style-name="P63"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216" draw:text-style-name="P63"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216" draw:text-style-name="P63"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216" draw:text-style-name="P63" svg:width="0.0992in" svg:height="0.0358in" svg:x="1.6732in" svg:y="0.4248in" svg:viewBox="0 0 253 92" svg:d="M241 17c4 0 12 0 12-9 0-8-8-8-12-8-76 0-153 0-228 0-5 0-13 0-13 8 0 9 8 9 13 9 75 0 152 0 228 0zM241 92c4 0 12 0 12-8s-8-8-12-8c-76 0-153 0-228 0-5 0-13 0-13 8s8 8 13 8c75 0 152 0 228 0z"><text:p/></draw:path><draw:path draw:style-name="gr216" draw:text-style-name="P63"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216" draw:text-style-name="P63"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216" draw:text-style-name="P63"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216" draw:text-style-name="P63" svg:width="0.0819in" svg:height="0.0874in" svg:x="2.1248in" svg:y="0.2161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4"/>
      <text:p text:style-name="P5">Donc pour conclure, on peut faire du changement de variable en veux-tu en voilà, mais faut garder à l’esprit que c’est sous réserve de 3 conditions qu’on a dites plus haut.</text:p>
      <text:p text:style-name="P3"/>
      <text:p text:style-name="P39"/>
      <text:p text:style-name="P39"/>
      <text:p text:style-name="P51"><text:soft-page-break/><text:span text:style-name="T10">3</text:span><text:span text:style-name="T8">) </text:span><text:span text:style-name="T6">Équation de cercle dans un repère cartésien</text:span></text:p>
      <text:p text:style-name="P40">Dans un plan repéré par un repère cartésien <draw:g text:anchor-type="as-char" svg:y="-0.1445in" draw:z-index="45" draw:style-name="gr1"><svg:title>TexMaths</svg:title><svg:desc>14§display§\left(O,\ \vec{e_x},\ \vec{e_z}\right)§svg§600§FALSE§</svg:desc><draw:g draw:style-name="gr2"><draw:path draw:style-name="gr202" draw:text-style-name="P62" svg:width="0.9315in" svg:height="0.172in" svg:x="0.0004in" svg:y="0.0098in" svg:viewBox="0 0 2367 438" svg:d="M0 0c789 0 1578 0 2367 0 0 145 0 292 0 438-789 0-1578 0-2367 0 0-146 0-293 0-438z"><text:p/></draw:path><draw:path draw:style-name="gr203" draw:text-style-name="P63" svg:width="0.0441in" svg:height="0.1917in" svg:x="0.0094in" svg:y="0in" svg:viewBox="0 0 113 488" svg:d="M113 483c0-2 0-2-8-10-62-62-77-154-77-228 0-86 18-171 80-232 5-6 5-6 5-9s-1-4-4-4c-5 0-49 34-78 95-25 55-31 109-31 150 0 36 6 96 32 151 30 60 72 92 77 92 3 0 4-1 4-5z"><text:p/></draw:path><draw:path draw:style-name="gr204" draw:text-style-name="P63"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205" draw:text-style-name="P63" svg:width="0.0228in" svg:height="0.0575in" svg:x="0.235in" svg:y="0.1232in" svg:viewBox="0 0 59 147" svg:d="M59 52c0-32-13-52-32-52-16 0-27 13-27 27 0 12 11 26 27 26 5 0 12-3 16-7 2-1 2-1 3-1 2 0 2 0 2 7 0 36-17 66-34 82-6 5-6 6-6 7 0 4 3 6 6 6 4 0 45-38 45-95z"><text:p/></draw:path><draw:path draw:style-name="gr206" draw:text-style-name="P63"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207" draw:text-style-name="P63"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208" draw:text-style-name="P63"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209" draw:text-style-name="P63" svg:width="0.022in" svg:height="0.0575in" svg:x="0.5728in" svg:y="0.1232in" svg:viewBox="0 0 57 147" svg:d="M57 52c0-32-12-52-30-52-17 0-27 13-27 27 0 12 10 26 27 26 5 0 11-3 16-7 2-1 2-1 3-1 0 3 0 0 0 7 0 36-17 66-32 82-6 5-6 6-6 7 0 4 2 6 5 6 5 0 44-38 44-95z"><text:p/></draw:path><draw:path draw:style-name="gr210" draw:text-style-name="P63"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211" draw:text-style-name="P63"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212" draw:text-style-name="P63"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213" draw:text-style-name="P63"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46" draw:style-name="gr1"><svg:title>TexMaths</svg:title><svg:desc>14§display§r_{\in \mathbb{R}_+\left[\text{m}\right]}§svg§600§FALSE§</svg:desc><draw:g draw:style-name="gr2"><draw:path draw:style-name="gr194" draw:text-style-name="P62" svg:width="0.574in" svg:height="0.1343in" svg:x="0.0047in" svg:y="0.0098in" svg:viewBox="0 0 1459 342" svg:d="M0 0c486 0 973 0 1459 0 0 114 0 228 0 342-486 0-973 0-1459 0 0-114 0-228 0-342z"><text:p/></draw:path><draw:path draw:style-name="gr195" draw:text-style-name="P63"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96" draw:text-style-name="P63"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97" draw:text-style-name="P63"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98" draw:text-style-name="P63"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99" draw:text-style-name="P63" svg:width="0.0201in" svg:height="0.1339in" svg:x="0.4114in" svg:y="0.0189in" svg:viewBox="0 0 52 341" svg:d="M52 341c0-6 0-11 0-17-11 0-24 0-35 0 0-102 0-205 0-307 11 0 24 0 35 0 0-6 0-11 0-17-17 0-35 0-52 0 0 113 0 228 0 341 17 0 35 0 52 0z"><text:p/></draw:path><draw:path draw:style-name="gr200" draw:text-style-name="P63" svg:width="0.1138in" svg:height="0.0591in" svg:x="0.4441in" svg:y="0.0602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201" draw:text-style-name="P63" svg:width="0.0205in" svg:height="0.1339in" svg:x="0.5681in" svg:y="0.0189in" svg:viewBox="0 0 53 341" svg:d="M53 0c-18 0-35 0-53 0 0 6 0 11 0 17 13 0 24 0 36 0 0 102 0 205 0 307-12 0-23 0-36 0 0 6 0 11 0 17 18 0 35 0 53 0 0-113 0-228 0-341z"><text:p/></draw:path></draw:g></draw:g><text:s/>sera d’équation: </text:p>
      <text:p text:style-name="P21"><draw:g text:anchor-type="as-char" svg:y="-0.1689in" draw:z-index="47" draw:style-name="gr1"><svg:title>TexMaths</svg:title><svg:desc>14§display§x^2+z^2=r^2§svg§600§FALSE§</svg:desc><draw:g draw:style-name="gr2"><draw:path draw:style-name="gr185" draw:text-style-name="P62" svg:width="1.0177in" svg:height="0.165in" svg:x="0.0047in" svg:y="0.0102in" svg:viewBox="0 0 2586 420" svg:d="M0 0c862 0 1724 0 2586 0 0 140 0 280 0 420-862 0-1724 0-2586 0 0-140 0-280 0-420z"><text:p/></draw:path><draw:path draw:style-name="gr186" draw:text-style-name="P63" svg:width="0.0961in" svg:height="0.0874in" svg:x="0.0004in" svg:y="0.0843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87" draw:text-style-name="P63"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88" draw:text-style-name="P63"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89" draw:text-style-name="P63" svg:width="0.0815in" svg:height="0.0874in" svg:x="0.437in" svg:y="0.0843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90" draw:text-style-name="P63"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91" draw:text-style-name="P63" svg:width="0.1283in" svg:height="0.0449in" svg:x="0.678in" svg:y="0.0984in" svg:viewBox="0 0 327 115" svg:d="M311 20c7 0 16 0 16-10s-9-10-16-10c-98 0-196 0-294 0-7 0-17 0-17 10s10 10 17 10c98 0 196 0 294 0zM311 115c7 0 16 0 16-10s-9-10-16-10c-98 0-196 0-294 0-7 0-17 0-17 10s10 10 17 10c98 0 196 0 294 0z"><text:p/></draw:path><draw:path draw:style-name="gr192" draw:text-style-name="P63" svg:width="0.0783in" svg:height="0.0874in" svg:x="0.8772in" svg:y="0.0843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93" draw:text-style-name="P63"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41">Si ce cercle est de centre C (point quelconque du plan), alors on aura l’équation:</text:p>
      <text:p text:style-name="P21"><draw:g text:anchor-type="as-char" svg:y="-0.1854in" draw:z-index="48" draw:style-name="gr1"><svg:title>TexMaths</svg:title><svg:desc>14§display§\left(x-x_C\right)^2+\left(z-z_C\right)^2=r^2§svg§600§FALSE§</svg:desc><draw:g draw:style-name="gr2"><draw:path draw:style-name="gr166" draw:text-style-name="P62" svg:width="2.2539in" svg:height="0.2142in" svg:x="0.0004in" svg:y="0.0102in" svg:viewBox="0 0 5726 545" svg:d="M2864 545c-955 0-1909 0-2864 0 0-181 0-363 0-545 1909 0 3817 0 5726 0 0 182 0 364 0 545-954 0-1909 0-2862 0z"><text:p/></draw:path><draw:path draw:style-name="gr167" draw:text-style-name="P63" svg:width="0.0449in" svg:height="0.1921in" svg:x="0.0094in" svg:y="0.0421in" svg:viewBox="0 0 115 489" svg:d="M115 484c0-2 0-2-9-10-61-63-78-155-78-228 0-85 20-170 80-232 7-6 7-7 7-8 0-5-3-6-6-6-5 0-49 34-78 96-25 54-31 108-31 150 0 38 6 95 32 151 30 60 72 92 77 92 3 0 6-1 6-5z"><text:p/></draw:path><draw:path draw:style-name="gr168" draw:text-style-name="P63"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69" draw:text-style-name="P63" svg:width="0.1181in" svg:height="0.0075in" svg:x="0.2354in" svg:y="0.1346in" svg:viewBox="0 0 301 20" svg:d="M283 20c8 0 18 0 18-10s-10-10-18-10c-88 0-178 0-266 0-9 0-17 0-17 10s8 10 17 10c88 0 178 0 266 0z"><text:p/></draw:path><draw:path draw:style-name="gr170" draw:text-style-name="P63"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71" draw:text-style-name="P63"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72" draw:text-style-name="P63" svg:width="0.0449in" svg:height="0.1921in" svg:x="0.665in" svg:y="0.0421in" svg:viewBox="0 0 115 489" svg:d="M115 246c0-39-6-98-32-154-30-60-73-92-77-92-3 0-6 3-6 6 0 1 0 2 10 11 47 49 75 126 75 229 0 83-18 168-78 229-7 7-7 7-7 9 0 3 3 5 6 5 4 0 49-33 78-96 25-53 31-106 31-147z"><text:p/></draw:path><draw:path draw:style-name="gr173" draw:text-style-name="P63"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74" draw:text-style-name="P63"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75" draw:text-style-name="P63" svg:width="0.0441in" svg:height="0.1921in" svg:x="1.072in" svg:y="0.0421in" svg:viewBox="0 0 113 489" svg:d="M113 484c0-2 0-2-8-10-62-63-77-155-77-228 0-85 18-170 80-232 5-6 5-7 5-8 0-5-1-6-4-6-5 0-49 34-78 96-25 54-31 108-31 150 0 38 6 95 32 151 30 60 72 92 77 92 3 0 4-1 4-5z"><text:p/></draw:path><draw:path draw:style-name="gr176" draw:text-style-name="P63"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77" draw:text-style-name="P63" svg:width="0.1177in" svg:height="0.0075in" svg:x="1.2854in" svg:y="0.1346in" svg:viewBox="0 0 300 20" svg:d="M283 20c8 0 17 0 17-10s-9-10-17-10c-88 0-178 0-266 0-9 0-17 0-17 10s8 10 17 10c88 0 178 0 266 0z"><text:p/></draw:path><draw:path draw:style-name="gr178" draw:text-style-name="P63"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79" draw:text-style-name="P63"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80" draw:text-style-name="P63" svg:width="0.0441in" svg:height="0.1921in" svg:x="1.6945in" svg:y="0.0421in" svg:viewBox="0 0 113 489" svg:d="M113 246c0-39-5-98-32-154-29-60-71-92-77-92-3 0-4 3-4 6 0 1 0 2 8 11 49 49 77 126 77 229 0 83-18 168-79 229-6 7-6 7-6 9 0 3 1 5 4 5 6 0 49-33 79-96 25-53 30-106 30-147z"><text:p/></draw:path><draw:path draw:style-name="gr181" draw:text-style-name="P63"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82" draw:text-style-name="P63"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83" draw:text-style-name="P63"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84" draw:text-style-name="P63"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21"/>
      <text:p text:style-name="P51"><text:span text:style-name="T10">4</text:span><text:span text:style-name="T8">) </text:span><text:span text:style-name="T6">Équation d’ellipse dans un repère cartésien</text:span></text:p>
      <text:p text:style-name="P42">Déjà il faut rappeler qu’une ellipse <text:span text:style-name="T29">correspond à une figure circulaire qui n’est pas ronde mais ovale.</text:span></text:p>
      <text:p text:style-name="P43">Elle a différentes caractéristiques:</text:p>
      <text:list xml:id="list3928933206" text:style-name="L4">
        <text:list-item>
          <text:p text:style-name="P44">Elle est composée d’un grand axe et d’un petit axe, perpendiculaires entre eux</text:p>
        </text:list-item>
        <text:list-item>
          <text:p text:style-name="P44">Elle dispose d’un centre qui est l’intersection de ses 2 axes</text:p>
        </text:list-item>
        <text:list-item>
          <text:p text:style-name="P44">Elle dispose de 2 foyers <text:span text:style-name="T32">situés sur le grand axe, </text:span>permettant de tracer l’ellipse avec la méthode du jardinier</text:p>
        </text:list-item>
      </text:list>
      <text:p text:style-name="P43"/>
      <text:p text:style-name="P45">L’équation caractéristique d’une ellipse dans un repère cartésien <draw:g text:anchor-type="as-char" svg:y="-0.1445in" draw:z-index="49" draw:style-name="gr1"><svg:title>TexMaths</svg:title><svg:desc>14§display§\left(O,\ \vec{e_x},\ \vec{e_z}\right)§svg§600§FALSE§</svg:desc><draw:g draw:style-name="gr2"><draw:path draw:style-name="gr154" draw:text-style-name="P62" svg:width="0.9315in" svg:height="0.172in" svg:x="0.0004in" svg:y="0.0098in" svg:viewBox="0 0 2367 438" svg:d="M0 0c789 0 1578 0 2367 0 0 145 0 292 0 438-789 0-1578 0-2367 0 0-146 0-293 0-438z"><text:p/></draw:path><draw:path draw:style-name="gr155" draw:text-style-name="P63" svg:width="0.0441in" svg:height="0.1917in" svg:x="0.0094in" svg:y="0in" svg:viewBox="0 0 113 488" svg:d="M113 483c0-2 0-2-8-10-62-62-77-154-77-228 0-86 18-171 80-232 5-6 5-6 5-9s-1-4-4-4c-5 0-49 34-78 95-25 55-31 109-31 150 0 36 6 96 32 151 30 60 72 92 77 92 3 0 4-1 4-5z"><text:p/></draw:path><draw:path draw:style-name="gr156" draw:text-style-name="P63"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57" draw:text-style-name="P63" svg:width="0.0228in" svg:height="0.0575in" svg:x="0.235in" svg:y="0.1232in" svg:viewBox="0 0 59 147" svg:d="M59 52c0-32-13-52-32-52-16 0-27 13-27 27 0 12 11 26 27 26 5 0 12-3 16-7 2-1 2-1 3-1 2 0 2 0 2 7 0 36-17 66-34 82-6 5-6 6-6 7 0 4 3 6 6 6 4 0 45-38 45-95z"><text:p/></draw:path><draw:path draw:style-name="gr158" draw:text-style-name="P63"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59" draw:text-style-name="P63"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60" draw:text-style-name="P63"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61" draw:text-style-name="P63" svg:width="0.022in" svg:height="0.0575in" svg:x="0.5728in" svg:y="0.1232in" svg:viewBox="0 0 57 147" svg:d="M57 52c0-32-12-52-30-52-17 0-27 13-27 27 0 12 10 26 27 26 5 0 11-3 16-7 2-1 2-1 3-1 0 3 0 0 0 7 0 36-17 66-32 82-6 5-6 6-6 7 0 4 2 6 5 6 5 0 44-38 44-95z"><text:p/></draw:path><draw:path draw:style-name="gr162" draw:text-style-name="P63"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63" draw:text-style-name="P63"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64" draw:text-style-name="P63"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65" draw:text-style-name="P63"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21"><draw:g text:anchor-type="as-char" svg:y="-0.2646in" draw:z-index="50" draw:style-name="gr1"><svg:title>TexMaths</svg:title><svg:desc>14§display§\left(\frac{x}{a}\right)^2+\left(\frac{z}{b}\right)^2=1§svg§600§FALSE§</svg:desc><draw:g draw:style-name="gr2"><draw:path draw:style-name="gr138" draw:text-style-name="P62" svg:width="1.4941in" svg:height="0.3787in" svg:x="0.0004in" svg:y="0.0102in" svg:viewBox="0 0 3796 963" svg:d="M1899 963c-633 0-1266 0-1899 0 0-320 0-642 0-963 1266 0 2530 0 3796 0 0 321 0 643 0 963-633 0-1266 0-1897 0z"><text:p/></draw:path><draw:path draw:style-name="gr139" draw:text-style-name="P63"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40" draw:text-style-name="P63"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41" draw:text-style-name="P63" svg:width="0.1102in" svg:height="0.0075in" svg:x="0.1291in" svg:y="0.2118in" svg:viewBox="0 0 281 20" svg:d="M141 20c-47 0-93 0-141 0 0-7 0-13 0-20 94 0 188 0 281 0 0 7 0 13 0 20-46 0-93 0-140 0z"><text:p/></draw:path><draw:path draw:style-name="gr142" draw:text-style-name="P63"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43" draw:text-style-name="P63"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44" draw:text-style-name="P63"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45" draw:text-style-name="P63" svg:width="0.1287in" svg:height="0.128in" svg:x="0.5197in" svg:y="0.1524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46" draw:text-style-name="P63"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47" draw:text-style-name="P63"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48" draw:text-style-name="P63" svg:width="0.0984in" svg:height="0.0075in" svg:x="0.8409in" svg:y="0.2118in" svg:viewBox="0 0 251 20" svg:d="M125 20c-42 0-83 0-125 0 0-7 0-13 0-20 84 0 167 0 251 0 0 7 0 13 0 20-42 0-84 0-126 0z"><text:p/></draw:path><draw:path draw:style-name="gr149" draw:text-style-name="P63"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50" draw:text-style-name="P63"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51" draw:text-style-name="P63"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52" draw:text-style-name="P63"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53" draw:text-style-name="P63"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45">où <draw:g text:anchor-type="as-char" svg:y="-0.1445in" draw:z-index="51" draw:style-name="gr1"><svg:title>TexMaths</svg:title><svg:desc>14§display§a\in \left(\mathbb{R}^{\ast }\right)\left[\text{m}\right]§svg§600§FALSE§</svg:desc><draw:g draw:style-name="gr2"><draw:path draw:style-name="gr128" draw:text-style-name="P62" svg:width="0.9764in" svg:height="0.1724in" svg:x="0.0024in" svg:y="0.0098in" svg:viewBox="0 0 2481 439" svg:d="M1242 439c-414 0-828 0-1242 0 0-147 0-292 0-439 828 0 1654 0 2481 0 0 147 0 292 0 439-413 0-826 0-1239 0z"><text:p/></draw:path><draw:path draw:style-name="gr129" draw:text-style-name="P63"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0" draw:text-style-name="P63"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1" draw:text-style-name="P63" svg:width="0.0449in" svg:height="0.1925in" svg:x="0.3508in" svg:y="0.0004in" svg:viewBox="0 0 115 490" svg:d="M115 484c0-1 0-1-9-10-61-63-77-155-77-229 0-86 19-171 79-231 7-7 7-7 7-8 0-5-3-6-6-6-4 0-49 34-78 97-25 53-31 107-31 148 0 38 6 96 32 152 30 60 73 93 77 93 3 0 6-2 6-6z"><text:p/></draw:path><draw:path draw:style-name="gr132" draw:text-style-name="P63"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3" draw:text-style-name="P63"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4" draw:text-style-name="P63" svg:width="0.0449in" svg:height="0.1925in" svg:x="0.6465in" svg:y="0.0004in" svg:viewBox="0 0 115 490" svg:d="M115 245c0-38-6-97-32-153-30-60-73-92-77-92-3 0-6 3-6 6 0 1 0 1 10 11 47 47 75 126 75 228 0 82-18 169-78 231-7 7-7 7-7 8 0 3 3 6 6 6 4 0 49-34 78-97 25-53 31-108 31-148z"><text:p/></draw:path><draw:path draw:style-name="gr135" draw:text-style-name="P63" svg:width="0.026in" svg:height="0.1925in" svg:x="0.7661in" svg:y="0.0004in" svg:viewBox="0 0 67 490" svg:d="M67 490c0-7 0-13 0-20-15 0-32 0-47 0 0-150 0-301 0-450 15 0 32 0 47 0 0-7 0-13 0-20-22 0-45 0-67 0 0 164 0 326 0 490 22 0 45 0 67 0z"><text:p/></draw:path><draw:path draw:style-name="gr136" draw:text-style-name="P63"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7" draw:text-style-name="P63"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38"><text:span text:style-name="T30">et <text:s text:c="2"/></text:span><draw:g text:anchor-type="as-char" svg:y="-0.1445in" draw:z-index="52" draw:style-name="gr1"><svg:title>TexMaths</svg:title><svg:desc>14§display§b\in \left(\mathbb{R}^{\ast }\right)\left[\text{m}\right]§svg§600§FALSE§</svg:desc><draw:g draw:style-name="gr2"><draw:path draw:style-name="gr118" draw:text-style-name="P62" svg:width="0.9563in" svg:height="0.172in" svg:x="0.0008in" svg:y="0.0098in" svg:viewBox="0 0 2430 438" svg:d="M0 0c811 0 1620 0 2430 0 0 145 0 292 0 438-810 0-1619 0-2430 0 0-146 0-293 0-438z"><text:p/></draw:path><draw:path draw:style-name="gr119" draw:text-style-name="P63"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20" draw:text-style-name="P63"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21" draw:text-style-name="P63" svg:width="0.0441in" svg:height="0.1917in" svg:x="0.3299in" svg:y="0in" svg:viewBox="0 0 113 488" svg:d="M113 483c0-2 0-2-8-10-62-62-77-154-77-228 0-86 20-171 80-232 5-6 5-6 5-9s-1-4-4-4c-5 0-49 34-78 95-25 55-31 109-31 150 0 36 6 96 32 151 30 60 72 92 77 92 3 0 4-1 4-5z"><text:p/></draw:path><draw:path draw:style-name="gr122" draw:text-style-name="P63"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23" draw:text-style-name="P63"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24" draw:text-style-name="P63" svg:width="0.0441in" svg:height="0.1917in" svg:x="0.6252in" svg:y="0in" svg:viewBox="0 0 113 488" svg:d="M113 245c0-38-5-98-32-153-29-60-71-92-77-92-3 0-4 1-4 4s0 3 8 13c49 47 77 126 77 228 0 82-18 168-79 231-6 5-6 5-6 7 0 4 1 5 4 5 6 0 49-33 79-95 25-54 30-109 30-148z"><text:p/></draw:path><draw:path draw:style-name="gr125" draw:text-style-name="P63" svg:width="0.026in" svg:height="0.1917in" svg:x="0.7445in" svg:y="0in" svg:viewBox="0 0 67 488" svg:d="M67 488c0-7 0-12 0-19-15 0-32 0-47 0 0-150 0-300 0-449 15 0 32 0 47 0 0-7 0-13 0-20-22 0-45 0-67 0 0 162 0 326 0 488 22 0 45 0 67 0z"><text:p/></draw:path><draw:path draw:style-name="gr126" draw:text-style-name="P63"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27" draw:text-style-name="P63" svg:width="0.026in" svg:height="0.1917in" svg:x="0.9409in" svg:y="0in" svg:viewBox="0 0 67 488" svg:d="M67 0c-22 0-45 0-67 0 0 7 0 13 0 20 15 0 32 0 48 0 0 149 0 299 0 449-16 0-33 0-48 0 0 7 0 12 0 19 22 0 45 0 67 0 0-162 0-326 0-488z"><text:p/></draw:path></draw:g></draw:g><text:s/><text:span text:style-name="T30">de même</text:span></text:p>
      <text:p text:style-name="P46"/>
      <text:p text:style-name="P46">Si <draw:g text:anchor-type="as-char" svg:y="-0.1335in" draw:z-index="53" draw:style-name="gr1"><svg:title>TexMaths</svg:title><svg:desc>14§display§a&gt;b§svg§600§FALSE§</svg:desc><draw:g draw:style-name="gr2"><draw:path draw:style-name="gr114" draw:text-style-name="P62" svg:width="0.4201in" svg:height="0.1209in" svg:x="0.0024in" svg:y="0.0098in" svg:viewBox="0 0 1068 308" svg:d="M535 308c-179 0-357 0-535 0 0-102 0-206 0-308 356 0 713 0 1068 0 0 102 0 206 0 308-178 0-355 0-533 0z"><text:p/></draw:path><draw:path draw:style-name="gr115" draw:text-style-name="P63" svg:width="0.0882in" svg:height="0.0866in" svg:x="0.0004in" svg:y="0.0484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16" draw:text-style-name="P63" svg:width="0.1177in" svg:height="0.111in" svg:x="0.165in" svg:y="0.0303in" svg:viewBox="0 0 300 283" svg:d="M290 153c5-3 10-6 10-12 0-7-5-8-10-9-91-44-181-86-272-129-7-3-7-3-8-3-6 0-10 4-10 10 0 4 1 7 8 11 87 41 173 80 259 120-86 41-172 80-259 121-7 4-8 7-8 11 0 6 4 10 10 10 1 0 1 0 8-4 91-42 181-84 272-126z"><text:p/></draw:path><draw:path draw:style-name="gr117" draw:text-style-name="P63" svg:width="0.0709in" svg:height="0.135in" svg:x="0.3618in" svg:y="0.0004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54" draw:style-name="gr1"><svg:title>TexMaths</svg:title><svg:desc>14§display§\vec{e_x}§svg§600§FALSE§</svg:desc><draw:g draw:style-name="gr2"><draw:path draw:style-name="gr110" draw:text-style-name="P62" svg:width="0.1488in" svg:height="0.1472in" svg:x="0.0012in" svg:y="0.0102in" svg:viewBox="0 0 379 375" svg:d="M191 375c-65 0-128 0-191 0 0-125 0-249 0-375 126 0 252 0 379 0 0 126 0 250 0 375-63 0-127 0-188 0z"><text:p/></draw:path><draw:path draw:style-name="gr111" draw:text-style-name="P63"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12" draw:text-style-name="P63"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13" draw:text-style-name="P63" svg:width="0.0724in" svg:height="0.0606in" svg:x="0.0874in" svg:y="0.1071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54"><text:span text:style-name="T24">Si </text:span><text:span text:style-name="T24"><draw:g text:anchor-type="as-char" svg:y="-0.1335in" draw:z-index="55" draw:style-name="gr1"><svg:title>TexMaths</svg:title><svg:desc>14§display§a&lt;b§svg§600§FALSE§</svg:desc><draw:g draw:style-name="gr2"><draw:path draw:style-name="gr106" draw:text-style-name="P62" svg:width="0.4201in" svg:height="0.1209in" svg:x="0.0024in" svg:y="0.0098in" svg:viewBox="0 0 1068 308" svg:d="M535 308c-179 0-357 0-535 0 0-102 0-206 0-308 356 0 713 0 1068 0 0 102 0 206 0 308-178 0-355 0-533 0z"><text:p/></draw:path><draw:path draw:style-name="gr107" draw:text-style-name="P63" svg:width="0.0882in" svg:height="0.0866in" svg:x="0.0004in" svg:y="0.0484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08" draw:text-style-name="P63" svg:width="0.1177in" svg:height="0.111in" svg:x="0.165in" svg:y="0.0303in" svg:viewBox="0 0 300 283" svg:d="M290 21c7-3 10-6 10-11 0-6-5-10-10-10-2 0-3 0-9 3-91 43-182 85-273 129-5 1-8 2-8 9 0 6 3 9 8 12 91 42 182 84 273 126 6 4 7 4 9 4 5 0 10-4 10-10s-3-8-10-11c-87-41-172-80-258-121 86-40 171-79 258-120z"><text:p/></draw:path><draw:path draw:style-name="gr109" draw:text-style-name="P63" svg:width="0.0709in" svg:height="0.135in" svg:x="0.3618in" svg:y="0.0004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24">, alors on aura le grand axe suivant </text:span><text:span text:style-name="T24"><draw:g text:anchor-type="as-char" svg:y="-0.1374in" draw:z-index="56" draw:style-name="gr1"><svg:title>TexMaths</svg:title><svg:desc>14§display§\vec{e_z}§svg§600§FALSE§</svg:desc><draw:g draw:style-name="gr2"><draw:path draw:style-name="gr102" draw:text-style-name="P62" svg:width="0.1398in" svg:height="0.1469in" svg:x="0.0012in" svg:y="0.0102in" svg:viewBox="0 0 356 374" svg:d="M0 0c119 0 237 0 356 0 0 124 0 250 0 374-119 0-237 0-356 0 0-124 0-250 0-374z"><text:p/></draw:path><draw:path draw:style-name="gr103" draw:text-style-name="P63"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04" draw:text-style-name="P63"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5" draw:text-style-name="P63"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24">, donc une ellipse allongée verticalement</text:span></text:p>
      <text:p text:style-name="P55"><text:span text:style-name="T21">Si </text:span><text:span text:style-name="T21"><draw:g text:anchor-type="as-char" svg:y="-0.1346in" draw:z-index="57" draw:style-name="gr1"><svg:title>TexMaths</svg:title><svg:desc>14§display§a=b§svg§600§FALSE§</svg:desc><draw:g draw:style-name="gr2"><draw:path draw:style-name="gr98" draw:text-style-name="P62" svg:width="0.4193in" svg:height="0.115in" svg:x="0.0024in" svg:y="0.0102in" svg:viewBox="0 0 1066 293" svg:d="M0 0c355 0 711 0 1066 0 0 98 0 195 0 293-355 0-711 0-1066 0 0-98 0-195 0-293z"><text:p/></draw:path><draw:path draw:style-name="gr99" draw:text-style-name="P63"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00" draw:text-style-name="P63" svg:width="0.128in" svg:height="0.0445in" svg:x="0.1594in" svg:y="0.0634in" svg:viewBox="0 0 326 114" svg:d="M309 20c7 0 17 0 17-10s-10-10-17-10c-98 0-196 0-294 0-7 0-15 0-15 10s8 10 17 10c98 0 194 0 292 0zM309 114c7 0 17 0 17-9 0-10-10-10-17-10-98 0-194 0-292 0-9 0-17 0-17 10 0 9 8 9 15 9 98 0 196 0 294 0z"><text:p/></draw:path><draw:path draw:style-name="gr101" draw:text-style-name="P63"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1">, alors les 2 axes seront de même longueur ce qui correspond à un cercle.</text:span></text:p>
      <text:p text:style-name="P54"/>
      <text:p text:style-name="P54"/>
      <text:p text:style-name="P54"/>
      <text:p text:style-name="P41"><text:soft-page-break/>Si <text:span text:style-name="T31">cette ellipse est de</text:span> centre C (point quelconque du plan), alors on aura l’équation:</text:p>
      <text:p text:style-name="P21"><draw:g text:anchor-type="as-char" svg:y="-0.3217in" draw:z-index="58" draw:style-name="gr1"><svg:title>TexMaths</svg:title><svg:desc>14§display§\left(\frac{x-x_C}{a}\right)^2+\left(\frac{z-z_C}{b}\right)^2=1§svg§600§FALSE§</svg:desc><draw:g draw:style-name="gr2"><draw:path draw:style-name="gr76" draw:text-style-name="P62" svg:width="2.5366in" svg:height="0.4858in" svg:x="0.0004in" svg:y="0.0102in" svg:viewBox="0 0 6444 1235" svg:d="M0 0c2148 0 4296 0 6444 0 0 412 0 823 0 1235-2148 0-4296 0-6444 0 0-412 0-823 0-1235z"><text:p/></draw:path><draw:path draw:style-name="gr77" draw:text-style-name="P63"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78" draw:text-style-name="P63"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79" draw:text-style-name="P63" svg:width="0.1181in" svg:height="0.0075in" svg:x="0.326in" svg:y="0.1398in" svg:viewBox="0 0 301 20" svg:d="M283 20c8 0 18 0 18-10s-10-10-18-10c-88 0-178 0-266 0-9 0-17 0-17 10s8 10 17 10c88 0 178 0 266 0z"><text:p/></draw:path><draw:path draw:style-name="gr80" draw:text-style-name="P63"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81" draw:text-style-name="P63" svg:width="0.1043in" svg:height="0.0976in" svg:x="0.6236in" svg:y="0.1256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82" draw:text-style-name="P63" svg:width="0.5878in" svg:height="0.0075in" svg:x="0.1563in" svg:y="0.2701in" svg:viewBox="0 0 1494 20" svg:d="M0 0c498 0 996 0 1494 0 0 7 0 13 0 20-498 0-996 0-1494 0 0-7 0-13 0-20z"><text:p/></draw:path><draw:path draw:style-name="gr83" draw:text-style-name="P63"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84" draw:text-style-name="P63"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85" draw:text-style-name="P63"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86" draw:text-style-name="P63" svg:width="0.1287in" svg:height="0.1287in" svg:x="1.0508in" svg:y="0.2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7" draw:text-style-name="P63"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88" draw:text-style-name="P63"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89" draw:text-style-name="P63" svg:width="0.1181in" svg:height="0.0075in" svg:x="1.5571in" svg:y="0.1398in" svg:viewBox="0 0 301 20" svg:d="M283 20c8 0 18 0 18-10s-10-10-18-10c-88 0-178 0-266 0-9 0-17 0-17 10s8 10 17 10c88 0 178 0 266 0z"><text:p/></draw:path><draw:path draw:style-name="gr90" draw:text-style-name="P63"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91" draw:text-style-name="P63" svg:width="0.1043in" svg:height="0.0976in" svg:x="1.8343in" svg:y="0.1256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92" draw:text-style-name="P63" svg:width="0.5551in" svg:height="0.0075in" svg:x="1.3992in" svg:y="0.2701in" svg:viewBox="0 0 1411 20" svg:d="M0 0c470 0 941 0 1411 0 0 7 0 13 0 20-470 0-941 0-1411 0 0-7 0-13 0-20z"><text:p/></draw:path><draw:path draw:style-name="gr93" draw:text-style-name="P63"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94" draw:text-style-name="P63"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95" draw:text-style-name="P63"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96" draw:text-style-name="P63"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97" draw:text-style-name="P63"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47"/>
      <text:p text:style-name="P48">Enfin, si l’ellipse n’a pas ses axes colinéaires avec la base du repère, mais est rotée de <text:s text:c="2"/><draw:g text:anchor-type="as-char" svg:y="-0.1346in" draw:z-index="59" draw:style-name="gr1"><svg:title>TexMaths</svg:title><svg:desc>14§display§\theta _{\in \mathbb{R}\left[\text{rad}\right]}§svg§600§FALSE§</svg:desc><draw:g draw:style-name="gr2"><draw:path draw:style-name="gr67" draw:text-style-name="P62" svg:width="0.5646in" svg:height="0.1843in" svg:x="0.002in" svg:y="0.0102in" svg:viewBox="0 0 1435 469" svg:d="M0 0c479 0 956 0 1435 0 0 157 0 312 0 469-479 0-956 0-1435 0 0-157 0-312 0-469z"><text:p/></draw:path><draw:path draw:style-name="gr68" draw:text-style-name="P63"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69" draw:text-style-name="P63"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70" draw:text-style-name="P63"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71" draw:text-style-name="P63" svg:width="0.0205in" svg:height="0.1346in" svg:x="0.3028in" svg:y="0.0693in" svg:viewBox="0 0 53 343" svg:d="M53 343c0-6 0-11 0-17-12 0-24 0-36 0 0-102 0-206 0-309 12 0 24 0 36 0 0-6 0-11 0-17-18 0-35 0-53 0 0 115 0 230 0 343 18 0 35 0 53 0z"><text:p/></draw:path><draw:path draw:style-name="gr72" draw:text-style-name="P63"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73" draw:text-style-name="P63"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74" draw:text-style-name="P63"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75" draw:text-style-name="P63"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60" draw:style-name="gr1"><svg:title>TexMaths</svg:title><svg:desc>14§display§\left(\frac{\left(x-x_C\right)\cos \left(\theta \right)\ +\ \left(z-z_C\right)\cos \left(\theta \right)}{a}\right)^2+\left(\frac{\left(x-x_C\right)\sin \left(\theta \right)+\left(z-z_C\right)\sin \left(\theta \right)}{b}\right)^2=1§svg§600§FALSE§</svg:desc><draw:g draw:style-name="gr2"><draw:path draw:style-name="gr3" draw:text-style-name="P62" svg:width="7.1264in" svg:height="0.4858in" svg:x="0.0004in" svg:y="0.0102in" svg:viewBox="0 0 18102 1235" svg:d="M0 0c6034 0 12068 0 18102 0 0 412 0 823 0 1235-6034 0-12068 0-18102 0 0-412 0-823 0-1235z"><text:p/></draw:path><draw:path draw:style-name="gr4" draw:text-style-name="P63"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5" draw:text-style-name="P63" svg:width="0.0441in" svg:height="0.1929in" svg:x="0.1756in" svg:y="0.0469in" svg:viewBox="0 0 113 491" svg:d="M113 486c0-2 0-2-8-10-62-63-77-155-77-231 0-85 18-171 80-232 5-6 5-7 5-9 0-3-1-4-4-4-5 0-49 34-78 95-25 55-31 109-31 150 0 39 6 98 32 154 30 60 72 92 77 92 3 0 4-1 4-5z"><text:p/></draw:path><draw:path draw:style-name="gr6" draw:text-style-name="P63"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7" draw:text-style-name="P63" svg:width="0.1177in" svg:height="0.0075in" svg:x="0.4016in" svg:y="0.1398in" svg:viewBox="0 0 300 20" svg:d="M283 20c8 0 17 0 17-10s-9-10-17-10c-88 0-178 0-266 0-9 0-17 0-17 10s8 10 17 10c88 0 178 0 266 0z"><text:p/></draw:path><draw:path draw:style-name="gr8" draw:text-style-name="P63"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9" draw:text-style-name="P63" svg:width="0.1043in" svg:height="0.0976in" svg:x="0.6992in" svg:y="0.1256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0" draw:text-style-name="P63" svg:width="0.0449in" svg:height="0.1929in" svg:x="0.8307in" svg:y="0.0469in" svg:viewBox="0 0 115 491" svg:d="M115 245c0-38-6-98-34-153-29-60-71-92-75-92-3 0-6 1-6 4 0 2 0 3 10 11 47 49 75 128 75 230 0 84-18 171-78 232-7 7-7 7-7 9 0 3 3 5 6 5 4 0 49-33 78-96 24-53 31-108 31-150z"><text:p/></draw:path><draw:path draw:style-name="gr11" draw:text-style-name="P63"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2" draw:text-style-name="P63"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 draw:text-style-name="P63"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4" draw:text-style-name="P63" svg:width="0.0449in" svg:height="0.1929in" svg:x="1.2382in" svg:y="0.0469in" svg:viewBox="0 0 115 491" svg:d="M115 486c0-2 0-2-9-10-61-63-77-155-77-231 0-85 19-171 79-232 7-6 7-7 7-9 0-3-3-4-6-4-4 0-49 34-78 95-25 55-31 109-31 150 0 39 6 98 32 154 30 60 73 92 77 92 3 0 6-1 6-5z"><text:p/></draw:path><draw:path draw:style-name="gr15" draw:text-style-name="P63" svg:width="0.0795in" svg:height="0.1386in" svg:x="1.3028in" svg:y="0.0547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6" draw:text-style-name="P63" svg:width="0.0441in" svg:height="0.1929in" svg:x="1.402in" svg:y="0.0469in" svg:viewBox="0 0 113 491" svg:d="M113 245c0-38-4-98-32-153-29-60-71-92-77-92-3 0-4 1-4 4 0 2 0 3 10 11 47 49 75 128 75 230 0 84-18 171-79 232-6 7-6 7-6 9 0 3 1 5 4 5 6 0 51-33 79-96 25-53 30-108 30-150z"><text:p/></draw:path><draw:path draw:style-name="gr17" draw:text-style-name="P63" svg:width="0.1287in" svg:height="0.1287in" svg:x="1.5843in" svg:y="0.0787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8" draw:text-style-name="P63" svg:width="0.0449in" svg:height="0.1929in" svg:x="1.8512in" svg:y="0.0469in" svg:viewBox="0 0 115 491" svg:d="M115 486c0-2 0-2-9-10-61-63-78-155-78-231 0-85 20-171 80-232 7-6 7-7 7-9 0-3-3-4-6-4-4 0-49 34-78 95-25 55-31 109-31 150 0 39 6 98 32 154 30 60 73 92 77 92 3 0 6-1 6-5z"><text:p/></draw:path><draw:path draw:style-name="gr19" draw:text-style-name="P63"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20" draw:text-style-name="P63" svg:width="0.1181in" svg:height="0.0075in" svg:x="2.065in" svg:y="0.1398in" svg:viewBox="0 0 301 20" svg:d="M284 20c7 0 17 0 17-10s-10-10-17-10c-89 0-178 0-267 0-9 0-17 0-17 10s8 10 17 10c89 0 178 0 267 0z"><text:p/></draw:path><draw:path draw:style-name="gr21" draw:text-style-name="P63"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22" draw:text-style-name="P63" svg:width="0.1043in" svg:height="0.0976in" svg:x="2.3421in" svg:y="0.1256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23" draw:text-style-name="P63" svg:width="0.0449in" svg:height="0.1929in" svg:x="2.474in" svg:y="0.0469in" svg:viewBox="0 0 115 491" svg:d="M115 245c0-38-6-98-32-153-31-60-73-92-77-92-3 0-6 1-6 4 0 2 0 3 10 11 47 49 75 128 75 230 0 84-18 171-78 232-7 7-7 7-7 9 0 3 3 5 6 5 4 0 49-33 78-96 24-53 31-108 31-150z"><text:p/></draw:path><draw:path draw:style-name="gr24" draw:text-style-name="P63"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25" draw:text-style-name="P63"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26" draw:text-style-name="P63"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27" draw:text-style-name="P63" svg:width="0.0449in" svg:height="0.1929in" svg:x="2.8811in" svg:y="0.0469in" svg:viewBox="0 0 115 491" svg:d="M115 486c0-2 0-2-9-10-61-63-77-155-77-231 0-85 19-171 79-232 7-6 7-7 7-9 0-3-3-4-6-4-4 0-49 34-78 95-25 55-31 109-31 150 0 39 6 98 32 154 31 60 73 92 77 92 3 0 6-1 6-5z"><text:p/></draw:path><draw:path draw:style-name="gr28" draw:text-style-name="P63" svg:width="0.0795in" svg:height="0.1386in" svg:x="2.9457in" svg:y="0.0547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29" draw:text-style-name="P63" svg:width="0.0441in" svg:height="0.1929in" svg:x="3.0449in" svg:y="0.0469in" svg:viewBox="0 0 113 491" svg:d="M113 245c0-38-4-98-32-153-29-60-71-92-77-92-3 0-4 1-4 4 0 2 0 3 10 11 47 49 75 128 75 230 0 84-18 171-79 232-6 7-6 7-6 9 0 3 1 5 4 5 6 0 51-33 79-96 25-53 30-108 30-150z"><text:p/></draw:path><draw:path draw:style-name="gr30" draw:text-style-name="P63" svg:width="2.9528in" svg:height="0.0075in" svg:x="0.1563in" svg:y="0.2701in" svg:viewBox="0 0 7501 20" svg:d="M0 0c2500 0 5001 0 7501 0 0 7 0 13 0 20-2500 0-5001 0-7501 0 0-7 0-13 0-20z"><text:p/></draw:path><draw:path draw:style-name="gr31" draw:text-style-name="P63"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32" draw:text-style-name="P63"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33" draw:text-style-name="P63"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34" draw:text-style-name="P63" svg:width="0.128in" svg:height="0.1287in" svg:x="3.4157in" svg:y="0.2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5" draw:text-style-name="P63"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36" draw:text-style-name="P63" svg:width="0.0449in" svg:height="0.1929in" svg:x="3.7831in" svg:y="0.0469in" svg:viewBox="0 0 115 491" svg:d="M115 486c0-2 0-2-9-10-61-63-77-155-77-231 0-85 19-171 79-232 7-6 7-7 7-9 0-3-3-4-6-4-4 0-49 34-78 95-25 55-31 109-31 150 0 39 6 98 32 154 30 60 73 92 77 92 3 0 6-1 6-5z"><text:p/></draw:path><draw:path draw:style-name="gr37" draw:text-style-name="P63"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38" draw:text-style-name="P63" svg:width="0.1181in" svg:height="0.0075in" svg:x="4.0091in" svg:y="0.1398in" svg:viewBox="0 0 301 20" svg:d="M284 20c9 0 17 0 17-10s-8-10-17-10c-89 0-178 0-267 0-9 0-17 0-17 10s8 10 17 10c89 0 178 0 267 0z"><text:p/></draw:path><draw:path draw:style-name="gr39" draw:text-style-name="P63"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40" draw:text-style-name="P63" svg:width="0.1047in" svg:height="0.0976in" svg:x="4.3067in" svg:y="0.1256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41" draw:text-style-name="P63" svg:width="0.0441in" svg:height="0.1929in" svg:x="4.439in" svg:y="0.0469in" svg:viewBox="0 0 113 491" svg:d="M113 245c0-38-5-98-32-153-29-60-71-92-77-92-3 0-4 1-4 4 0 2 0 3 8 11 49 49 77 128 77 230 0 84-18 171-79 232-6 7-6 7-6 9 0 3 1 5 4 5 6 0 49-33 79-96 25-53 30-108 30-150z"><text:p/></draw:path><draw:path draw:style-name="gr42" draw:text-style-name="P63"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43" draw:text-style-name="P63"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44" draw:text-style-name="P63"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45" draw:text-style-name="P63" svg:width="0.0441in" svg:height="0.1929in" svg:x="4.8248in" svg:y="0.0469in" svg:viewBox="0 0 113 491" svg:d="M113 486c0-2 0-2-8-10-62-63-77-155-77-231 0-85 18-171 80-232 5-6 5-7 5-9 0-3-1-4-4-4-5 0-49 34-78 95-25 55-31 109-31 150 0 39 6 98 32 154 30 60 72 92 77 92 3 0 4-1 4-5z"><text:p/></draw:path><draw:path draw:style-name="gr46" draw:text-style-name="P63" svg:width="0.0795in" svg:height="0.1386in" svg:x="4.8886in" svg:y="0.0547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47" draw:text-style-name="P63" svg:width="0.0449in" svg:height="0.1929in" svg:x="4.9878in" svg:y="0.0469in" svg:viewBox="0 0 115 491" svg:d="M115 245c0-38-6-98-32-153-30-60-73-92-77-92-3 0-6 1-6 4 0 2 0 3 10 11 47 49 75 128 75 230 0 84-18 171-78 232-7 7-7 7-7 9 0 3 3 5 6 5 4 0 49-33 78-96 25-53 31-108 31-150z"><text:p/></draw:path><draw:path draw:style-name="gr48" draw:text-style-name="P63" svg:width="0.128in" svg:height="0.1287in" svg:x="5.1063in" svg:y="0.0787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49" draw:text-style-name="P63" svg:width="0.0449in" svg:height="0.1929in" svg:x="5.3083in" svg:y="0.0469in" svg:viewBox="0 0 115 491" svg:d="M115 486c0-2 0-2-9-10-61-63-77-155-77-231 0-85 19-171 79-232 7-6 7-7 7-9 0-3-3-4-6-4-4 0-49 34-78 95-25 55-31 109-31 150 0 39 6 98 32 154 31 60 73 92 77 92 3 0 6-1 6-5z"><text:p/></draw:path><draw:path draw:style-name="gr50" draw:text-style-name="P63"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51" draw:text-style-name="P63" svg:width="0.1181in" svg:height="0.0075in" svg:x="5.522in" svg:y="0.1398in" svg:viewBox="0 0 301 20" svg:d="M284 20c9 0 17 0 17-10s-8-10-17-10c-88 0-178 0-266 0-8 0-18 0-18 10s10 10 18 10c88 0 178 0 266 0z"><text:p/></draw:path><draw:path draw:style-name="gr52" draw:text-style-name="P63"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53" draw:text-style-name="P63" svg:width="0.1043in" svg:height="0.0976in" svg:x="5.7992in" svg:y="0.1256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54" draw:text-style-name="P63" svg:width="0.0449in" svg:height="0.1929in" svg:x="5.9311in" svg:y="0.0469in" svg:viewBox="0 0 115 491" svg:d="M115 245c0-38-6-98-32-153-30-60-73-92-77-92-3 0-6 1-6 4 0 2 0 3 10 11 47 49 77 128 77 230 0 84-18 171-80 232-7 7-7 7-7 9 0 3 3 5 6 5 4 0 49-33 78-96 25-53 31-108 31-150z"><text:p/></draw:path><draw:path draw:style-name="gr55" draw:text-style-name="P63"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56" draw:text-style-name="P63"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57" draw:text-style-name="P63"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58" draw:text-style-name="P63" svg:width="0.0449in" svg:height="0.1929in" svg:x="6.3169in" svg:y="0.0469in" svg:viewBox="0 0 115 491" svg:d="M115 486c0-2 0-2-9-10-61-63-77-155-77-231 0-85 19-171 79-232 7-6 7-7 7-9 0-3-2-4-6-4s-49 34-77 95c-25 55-32 109-32 150 0 39 6 98 34 154 29 60 71 92 75 92s6-1 6-5z"><text:p/></draw:path><draw:path draw:style-name="gr59" draw:text-style-name="P63" svg:width="0.0795in" svg:height="0.1386in" svg:x="6.3811in" svg:y="0.0547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60" draw:text-style-name="P63" svg:width="0.0449in" svg:height="0.1929in" svg:x="6.4803in" svg:y="0.0469in" svg:viewBox="0 0 115 491" svg:d="M115 245c0-38-6-98-34-153-29-60-71-92-75-92-5 0-6 1-6 4 0 2 0 3 10 11 47 49 75 128 75 230 0 84-18 171-78 232-7 7-7 7-7 9 0 3 1 5 6 5 4 0 49-33 77-96 25-53 32-108 32-150z"><text:p/></draw:path><draw:path draw:style-name="gr61" draw:text-style-name="P63" svg:width="2.7807in" svg:height="0.0075in" svg:x="3.7638in" svg:y="0.2701in" svg:viewBox="0 0 7064 20" svg:d="M0 0c2355 0 4710 0 7064 0 0 7 0 13 0 20-2354 0-4709 0-7064 0 0-7 0-13 0-20z"><text:p/></draw:path><draw:path draw:style-name="gr62" draw:text-style-name="P63"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63" draw:text-style-name="P63"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64" draw:text-style-name="P63"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65" draw:text-style-name="P63"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66" draw:text-style-name="P63"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41"/>
      <text:p text:style-name="P41"/>
      <text:p text:style-name="P41"/>
      <text:p text:style-name="P41"/>
      <text:p text:style-name="P41"/>
      <text:p text:style-name="P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21T22:49:04.733932761</dc:date>
    <meta:editing-duration>P24DT7H38M24S</meta:editing-duration>
    <meta:editing-cycles>618</meta:editing-cycles>
    <meta:generator>LibreOffice/6.4.7.2$Linux_X86_64 LibreOffice_project/40$Build-2</meta:generator>
    <meta:document-statistic meta:table-count="0" meta:image-count="0" meta:object-count="0" meta:page-count="7" meta:paragraph-count="69" meta:word-count="978" meta:character-count="5559" meta:non-whitespace-character-count="4618"/>
  </office:meta>
</office:document-meta>
</file>